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5" style:family="table-cell" style:parent-style-name="Default" style:data-style-name="N109">
      <style:text-properties fo:font-size="13pt" style:font-size-asian="13pt" style:font-size-complex="13pt"/>
    </style:style>
    <style:style style:name="ce6" style:family="table-cell" style:parent-style-name="Default" style:data-style-name="N109">
      <style:table-cell-properties fo:background-color="#ff99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[02/14/2020 13:32:39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string">
            <text:p>sum=</text:p>
          </table:table-cell>
          <table:table-cell table:formula="of:=SUM([.Q11:.Q107])" office:value-type="float" office:value="0.389999999999944">
            <text:p>0.39</text:p>
          </table:table-cell>
          <table:table-cell table:number-columns-repeated="1007"/>
        </table:table-row>
        <table:table-row table:style-name="ro1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022"/>
        </table:table-row>
        <table:table-row table:style-name="ro1">
          <table:table-cell office:value-type="string">
            <text:p>$numOf_SLs</text:p>
          </table:table-cell>
          <table:table-cell office:value-type="string">
            <text:p>71 / of all Pos = 0.732</text:p>
          </table:table-cell>
          <table:table-cell table:number-columns-repeated="1022"/>
        </table:table-row>
        <table:table-row table:style-name="ro1">
          <table:table-cell office:value-type="string">
            <text:p>$numOf_TPs</text:p>
          </table:table-cell>
          <table:table-cell office:value-type="string">
            <text:p>13 / of all Pos = 0.134</text:p>
          </table:table-cell>
          <table:table-cell table:number-columns-repeated="4"/>
          <table:table-cell table:style-name="ce2" office:value-type="string">
            <text:p>ext_idx = -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table:formula="of:=COUNTIF([.G11:.G107];-1)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table:style-name="ce3" office:value-type="string">
            <text:p>start – exit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1]&lt;&gt;0;([.H11]-[.B11]);0)" office:value-type="float" office:value="-0.00100000000000477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2]&lt;&gt;0;([.H12]-[.B1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3]&lt;&gt;0;([.H13]-[.B13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4]&lt;&gt;0;([.H14]-[.B1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5]&lt;&gt;0;([.H15]-[.B15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14">
            <text:p>14</text:p>
          </table:table-cell>
          <table:table-cell office:value-type="float" office:value="75.708">
            <text:p>75.708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6]&lt;&gt;0;([.H16]-[.B16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7]&lt;&gt;0;([.H17]-[.B17]);0)" office:value-type="float" office:value="-0.0080000000000097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16">
            <text:p>16</text:p>
          </table:table-cell>
          <table:table-cell office:value-type="float" office:value="75.721">
            <text:p>75.721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8]&lt;&gt;0;([.H18]-[.B18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16">
            <text:p>16</text:p>
          </table:table-cell>
          <table:table-cell office:value-type="float" office:value="75.721">
            <text:p>75.721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9]&lt;&gt;0;([.H19]-[.B19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0]&lt;&gt;0;([.H20]-[.B20]);0)" office:value-type="float" office:value="-0.0180000000000007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16">
            <text:p>16</text:p>
          </table:table-cell>
          <table:table-cell office:value-type="float" office:value="75.721">
            <text:p>75.721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21]&lt;&gt;0;([.H21]-[.B21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2]&lt;&gt;0;([.H22]-[.B22]);0)" office:value-type="float" office:value="0.0529999999999973">
            <text:p>0.053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3]&lt;&gt;0;([.H23]-[.B23]);0)" office:value-type="float" office:value="0.0389999999999873">
            <text:p>0.039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4]&lt;&gt;0;([.H24]-[.B24]);0)" office:value-type="float" office:value="0.0189999999999912">
            <text:p>0.019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5]&lt;&gt;0;([.H25]-[.B25]);0)"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6]&lt;&gt;0;([.H26]-[.B26]);0)" office:value-type="float" office:value="0.0169999999999959">
            <text:p>0.017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7]&lt;&gt;0;([.H27]-[.B27]);0)" office:value-type="float" office:value="0.00699999999999079">
            <text:p>0.007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8]&lt;&gt;0;([.H28]-[.B28]);0)" office:value-type="float" office:value="0.00199999999999534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9]&lt;&gt;0;([.H29]-[.B29]);0)" office:value-type="float" office:value="-0.0020000000000095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0]&lt;&gt;0;([.H30]-[.B30]);0)" office:value-type="float" office:value="-0.0130000000000052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1]&lt;&gt;0;([.H31]-[.B3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2]&lt;&gt;0;([.H32]-[.B3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3]&lt;&gt;0;([.H33]-[.B33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34]&lt;&gt;0;([.H34]-[.B3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5]&lt;&gt;0;([.H35]-[.B35]);0)" office:value-type="float" office:value="0.100000000000009">
            <text:p>0.1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6]&lt;&gt;0;([.H36]-[.B36]);0)"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7]&lt;&gt;0;([.H37]-[.B37]);0)" office:value-type="float" office:value="0.112000000000009">
            <text:p>0.112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8]&lt;&gt;0;([.H38]-[.B38]);0)" office:value-type="float" office:value="0.105000000000004">
            <text:p>0.105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9]&lt;&gt;0;([.H39]-[.B39]);0)" office:value-type="float" office:value="0.0700000000000074">
            <text:p>0.07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0]&lt;&gt;0;([.H40]-[.B40]);0)" office:value-type="float" office:value="-0.0109999999999957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1]&lt;&gt;0;([.H41]-[.B41]);0)" office:value-type="float" office:value="0.019000000000005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2]&lt;&gt;0;([.H42]-[.B42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3]&lt;&gt;0;([.H43]-[.B43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44]&lt;&gt;0;([.H44]-[.B44]);0)" office:value-type="float" office:value="0.158000000000001">
            <text:p>0.158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45]&lt;&gt;0;([.H45]-[.B45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6]&lt;&gt;0;([.H46]-[.B46]);0)" office:value-type="float" office:value="0.0360000000000014">
            <text:p>0.036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7]&lt;&gt;0;([.H47]-[.B47]);0)"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8]&lt;&gt;0;([.H48]-[.B48]);0)" office:value-type="float" office:value="0.0030000000000001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9]&lt;&gt;0;([.H49]-[.B49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0]&lt;&gt;0;([.H50]-[.B50]);0)" office:value-type="float" office:value="0.0080000000000097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1]&lt;&gt;0;([.H51]-[.B5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2]&lt;&gt;0;([.H52]-[.B5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53]&lt;&gt;0;([.H53]-[.B53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4]&lt;&gt;0;([.H54]-[.B5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5]&lt;&gt;0;([.H55]-[.B55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6]&lt;&gt;0;([.H56]-[.B56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7]&lt;&gt;0;([.H57]-[.B57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8]&lt;&gt;0;([.H58]-[.B58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9]&lt;&gt;0;([.H59]-[.B59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0]&lt;&gt;0;([.H60]-[.B60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1]&lt;&gt;0;([.H61]-[.B6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2]&lt;&gt;0;([.H62]-[.B6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3]&lt;&gt;0;([.H63]-[.B63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4]&lt;&gt;0;([.H64]-[.B64]);0)" office:value-type="float" office:value="0.0409999999999968">
            <text:p>0.041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5]&lt;&gt;0;([.H65]-[.B65]);0)" office:value-type="float" office:value="0.0450000000000017">
            <text:p>0.045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6]&lt;&gt;0;([.H66]-[.B66]);0)" office:value-type="float" office:value="-0.0189999999999912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7]&lt;&gt;0;([.H67]-[.B67]);0)" office:value-type="float" office:value="-0.0139999999999958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6">
            <text:p>66</text:p>
          </table:table-cell>
          <table:table-cell office:value-type="float" office:value="75.899">
            <text:p>75.899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68]&lt;&gt;0;([.H68]-[.B68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9]&lt;&gt;0;([.H69]-[.B69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0]&lt;&gt;0;([.H70]-[.B70]);0)" office:value-type="float" office:value="0.152000000000001">
            <text:p>0.152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1]&lt;&gt;0;([.H71]-[.B71]);0)" office:value-type="float" office:value="0.167000000000002">
            <text:p>0.167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2]&lt;&gt;0;([.H72]-[.B72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3]&lt;&gt;0;([.H73]-[.B73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4]&lt;&gt;0;([.H74]-[.B74]);0)" office:value-type="float" office:value="0.165999999999997">
            <text:p>0.166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5]&lt;&gt;0;([.H75]-[.B75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6]&lt;&gt;0;([.H76]-[.B76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7]&lt;&gt;0;([.H77]-[.B77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78]&lt;&gt;0;([.H78]-[.B78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79]&lt;&gt;0;([.H79]-[.B79]);0)" office:value-type="float" office:value="-0.00600000000000023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80]&lt;&gt;0;([.H80]-[.B80]);0)"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1]&lt;&gt;0;([.H81]-[.B8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2]&lt;&gt;0;([.H82]-[.B8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3]&lt;&gt;0;([.H83]-[.B83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84]&lt;&gt;0;([.H84]-[.B8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5]&lt;&gt;0;([.H85]-[.B85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6]&lt;&gt;0;([.H86]-[.B86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7]&lt;&gt;0;([.H87]-[.B87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86">
            <text:p>86</text:p>
          </table:table-cell>
          <table:table-cell office:value-type="float" office:value="75.914">
            <text:p>75.914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88]&lt;&gt;0;([.H88]-[.B88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9]&lt;&gt;0;([.H89]-[.B89]);0)" office:value-type="float" office:value="-0.019000000000005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0]&lt;&gt;0;([.H90]-[.B90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89">
            <text:p>89</text:p>
          </table:table-cell>
          <table:table-cell office:value-type="float" office:value="75.922">
            <text:p>75.922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1]&lt;&gt;0;([.H91]-[.B91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2]&lt;&gt;0;([.H92]-[.B92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1">
            <text:p>91</text:p>
          </table:table-cell>
          <table:table-cell office:value-type="float" office:value="75.923">
            <text:p>75.923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3]&lt;&gt;0;([.H93]-[.B93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4]&lt;&gt;0;([.H94]-[.B94]);0)" office:value-type="float" office:value="-0.0189999999999912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5]&lt;&gt;0;([.H95]-[.B95]);0)" office:value-type="float" office:value="-0.00199999999999534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4">
            <text:p>94</text:p>
          </table:table-cell>
          <table:table-cell office:value-type="float" office:value="75.928">
            <text:p>75.928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6]&lt;&gt;0;([.H96]-[.B96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4">
            <text:p>94</text:p>
          </table:table-cell>
          <table:table-cell office:value-type="float" office:value="75.928">
            <text:p>75.928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97]&lt;&gt;0;([.H97]-[.B97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8]&lt;&gt;0;([.H98]-[.B98]);0)" office:value-type="float" office:value="-0.0110000000000099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9]&lt;&gt;0;([.H99]-[.B99]);0)" office:value-type="float" office:value="-0.019000000000005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0]&lt;&gt;0;([.H100]-[.B100]);0)" office:value-type="float" office:value="-0.0100000000000051">
            <text:p>-0.01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1]&lt;&gt;0;([.H101]-[.B101]);0)" office:value-type="float" office:value="-0.0180000000000007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02]&lt;&gt;0;([.H102]-[.B102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3]&lt;&gt;0;([.H103]-[.B103]);0)" office:value-type="float" office:value="-0.019000000000005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4]&lt;&gt;0;([.H104]-[.B104]);0)" office:value-type="float" office:value="0.0120000000000005">
            <text:p>0.012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5]&lt;&gt;0;([.H105]-[.B105]);0)" office:value-type="float" office:value="-0.0130000000000052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6]&lt;&gt;0;([.H106]-[.B106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7]&lt;&gt;0;([.H107]-[.B107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en =&gt; 97</text:p>
          </table:table-cell>
          <table:table-cell table:number-columns-repeated="102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6" table:default-cell-style-name="Default"/>
        <table:table-column table:style-name="co1" table:default-cell-style-name="ce1"/>
        <table:table-row table:style-name="ro1">
          <table:table-cell office:value-type="string">
            <text:p>[02/14/2020 13:35:06 : FxTestController.php : 432] </text:p>
          </table:table-cell>
          <table:table-cell table:number-columns-repeated="16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5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5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5"/>
        </table:table-row>
        <table:table-row table:style-name="ro1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4"/>
          <table:table-cell table:formula="of:=SUM([.Q11:.Q107])" office:value-type="float" office:value="0.563999999999922">
            <text:p>0.564</text:p>
          </table:table-cell>
        </table:table-row>
        <table:table-row table:style-name="ro1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5"/>
        </table:table-row>
        <table:table-row table:style-name="ro1">
          <table:table-cell office:value-type="string">
            <text:p>$numOf_SLs</text:p>
          </table:table-cell>
          <table:table-cell office:value-type="string">
            <text:p>77 / of all Pos = 0.794</text:p>
          </table:table-cell>
          <table:table-cell table:number-columns-repeated="15"/>
        </table:table-row>
        <table:table-row table:style-name="ro1">
          <table:table-cell office:value-type="string">
            <text:p>$numOf_TPs</text:p>
          </table:table-cell>
          <table:table-cell office:value-type="string">
            <text:p>14 / of all Pos = 0.144</text:p>
          </table:table-cell>
          <table:table-cell table:number-columns-repeated="4"/>
          <table:table-cell table:style-name="ce2" office:value-type="string">
            <text:p>ext_idx = -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table:formula="of:=COUNTIF([.G11:.G107];-1)" office:value-type="float" office:value="6">
            <text:p>6</text:p>
          </table:table-cell>
          <table:table-cell table:number-columns-repeated="10"/>
        </table:table-row>
        <table:table-row table:style-name="ro2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table:style-name="ce3" office:value-type="string">
            <text:p>start – ex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1]&lt;&gt;0;([.H11]-[.B11]);0)" office:value-type="float" office:value="-0.00100000000000477">
            <text:p>-0.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2]&lt;&gt;0;([.H12]-[.B12]);0)" office:value-type="float" office:value="-0.0600000000000023">
            <text:p>-0.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3]&lt;&gt;0;([.H13]-[.B13]);0)" office:value-type="float" office:value="-0.0600000000000023">
            <text:p>-0.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4]&lt;&gt;0;([.H14]-[.B14]);0)" office:value-type="float" office:value="-0.0600000000000023">
            <text:p>-0.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5]&lt;&gt;0;([.H15]-[.B15]);0)" office:value-type="float" office:value="-0.0599999999999881">
            <text:p>-0.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6]&lt;&gt;0;([.H16]-[.B16]);0)" office:value-type="float" office:value="0.0369999999999919">
            <text:p>0.0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7]&lt;&gt;0;([.H17]-[.B17]);0)" office:value-type="float" office:value="-0.00800000000000978">
            <text:p>-0.0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8]&lt;&gt;0;([.H18]-[.B18]);0)" office:value-type="float" office:value="0.0319999999999965">
            <text:p>0.0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9]&lt;&gt;0;([.H19]-[.B19]);0)" office:value-type="float" office:value="0.00900000000000034">
            <text:p>0.0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0]&lt;&gt;0;([.H20]-[.B20]);0)" office:value-type="float" office:value="-0.0180000000000007">
            <text:p>-0.0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1]&lt;&gt;0;([.H21]-[.B21]);0)" office:value-type="float" office:value="0.0150000000000006">
            <text:p>0.0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2]&lt;&gt;0;([.H22]-[.B22]);0)" office:value-type="float" office:value="0.0529999999999973">
            <text:p>0.0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3]&lt;&gt;0;([.H23]-[.B23]);0)" office:value-type="float" office:value="0.0389999999999873">
            <text:p>0.0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4]&lt;&gt;0;([.H24]-[.B24]);0)" office:value-type="float" office:value="0.0189999999999912">
            <text:p>0.0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5]&lt;&gt;0;([.H25]-[.B25]);0)" office:value-type="float" office:value="0.012999999999991">
            <text:p>0.0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6]&lt;&gt;0;([.H26]-[.B26]);0)" office:value-type="float" office:value="0.0169999999999959">
            <text:p>0.0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7]&lt;&gt;0;([.H27]-[.B27]);0)" office:value-type="float" office:value="0.00699999999999079">
            <text:p>0.0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8]&lt;&gt;0;([.H28]-[.B28]);0)" office:value-type="float" office:value="0.00199999999999534">
            <text:p>0.0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9]&lt;&gt;0;([.H29]-[.B29]);0)" office:value-type="float" office:value="-0.00200000000000955">
            <text:p>-0.00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0]&lt;&gt;0;([.H30]-[.B30]);0)" office:value-type="float" office:value="-0.0130000000000052">
            <text:p>-0.0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1]&lt;&gt;0;([.H31]-[.B31]);0)" office:value-type="float" office:value="-0.0600000000000023">
            <text:p>-0.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2]&lt;&gt;0;([.H32]-[.B32]);0)" office:value-type="float" office:value="-0.0600000000000023">
            <text:p>-0.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3]&lt;&gt;0;([.H33]-[.B33]);0)" office:value-type="float" office:value="-0.0600000000000023">
            <text:p>-0.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34]&lt;&gt;0;([.H34]-[.B34]);0)" office:value-type="float" office:value="-0.0600000000000023">
            <text:p>-0.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5]&lt;&gt;0;([.H35]-[.B35]);0)" office:value-type="float" office:value="0.100000000000009">
            <text:p>0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6]&lt;&gt;0;([.H36]-[.B36]);0)" office:value-type="float" office:value="0.097999999999999">
            <text:p>0.0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7]&lt;&gt;0;([.H37]-[.B37]);0)" office:value-type="float" office:value="0.112000000000009">
            <text:p>0.1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8]&lt;&gt;0;([.H38]-[.B38]);0)" office:value-type="float" office:value="0.105000000000004">
            <text:p>0.1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9]&lt;&gt;0;([.H39]-[.B39]);0)" office:value-type="float" office:value="0.0700000000000074">
            <text:p>0.0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0]&lt;&gt;0;([.H40]-[.B40]);0)" office:value-type="float" office:value="-0.0109999999999957">
            <text:p>-0.0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1]&lt;&gt;0;([.H41]-[.B41]);0)" office:value-type="float" office:value="0.0190000000000055">
            <text:p>0.0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2]&lt;&gt;0;([.H42]-[.B42]);0)" office:value-type="float" office:value="0.109999999999999">
            <text:p>0.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3]&lt;&gt;0;([.H43]-[.B43]);0)" office:value-type="float" office:value="0.109999999999999">
            <text:p>0.1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44]&lt;&gt;0;([.H44]-[.B44]);0)" office:value-type="float" office:value="0.158000000000001">
            <text:p>0.15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45]&lt;&gt;0;([.H45]-[.B45]);0)" office:value-type="float" office:value="0.109999999999999">
            <text:p>0.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6]&lt;&gt;0;([.H46]-[.B46]);0)" office:value-type="float" office:value="0.0360000000000014">
            <text:p>0.03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7]&lt;&gt;0;([.H47]-[.B47]);0)" office:value-type="float" office:value="0.046999999999997">
            <text:p>0.0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8]&lt;&gt;0;([.H48]-[.B48]);0)" office:value-type="float" office:value="0.00300000000000011">
            <text:p>0.00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9]&lt;&gt;0;([.H49]-[.B49]);0)" office:value-type="float" office:value="-0.0600000000000023">
            <text:p>-0.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0]&lt;&gt;0;([.H50]-[.B50]);0)" office:value-type="float" office:value="0.00800000000000978">
            <text:p>0.0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1]&lt;&gt;0;([.H51]-[.B51]);0)" office:value-type="float" office:value="-0.0600000000000023">
            <text:p>-0.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2]&lt;&gt;0;([.H52]-[.B52]);0)" office:value-type="float" office:value="-0.0600000000000023">
            <text:p>-0.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53]&lt;&gt;0;([.H53]-[.B53]);0)" office:value-type="float" office:value="-0.0599999999999881">
            <text:p>-0.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4]&lt;&gt;0;([.H54]-[.B54]);0)" office:value-type="float" office:value="-0.0600000000000023">
            <text:p>-0.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5]&lt;&gt;0;([.H55]-[.B55]);0)" office:value-type="float" office:value="-0.0600000000000023">
            <text:p>-0.0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6]&lt;&gt;0;([.H56]-[.B56]);0)" office:value-type="float" office:value="-0.0600000000000023">
            <text:p>-0.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7]&lt;&gt;0;([.H57]-[.B57]);0)" office:value-type="float" office:value="-0.0600000000000023">
            <text:p>-0.0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8]&lt;&gt;0;([.H58]-[.B58]);0)" office:value-type="float" office:value="-0.0600000000000023">
            <text:p>-0.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9]&lt;&gt;0;([.H59]-[.B59]);0)" office:value-type="float" office:value="-0.0600000000000023">
            <text:p>-0.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0]&lt;&gt;0;([.H60]-[.B60]);0)" office:value-type="float" office:value="-0.0600000000000023">
            <text:p>-0.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1]&lt;&gt;0;([.H61]-[.B61]);0)" office:value-type="float" office:value="-0.0600000000000023">
            <text:p>-0.0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2]&lt;&gt;0;([.H62]-[.B62]);0)" office:value-type="float" office:value="-0.0600000000000023">
            <text:p>-0.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3]&lt;&gt;0;([.H63]-[.B63]);0)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4]&lt;&gt;0;([.H64]-[.B64]);0)" office:value-type="float" office:value="0.0409999999999968">
            <text:p>0.04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5]&lt;&gt;0;([.H65]-[.B65]);0)" office:value-type="float" office:value="0.0450000000000017">
            <text:p>0.04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6]&lt;&gt;0;([.H66]-[.B66]);0)" office:value-type="float" office:value="-0.0189999999999912">
            <text:p>-0.01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7]&lt;&gt;0;([.H67]-[.B67]);0)" office:value-type="float" office:value="-0.0139999999999958">
            <text:p>-0.01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68]&lt;&gt;0;([.H68]-[.B68]);0)" office:value-type="float" office:value="0.109999999999999">
            <text:p>0.1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9]&lt;&gt;0;([.H69]-[.B69]);0)" office:value-type="float" office:value="-0.0600000000000023">
            <text:p>-0.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0]&lt;&gt;0;([.H70]-[.B70]);0)" office:value-type="float" office:value="0.152000000000001">
            <text:p>0.15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1]&lt;&gt;0;([.H71]-[.B71]);0)" office:value-type="float" office:value="0.167000000000002">
            <text:p>0.1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2]&lt;&gt;0;([.H72]-[.B72]);0)" office:value-type="float" office:value="0.109999999999999">
            <text:p>0.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3]&lt;&gt;0;([.H73]-[.B73]);0)" office:value-type="float" office:value="0.109999999999999">
            <text:p>0.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4]&lt;&gt;0;([.H74]-[.B74]);0)" office:value-type="float" office:value="0.165999999999997">
            <text:p>0.1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5]&lt;&gt;0;([.H75]-[.B75]);0)" office:value-type="float" office:value="0.109999999999999">
            <text:p>0.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6]&lt;&gt;0;([.H76]-[.B76]);0)" office:value-type="float" office:value="0.109999999999999">
            <text:p>0.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7]&lt;&gt;0;([.H77]-[.B77]);0)" office:value-type="float" office:value="0.109999999999999">
            <text:p>0.1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78]&lt;&gt;0;([.H78]-[.B78]);0)" office:value-type="float" office:value="0.109999999999999">
            <text:p>0.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79]&lt;&gt;0;([.H79]-[.B79]);0)" office:value-type="float" office:value="-0.00600000000000023">
            <text:p>-0.00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80]&lt;&gt;0;([.H80]-[.B80]);0)" office:value-type="float" office:value="-0.007000000000005">
            <text:p>-0.00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1]&lt;&gt;0;([.H81]-[.B81]);0)" office:value-type="float" office:value="-0.0600000000000023">
            <text:p>-0.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2]&lt;&gt;0;([.H82]-[.B82]);0)" office:value-type="float" office:value="-0.0600000000000023">
            <text:p>-0.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3]&lt;&gt;0;([.H83]-[.B83]);0)" office:value-type="float" office:value="-0.0600000000000023">
            <text:p>-0.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84]&lt;&gt;0;([.H84]-[.B84]);0)" office:value-type="float" office:value="-0.0600000000000023">
            <text:p>-0.0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5]&lt;&gt;0;([.H85]-[.B85]);0)" office:value-type="float" office:value="-0.0600000000000023">
            <text:p>-0.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6]&lt;&gt;0;([.H86]-[.B86]);0)" office:value-type="float" office:value="-0.0599999999999881">
            <text:p>-0.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7]&lt;&gt;0;([.H87]-[.B87]);0)" office:value-type="float" office:value="-0.0600000000000023">
            <text:p>-0.0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88]&lt;&gt;0;([.H88]-[.B88]);0)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9]&lt;&gt;0;([.H89]-[.B89]);0)" office:value-type="float" office:value="-0.0190000000000055">
            <text:p>-0.0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0]&lt;&gt;0;([.H90]-[.B90]);0)" office:value-type="float" office:value="-0.0599999999999881">
            <text:p>-0.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1]&lt;&gt;0;([.H91]-[.B91]);0)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2]&lt;&gt;0;([.H92]-[.B92]);0)" office:value-type="float" office:value="-0.0599999999999881">
            <text:p>-0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3]&lt;&gt;0;([.H93]-[.B93]);0)" office:value-type="float" office:value="-0.0150000000000006">
            <text:p>-0.01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4]&lt;&gt;0;([.H94]-[.B94]);0)" office:value-type="float" office:value="-0.0189999999999912">
            <text:p>-0.0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5]&lt;&gt;0;([.H95]-[.B95]);0)" office:value-type="float" office:value="-0.00199999999999534">
            <text:p>-0.00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6]&lt;&gt;0;([.H96]-[.B96]);0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7]&lt;&gt;0;([.H97]-[.B97]);0)" office:value-type="float" office:value="-0.01400000000001">
            <text:p>-0.01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8]&lt;&gt;0;([.H98]-[.B98]);0)" office:value-type="float" office:value="-0.0110000000000099">
            <text:p>-0.0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9]&lt;&gt;0;([.H99]-[.B99]);0)" office:value-type="float" office:value="-0.0190000000000055">
            <text:p>-0.01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0]&lt;&gt;0;([.H100]-[.B100]);0)" office:value-type="float" office:value="-0.0100000000000051">
            <text:p>-0.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1]&lt;&gt;0;([.H101]-[.B101]);0)" office:value-type="float" office:value="-0.0180000000000007">
            <text:p>-0.01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02]&lt;&gt;0;([.H102]-[.B102]);0)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3]&lt;&gt;0;([.H103]-[.B103]);0)" office:value-type="float" office:value="-0.0190000000000055">
            <text:p>-0.01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4]&lt;&gt;0;([.H104]-[.B104]);0)" office:value-type="float" office:value="0.0120000000000005">
            <text:p>0.0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5]&lt;&gt;0;([.H105]-[.B105]);0)" office:value-type="float" office:value="-0.0130000000000052">
            <text:p>-0.01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6]&lt;&gt;0;([.H106]-[.B106]);0)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7]&lt;&gt;0;([.H107]-[.B107]);0)" office:value-type="float" office:value="0">
            <text:p>0</text:p>
          </table:table-cell>
        </table:table-row>
        <table:table-row table:style-name="ro1">
          <table:table-cell office:value-type="string">
            <text:p>len =&gt; 97</text:p>
          </table:table-cell>
          <table:table-cell table:number-columns-repeated="16"/>
        </table:table-row>
        <table:table-row table:style-name="ro1" table:number-rows-repeated="104846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 table:print="false">
        <table:table-column table:style-name="co1" table:number-columns-repeated="16" table:default-cell-style-name="Default"/>
        <table:table-row table:style-name="ro3">
          <table:table-cell office:value-type="string">
            <text:p>[02/14/2020 13:56:41 : FxTestController.php : 432] </text:p>
          </table:table-cell>
          <table:table-cell table:number-columns-repeated="15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4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4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4"/>
        </table:table-row>
        <table:table-row table:style-name="ro3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3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4"/>
        </table:table-row>
        <table:table-row table:style-name="ro3">
          <table:table-cell office:value-type="string">
            <text:p>$numOf_SLs</text:p>
          </table:table-cell>
          <table:table-cell office:value-type="string">
            <text:p>77 / of all Pos = 0.794</text:p>
          </table:table-cell>
          <table:table-cell table:number-columns-repeated="14"/>
        </table:table-row>
        <table:table-row table:style-name="ro3">
          <table:table-cell office:value-type="string">
            <text:p>$numOf_TPs</text:p>
          </table:table-cell>
          <table:table-cell office:value-type="string">
            <text:p>14 / of all Pos = 0.144</text:p>
          </table:table-cell>
          <table:table-cell table:number-columns-repeated="14"/>
        </table:table-row>
        <table:table-row table:style-name="ro3">
          <table:table-cell office:value-type="string">
            <text:p>\sum : start - exit</text:p>
          </table:table-cell>
          <table:table-cell office:value-type="float" office:value="0.564">
            <text:p>0.564</text:p>
          </table:table-cell>
          <table:table-cell table:number-columns-repeated="14"/>
        </table:table-row>
        <table:table-row table:style-name="ro3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</table:table-row>
        <table:table-row table:style-name="ro3">
          <table:table-cell office:value-type="string">
            <text:p>len =&gt; 97</text:p>
          </table:table-cell>
          <table:table-cell table:number-columns-repeated="15"/>
        </table:table-row>
      </table:table>
      <table:table table:name="Sheet4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string">
            <text:p>[02/14/2020 13:59:22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022"/>
        </table:table-row>
        <table:table-row table:style-name="ro1">
          <table:table-cell office:value-type="string">
            <text:p>$numOf_SLs</text:p>
          </table:table-cell>
          <table:table-cell office:value-type="string">
            <text:p>77 / of all Pos = 0.794</text:p>
          </table:table-cell>
          <table:table-cell table:number-columns-repeated="1022"/>
        </table:table-row>
        <table:table-row table:style-name="ro1">
          <table:table-cell office:value-type="string">
            <text:p>$numOf_TPs</text:p>
          </table:table-cell>
          <table:table-cell office:value-type="string">
            <text:p>14 / of all Pos = 0.144</text:p>
          </table:table-cell>
          <table:table-cell table:number-columns-repeated="1022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0.564">
            <text:p>0.564</text:p>
          </table:table-cell>
          <table:table-cell table:number-columns-repeated="1022"/>
        </table:table-row>
        <table:table-row table:style-name="ro1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8999999999987">
            <text:p>0.039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999999999991">
            <text:p>0.019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000000000001">
            <text:p>0.1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200000000001">
            <text:p>0.112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5">
            <text:p>0.105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000000000007">
            <text:p>0.07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8">
            <text:p>0.158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999999999991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2">
            <text:p>0.152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6">
            <text:p>0.166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6">
            <text:p>-75.936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">
            <text:p>-75.93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4">
            <text:p>-75.934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5">
            <text:p>-75.935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29">
            <text:p>-75.929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12">
            <text:p>-75.912</text:p>
          </table:table-cell>
          <table:table-cell table:number-columns-repeated="1007"/>
        </table:table-row>
        <table:table-row table:style-name="ro1">
          <table:table-cell office:value-type="string">
            <text:p>len =&gt; 97</text:p>
          </table:table-cell>
          <table:table-cell table:number-columns-repeated="102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02/14/2020 14:11:35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3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300">
            <text:p>300</text:p>
          </table:table-cell>
          <table:table-cell table:number-columns-repeated="1022"/>
        </table:table-row>
        <table:table-row table:style-name="ro1">
          <table:table-cell office:value-type="string">
            <text:p>$lo_Pos</text:p>
          </table:table-cell>
          <table:table-cell office:value-type="float" office:value="297">
            <text:p>297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020"/>
        </table:table-row>
        <table:table-row table:style-name="ro1">
          <table:table-cell office:value-type="string">
            <text:p>$numOf_SLs</text:p>
          </table:table-cell>
          <table:table-cell office:value-type="float" office:value="262">
            <text:p>262</text:p>
          </table:table-cell>
          <table:table-cell office:value-type="string">
            <text:p>of all Pos</text:p>
          </table:table-cell>
          <table:table-cell office:value-type="float" office:value="0.882">
            <text:p>0.882</text:p>
          </table:table-cell>
          <table:table-cell table:number-columns-repeated="12"/>
          <table:table-cell table:formula="of:=SUM([.Q13:.Q303])" office:value-type="float" office:value="-1.44000000000052">
            <text:p>-1.44</text:p>
          </table:table-cell>
          <table:table-cell table:number-columns-repeated="1007"/>
        </table:table-row>
        <table:table-row table:style-name="ro1">
          <table:table-cell office:value-type="string">
            <text:p>$numOf_TPs</text:p>
          </table:table-cell>
          <table:table-cell office:value-type="float" office:value="29">
            <text:p>29</text:p>
          </table:table-cell>
          <table:table-cell office:value-type="string">
            <text:p>of all Pos</text:p>
          </table:table-cell>
          <table:table-cell office:value-type="float" office:value="0.098">
            <text:p>0.098</text:p>
          </table:table-cell>
          <table:table-cell table:number-columns-repeated="1020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-1.44">
            <text:p>-1.44</text:p>
          </table:table-cell>
          <table:table-cell table:number-columns-repeated="1022"/>
        </table:table-row>
        <table:table-row table:style-name="ro1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809">
            <text:p>75.809</text:p>
          </table:table-cell>
          <table:table-cell office:value-type="string">
            <text:p>2020.01.13 09:15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8">
            <text:p>8</text:p>
          </table:table-cell>
          <table:table-cell office:value-type="float" office:value="75.811">
            <text:p>75.811</text:p>
          </table:table-cell>
          <table:table-cell office:value-type="string">
            <text:p>2020.01.13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79">
            <text:p>75.79</text:p>
          </table:table-cell>
          <table:table-cell office:value-type="string">
            <text:p>2020.01.13 09:30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9">
            <text:p>9</text:p>
          </table:table-cell>
          <table:table-cell office:value-type="float" office:value="75.834">
            <text:p>75.834</text:p>
          </table:table-cell>
          <table:table-cell office:value-type="string">
            <text:p>2020.01.13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55">
            <text:p>75.755</text:p>
          </table:table-cell>
          <table:table-cell office:value-type="string">
            <text:p>2020.01.13 10:30</text:p>
          </table:table-cell>
          <table:table-cell office:value-type="float" office:value="14">
            <text:p>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14">
            <text:p>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13">
            <text:p>13</text:p>
          </table:table-cell>
          <table:table-cell office:value-type="float" office:value="75.817">
            <text:p>75.817</text:p>
          </table:table-cell>
          <table:table-cell office:value-type="string">
            <text:p>2020.01.13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838">
            <text:p>75.838</text:p>
          </table:table-cell>
          <table:table-cell office:value-type="string">
            <text:p>2020.01.13 11:45</text:p>
          </table:table-cell>
          <table:table-cell office:value-type="float" office:value="19">
            <text:p>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19">
            <text:p>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18">
            <text:p>18</text:p>
          </table:table-cell>
          <table:table-cell office:value-type="float" office:value="75.878">
            <text:p>75.878</text:p>
          </table:table-cell>
          <table:table-cell office:value-type="string">
            <text:p>2020.01.13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9999999999996">
            <text:p>-0.020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.803">
            <text:p>75.803</text:p>
          </table:table-cell>
          <table:table-cell office:value-type="string">
            <text:p>2020.01.13 16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38">
            <text:p>38</text:p>
          </table:table-cell>
          <table:table-cell office:value-type="float" office:value="75.819">
            <text:p>75.819</text:p>
          </table:table-cell>
          <table:table-cell office:value-type="string">
            <text:p>2020.01.13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43">
            <text:p>0.143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814">
            <text:p>75.814</text:p>
          </table:table-cell>
          <table:table-cell office:value-type="string">
            <text:p>2020.01.13 17:00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39">
            <text:p>39</text:p>
          </table:table-cell>
          <table:table-cell office:value-type="float" office:value="75.887">
            <text:p>75.887</text:p>
          </table:table-cell>
          <table:table-cell office:value-type="string">
            <text:p>2020.01.13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3200000000001">
            <text:p>0.132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884">
            <text:p>75.884</text:p>
          </table:table-cell>
          <table:table-cell office:value-type="string">
            <text:p>2020.01.13 17:1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0">
            <text:p>40</text:p>
          </table:table-cell>
          <table:table-cell office:value-type="float" office:value="75.927">
            <text:p>75.927</text:p>
          </table:table-cell>
          <table:table-cell office:value-type="string">
            <text:p>2020.01.13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61999999999998">
            <text:p>0.062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.919">
            <text:p>75.919</text:p>
          </table:table-cell>
          <table:table-cell office:value-type="string">
            <text:p>2020.01.13 17:30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1">
            <text:p>41</text:p>
          </table:table-cell>
          <table:table-cell office:value-type="float" office:value="75.924">
            <text:p>75.924</text:p>
          </table:table-cell>
          <table:table-cell office:value-type="string">
            <text:p>2020.01.13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27000000000001">
            <text:p>0.027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02">
            <text:p>75.902</text:p>
          </table:table-cell>
          <table:table-cell office:value-type="string">
            <text:p>2020.01.13 17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2">
            <text:p>42</text:p>
          </table:table-cell>
          <table:table-cell office:value-type="float" office:value="75.915">
            <text:p>75.915</text:p>
          </table:table-cell>
          <table:table-cell office:value-type="string">
            <text:p>2020.01.13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892">
            <text:p>75.892</text:p>
          </table:table-cell>
          <table:table-cell office:value-type="string">
            <text:p>2020.01.13 18:00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3">
            <text:p>43</text:p>
          </table:table-cell>
          <table:table-cell office:value-type="float" office:value="75.935">
            <text:p>75.935</text:p>
          </table:table-cell>
          <table:table-cell office:value-type="string">
            <text:p>2020.01.13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54000000000002">
            <text:p>0.054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">
            <text:p>75.93</text:p>
          </table:table-cell>
          <table:table-cell office:value-type="string">
            <text:p>2020.01.13 18:1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4">
            <text:p>44</text:p>
          </table:table-cell>
          <table:table-cell office:value-type="float" office:value="76.005">
            <text:p>76.005</text:p>
          </table:table-cell>
          <table:table-cell office:value-type="string">
            <text:p>2020.01.13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15999999999991">
            <text:p>0.01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6.016">
            <text:p>76.016</text:p>
          </table:table-cell>
          <table:table-cell office:value-type="string">
            <text:p>2020.01.14 02:15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6">
            <text:p>76</text:p>
          </table:table-cell>
          <table:table-cell office:value-type="float" office:value="76.024">
            <text:p>76.024</text:p>
          </table:table-cell>
          <table:table-cell office:value-type="string">
            <text:p>2020.01.14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24999999999991">
            <text:p>0.025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6.006">
            <text:p>76.006</text:p>
          </table:table-cell>
          <table:table-cell office:value-type="string">
            <text:p>2020.01.14 02:45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8">
            <text:p>78</text:p>
          </table:table-cell>
          <table:table-cell office:value-type="float" office:value="76.101">
            <text:p>76.101</text:p>
          </table:table-cell>
          <table:table-cell office:value-type="string">
            <text:p>2020.01.14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829">
            <text:p>75.829</text:p>
          </table:table-cell>
          <table:table-cell office:value-type="string">
            <text:p>2020.01.14 04:0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3">
            <text:p>83</text:p>
          </table:table-cell>
          <table:table-cell office:value-type="float" office:value="75.846">
            <text:p>75.846</text:p>
          </table:table-cell>
          <table:table-cell office:value-type="string">
            <text:p>2020.01.14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19">
            <text:p>0.119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39">
            <text:p>75.839</text:p>
          </table:table-cell>
          <table:table-cell office:value-type="string">
            <text:p>2020.01.14 04:1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4">
            <text:p>84</text:p>
          </table:table-cell>
          <table:table-cell office:value-type="float" office:value="75.857">
            <text:p>75.857</text:p>
          </table:table-cell>
          <table:table-cell office:value-type="string">
            <text:p>2020.01.14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0899999999999">
            <text:p>0.109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838">
            <text:p>75.838</text:p>
          </table:table-cell>
          <table:table-cell office:value-type="string">
            <text:p>2020.01.14 04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5">
            <text:p>85</text:p>
          </table:table-cell>
          <table:table-cell office:value-type="float" office:value="75.91">
            <text:p>75.91</text:p>
          </table:table-cell>
          <table:table-cell office:value-type="string">
            <text:p>2020.01.14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893">
            <text:p>75.893</text:p>
          </table:table-cell>
          <table:table-cell office:value-type="string">
            <text:p>2020.01.14 04:4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6">
            <text:p>86</text:p>
          </table:table-cell>
          <table:table-cell office:value-type="float" office:value="75.935">
            <text:p>75.935</text:p>
          </table:table-cell>
          <table:table-cell office:value-type="string">
            <text:p>2020.01.14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54999999999993">
            <text:p>0.055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4 05:0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7">
            <text:p>87</text:p>
          </table:table-cell>
          <table:table-cell office:value-type="float" office:value="75.926">
            <text:p>75.926</text:p>
          </table:table-cell>
          <table:table-cell office:value-type="string">
            <text:p>2020.01.14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32999999999987">
            <text:p>0.033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881">
            <text:p>75.881</text:p>
          </table:table-cell>
          <table:table-cell office:value-type="string">
            <text:p>2020.01.14 05:1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8">
            <text:p>88</text:p>
          </table:table-cell>
          <table:table-cell office:value-type="float" office:value="75.931">
            <text:p>75.931</text:p>
          </table:table-cell>
          <table:table-cell office:value-type="string">
            <text:p>2020.01.14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66999999999993">
            <text:p>0.067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03">
            <text:p>75.903</text:p>
          </table:table-cell>
          <table:table-cell office:value-type="string">
            <text:p>2020.01.14 05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9">
            <text:p>89</text:p>
          </table:table-cell>
          <table:table-cell office:value-type="float" office:value="75.932">
            <text:p>75.932</text:p>
          </table:table-cell>
          <table:table-cell office:value-type="string">
            <text:p>2020.01.14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44999999999987">
            <text:p>0.045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4 05:4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0">
            <text:p>90</text:p>
          </table:table-cell>
          <table:table-cell office:value-type="float" office:value="75.962">
            <text:p>75.962</text:p>
          </table:table-cell>
          <table:table-cell office:value-type="string">
            <text:p>2020.01.14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42">
            <text:p>75.942</text:p>
          </table:table-cell>
          <table:table-cell office:value-type="string">
            <text:p>2020.01.14 06:0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1">
            <text:p>91</text:p>
          </table:table-cell>
          <table:table-cell office:value-type="float" office:value="75.998">
            <text:p>75.998</text:p>
          </table:table-cell>
          <table:table-cell office:value-type="string">
            <text:p>2020.01.14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060000000000002">
            <text:p>0.006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42">
            <text:p>75.942</text:p>
          </table:table-cell>
          <table:table-cell office:value-type="string">
            <text:p>2020.01.14 07:15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96">
            <text:p>96</text:p>
          </table:table-cell>
          <table:table-cell office:value-type="float" office:value="75.965">
            <text:p>75.965</text:p>
          </table:table-cell>
          <table:table-cell office:value-type="string">
            <text:p>2020.01.14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48000000000002">
            <text:p>0.048</text:p>
          </table:table-cell>
          <table:table-cell table:number-columns-repeated="100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.899">
            <text:p>75.899</text:p>
          </table:table-cell>
          <table:table-cell office:value-type="string">
            <text:p>2020.01.14 08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99">
            <text:p>99</text:p>
          </table:table-cell>
          <table:table-cell office:value-type="float" office:value="75.961">
            <text:p>75.961</text:p>
          </table:table-cell>
          <table:table-cell office:value-type="string">
            <text:p>2020.01.14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90999999999994">
            <text:p>0.091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.953">
            <text:p>75.953</text:p>
          </table:table-cell>
          <table:table-cell office:value-type="string">
            <text:p>2020.01.14 08:15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0">
            <text:p>100</text:p>
          </table:table-cell>
          <table:table-cell office:value-type="float" office:value="75.998">
            <text:p>75.998</text:p>
          </table:table-cell>
          <table:table-cell office:value-type="string">
            <text:p>2020.01.14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.995">
            <text:p>75.995</text:p>
          </table:table-cell>
          <table:table-cell office:value-type="string">
            <text:p>2020.01.14 08:3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1">
            <text:p>101</text:p>
          </table:table-cell>
          <table:table-cell office:value-type="float" office:value="76.024">
            <text:p>76.024</text:p>
          </table:table-cell>
          <table:table-cell office:value-type="string">
            <text:p>2020.01.14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6.009">
            <text:p>76.009</text:p>
          </table:table-cell>
          <table:table-cell office:value-type="string">
            <text:p>2020.01.14 08:45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2">
            <text:p>102</text:p>
          </table:table-cell>
          <table:table-cell office:value-type="float" office:value="76.05">
            <text:p>76.05</text:p>
          </table:table-cell>
          <table:table-cell office:value-type="string">
            <text:p>2020.01.14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5.896">
            <text:p>75.896</text:p>
          </table:table-cell>
          <table:table-cell office:value-type="string">
            <text:p>2020.01.14 09:45</text:p>
          </table:table-cell>
          <table:table-cell office:value-type="float" office:value="107">
            <text:p>1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107">
            <text:p>1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106">
            <text:p>106</text:p>
          </table:table-cell>
          <table:table-cell office:value-type="float" office:value="75.948">
            <text:p>75.948</text:p>
          </table:table-cell>
          <table:table-cell office:value-type="string">
            <text:p>2020.01.14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5.787">
            <text:p>75.787</text:p>
          </table:table-cell>
          <table:table-cell office:value-type="string">
            <text:p>2020.01.14 10:30</text:p>
          </table:table-cell>
          <table:table-cell office:value-type="float" office:value="110">
            <text:p>1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110">
            <text:p>1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109">
            <text:p>109</text:p>
          </table:table-cell>
          <table:table-cell office:value-type="float" office:value="75.829">
            <text:p>75.829</text:p>
          </table:table-cell>
          <table:table-cell office:value-type="string">
            <text:p>2020.01.14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8000000000015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.85">
            <text:p>75.85</text:p>
          </table:table-cell>
          <table:table-cell office:value-type="string">
            <text:p>2020.01.14 13:15</text:p>
          </table:table-cell>
          <table:table-cell office:value-type="float" office:value="123">
            <text:p>1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123">
            <text:p>1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120">
            <text:p>120</text:p>
          </table:table-cell>
          <table:table-cell office:value-type="float" office:value="75.903">
            <text:p>75.903</text:p>
          </table:table-cell>
          <table:table-cell office:value-type="string">
            <text:p>2020.01.14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2300000000001">
            <text:p>0.023</text:p>
          </table:table-cell>
          <table:table-cell table:number-columns-repeated="100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.898">
            <text:p>75.898</text:p>
          </table:table-cell>
          <table:table-cell office:value-type="string">
            <text:p>2020.01.14 13:30</text:p>
          </table:table-cell>
          <table:table-cell office:value-type="float" office:value="124">
            <text:p>1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124">
            <text:p>1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121">
            <text:p>121</text:p>
          </table:table-cell>
          <table:table-cell office:value-type="float" office:value="75.926">
            <text:p>75.926</text:p>
          </table:table-cell>
          <table:table-cell office:value-type="string">
            <text:p>2020.01.14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5.886">
            <text:p>75.886</text:p>
          </table:table-cell>
          <table:table-cell office:value-type="string">
            <text:p>2020.01.14 14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4">
            <text:p>124</text:p>
          </table:table-cell>
          <table:table-cell office:value-type="float" office:value="75.904">
            <text:p>75.904</text:p>
          </table:table-cell>
          <table:table-cell office:value-type="string">
            <text:p>2020.01.14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.882">
            <text:p>75.882</text:p>
          </table:table-cell>
          <table:table-cell office:value-type="string">
            <text:p>2020.01.14 14:30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5">
            <text:p>125</text:p>
          </table:table-cell>
          <table:table-cell office:value-type="float" office:value="75.902">
            <text:p>75.902</text:p>
          </table:table-cell>
          <table:table-cell office:value-type="string">
            <text:p>2020.01.14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5.891">
            <text:p>75.891</text:p>
          </table:table-cell>
          <table:table-cell office:value-type="string">
            <text:p>2020.01.14 14:4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6">
            <text:p>126</text:p>
          </table:table-cell>
          <table:table-cell office:value-type="float" office:value="75.921">
            <text:p>75.921</text:p>
          </table:table-cell>
          <table:table-cell office:value-type="string">
            <text:p>2020.01.14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0000000000005">
            <text:p>-0.010</text:p>
          </table:table-cell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.855">
            <text:p>75.855</text:p>
          </table:table-cell>
          <table:table-cell office:value-type="string">
            <text:p>2020.01.14 21:15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2">
            <text:p>152</text:p>
          </table:table-cell>
          <table:table-cell office:value-type="float" office:value="75.934">
            <text:p>75.934</text:p>
          </table:table-cell>
          <table:table-cell office:value-type="string">
            <text:p>2020.01.14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5.93">
            <text:p>75.93</text:p>
          </table:table-cell>
          <table:table-cell office:value-type="string">
            <text:p>2020.01.14 21:30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3">
            <text:p>153</text:p>
          </table:table-cell>
          <table:table-cell office:value-type="float" office:value="75.976">
            <text:p>75.976</text:p>
          </table:table-cell>
          <table:table-cell office:value-type="string">
            <text:p>2020.01.14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.738">
            <text:p>75.738</text:p>
          </table:table-cell>
          <table:table-cell office:value-type="string">
            <text:p>2020.01.15 02:00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1">
            <text:p>171</text:p>
          </table:table-cell>
          <table:table-cell office:value-type="float" office:value="75.817">
            <text:p>75.817</text:p>
          </table:table-cell>
          <table:table-cell office:value-type="string">
            <text:p>2020.01.15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70999999999998">
            <text:p>0.071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5.814">
            <text:p>75.814</text:p>
          </table:table-cell>
          <table:table-cell office:value-type="string">
            <text:p>2020.01.15 02:15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2">
            <text:p>172</text:p>
          </table:table-cell>
          <table:table-cell office:value-type="float" office:value="75.847">
            <text:p>75.847</text:p>
          </table:table-cell>
          <table:table-cell office:value-type="string">
            <text:p>2020.01.15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.788">
            <text:p>75.788</text:p>
          </table:table-cell>
          <table:table-cell office:value-type="string">
            <text:p>2020.01.15 03:00</text:p>
          </table:table-cell>
          <table:table-cell office:value-type="float" office:value="176">
            <text:p>1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176">
            <text:p>1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175">
            <text:p>175</text:p>
          </table:table-cell>
          <table:table-cell office:value-type="float" office:value="75.846">
            <text:p>75.846</text:p>
          </table:table-cell>
          <table:table-cell office:value-type="string">
            <text:p>2020.01.15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5">
            <text:p>20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209">
            <text:p>2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209">
            <text:p>2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206">
            <text:p>20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7">
            <text:p>20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8">
            <text:p>20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090000000000003">
            <text:p>0.009</text:p>
          </table:table-cell>
          <table:table-cell table:number-columns-repeated="100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211">
            <text:p>2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211">
            <text:p>2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209">
            <text:p>20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0">
            <text:p>2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1">
            <text:p>2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2">
            <text:p>2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38999999999987">
            <text:p>0.039</text:p>
          </table:table-cell>
          <table:table-cell table:number-columns-repeated="100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3">
            <text:p>2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18999999999991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4">
            <text:p>2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5">
            <text:p>2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16999999999996">
            <text:p>0.017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6">
            <text:p>2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069999999999908">
            <text:p>0.007</text:p>
          </table:table-cell>
          <table:table-cell table:number-columns-repeated="100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7">
            <text:p>2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8">
            <text:p>2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4">
            <text:p>2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0000000000001">
            <text:p>0.100</text:p>
          </table:table-cell>
          <table:table-cell table:number-columns-repeated="1007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5">
            <text:p>2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6">
            <text:p>2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1200000000001">
            <text:p>0.112</text:p>
          </table:table-cell>
          <table:table-cell table:number-columns-repeated="1007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7">
            <text:p>2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105">
            <text:p>0.105</text:p>
          </table:table-cell>
          <table:table-cell table:number-columns-repeated="1007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8">
            <text:p>2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70000000000007">
            <text:p>0.070</text:p>
          </table:table-cell>
          <table:table-cell table:number-columns-repeated="1007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9">
            <text:p>2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232">
            <text:p>2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232">
            <text:p>2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230">
            <text:p>2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2">
            <text:p>2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">
            <text:p>0.000</text:p>
          </table:table-cell>
          <table:table-cell table:number-columns-repeated="1007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3">
            <text:p>2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4">
            <text:p>2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5">
            <text:p>2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8999999999991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6">
            <text:p>2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270">
            <text:p>2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270">
            <text:p>2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269">
            <text:p>2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2">
            <text:p>2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6">
            <text:p>2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7">
            <text:p>2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8">
            <text:p>2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9">
            <text:p>2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0000000000005">
            <text:p>-0.010</text:p>
          </table:table-cell>
          <table:table-cell table:number-columns-repeated="1007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0">
            <text:p>2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2">
            <text:p>2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3">
            <text:p>2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4">
            <text:p>2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5"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825">
            <text:p>75.825</text:p>
          </table:table-cell>
          <table:table-cell office:value-type="float" office:value="-0">
            <text:p>-0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0">
            <text:p>0</text:p>
          </table:table-cell>
          <table:table-cell office:value-type="float" office:value="75.858">
            <text:p>75.858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26">
            <text:p>75.826</text:p>
          </table:table-cell>
          <table:table-cell office:value-type="string">
            <text:p>2020.01.13 07:30</text:p>
          </table:table-cell>
          <table:table-cell office:value-type="float" office:value="12">
            <text:p>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1">
            <text:p>1</text:p>
          </table:table-cell>
          <table:table-cell office:value-type="float" office:value="75.839">
            <text:p>75.839</text:p>
          </table:table-cell>
          <table:table-cell office:value-type="string">
            <text:p>2020.01.13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4">
            <text:p>75.824</text:p>
          </table:table-cell>
          <table:table-cell office:value-type="string">
            <text:p>2020.01.13 07:45</text:p>
          </table:table-cell>
          <table:table-cell office:value-type="float" office:value="12">
            <text:p>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2">
            <text:p>2</text:p>
          </table:table-cell>
          <table:table-cell office:value-type="float" office:value="75.853">
            <text:p>75.853</text:p>
          </table:table-cell>
          <table:table-cell office:value-type="string">
            <text:p>2020.01.13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833">
            <text:p>75.833</text:p>
          </table:table-cell>
          <table:table-cell office:value-type="string">
            <text:p>2020.01.13 08:00</text:p>
          </table:table-cell>
          <table:table-cell office:value-type="float" office:value="8">
            <text:p>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3">
            <text:p>3</text:p>
          </table:table-cell>
          <table:table-cell office:value-type="float" office:value="75.846">
            <text:p>75.846</text:p>
          </table:table-cell>
          <table:table-cell office:value-type="string">
            <text:p>2020.01.13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807">
            <text:p>75.807</text:p>
          </table:table-cell>
          <table:table-cell office:value-type="string">
            <text:p>2020.01.13 08:15</text:p>
          </table:table-cell>
          <table:table-cell office:value-type="float" office:value="8">
            <text:p>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4">
            <text:p>4</text:p>
          </table:table-cell>
          <table:table-cell office:value-type="float" office:value="75.844">
            <text:p>75.844</text:p>
          </table:table-cell>
          <table:table-cell office:value-type="string">
            <text:p>2020.01.13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700000000001">
            <text:p>-0.017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843">
            <text:p>75.843</text:p>
          </table:table-cell>
          <table:table-cell office:value-type="string">
            <text:p>2020.01.13 08:30</text:p>
          </table:table-cell>
          <table:table-cell office:value-type="float" office:value="8">
            <text:p>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5">
            <text:p>5</text:p>
          </table:table-cell>
          <table:table-cell office:value-type="float" office:value="75.85">
            <text:p>75.85</text:p>
          </table:table-cell>
          <table:table-cell office:value-type="string">
            <text:p>2020.01.13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837">
            <text:p>75.837</text:p>
          </table:table-cell>
          <table:table-cell office:value-type="string">
            <text:p>2020.01.13 08:45</text:p>
          </table:table-cell>
          <table:table-cell office:value-type="float" office:value="8">
            <text:p>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6">
            <text:p>6</text:p>
          </table:table-cell>
          <table:table-cell office:value-type="float" office:value="75.843">
            <text:p>75.843</text:p>
          </table:table-cell>
          <table:table-cell office:value-type="string">
            <text:p>2020.01.13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823">
            <text:p>75.823</text:p>
          </table:table-cell>
          <table:table-cell office:value-type="string">
            <text:p>2020.01.13 09:00</text:p>
          </table:table-cell>
          <table:table-cell office:value-type="float" office:value="12">
            <text:p>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7">
            <text:p>7</text:p>
          </table:table-cell>
          <table:table-cell office:value-type="float" office:value="75.842">
            <text:p>75.842</text:p>
          </table:table-cell>
          <table:table-cell office:value-type="string">
            <text:p>2020.01.13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825">
            <text:p>75.825</text:p>
          </table:table-cell>
          <table:table-cell office:value-type="string">
            <text:p>2020.01.13 09:45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10">
            <text:p>10</text:p>
          </table:table-cell>
          <table:table-cell office:value-type="float" office:value="75.855">
            <text:p>75.855</text:p>
          </table:table-cell>
          <table:table-cell office:value-type="string">
            <text:p>2020.01.13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803">
            <text:p>75.803</text:p>
          </table:table-cell>
          <table:table-cell office:value-type="string">
            <text:p>2020.01.13 10:00</text:p>
          </table:table-cell>
          <table:table-cell office:value-type="float" office:value="12">
            <text:p>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11">
            <text:p>11</text:p>
          </table:table-cell>
          <table:table-cell office:value-type="float" office:value="75.84">
            <text:p>75.84</text:p>
          </table:table-cell>
          <table:table-cell office:value-type="string">
            <text:p>2020.01.13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893">
            <text:p>75.893</text:p>
          </table:table-cell>
          <table:table-cell office:value-type="string">
            <text:p>2020.01.13 11:15</text:p>
          </table:table-cell>
          <table:table-cell office:value-type="float" office:value="17">
            <text:p>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16">
            <text:p>16</text:p>
          </table:table-cell>
          <table:table-cell office:value-type="float" office:value="75.9">
            <text:p>75.9</text:p>
          </table:table-cell>
          <table:table-cell office:value-type="string">
            <text:p>2020.01.13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21">
            <text:p>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21">
            <text:p>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19">
            <text:p>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814">
            <text:p>75.814</text:p>
          </table:table-cell>
          <table:table-cell office:value-type="string">
            <text:p>2020.01.13 12:1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0">
            <text:p>20</text:p>
          </table:table-cell>
          <table:table-cell office:value-type="float" office:value="75.851">
            <text:p>75.851</text:p>
          </table:table-cell>
          <table:table-cell office:value-type="string">
            <text:p>2020.01.13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823">
            <text:p>75.823</text:p>
          </table:table-cell>
          <table:table-cell office:value-type="string">
            <text:p>2020.01.13 12:30</text:p>
          </table:table-cell>
          <table:table-cell office:value-type="float" office:value="22">
            <text:p>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2">
            <text:p>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1">
            <text:p>21</text:p>
          </table:table-cell>
          <table:table-cell office:value-type="float" office:value="75.828">
            <text:p>75.828</text:p>
          </table:table-cell>
          <table:table-cell office:value-type="string">
            <text:p>2020.01.13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87">
            <text:p>75.787</text:p>
          </table:table-cell>
          <table:table-cell office:value-type="string">
            <text:p>2020.01.13 12:45</text:p>
          </table:table-cell>
          <table:table-cell office:value-type="float" office:value="27">
            <text:p>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7">
            <text:p>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2">
            <text:p>22</text:p>
          </table:table-cell>
          <table:table-cell office:value-type="float" office:value="75.812">
            <text:p>75.812</text:p>
          </table:table-cell>
          <table:table-cell office:value-type="string">
            <text:p>2020.01.13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808">
            <text:p>75.808</text:p>
          </table:table-cell>
          <table:table-cell office:value-type="string">
            <text:p>2020.01.13 13:0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">
            <text:p>23</text:p>
          </table:table-cell>
          <table:table-cell office:value-type="float" office:value="75.832">
            <text:p>75.832</text:p>
          </table:table-cell>
          <table:table-cell office:value-type="string">
            <text:p>2020.01.13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3999999999996">
            <text:p>0.014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832">
            <text:p>75.832</text:p>
          </table:table-cell>
          <table:table-cell office:value-type="string">
            <text:p>2020.01.13 13:15</text:p>
          </table:table-cell>
          <table:table-cell office:value-type="float" office:value="27">
            <text:p>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7">
            <text:p>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4">
            <text:p>24</text:p>
          </table:table-cell>
          <table:table-cell office:value-type="float" office:value="75.833">
            <text:p>75.833</text:p>
          </table:table-cell>
          <table:table-cell office:value-type="string">
            <text:p>2020.01.13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807">
            <text:p>75.807</text:p>
          </table:table-cell>
          <table:table-cell office:value-type="string">
            <text:p>2020.01.13 13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5">
            <text:p>25</text:p>
          </table:table-cell>
          <table:table-cell office:value-type="float" office:value="75.82">
            <text:p>75.82</text:p>
          </table:table-cell>
          <table:table-cell office:value-type="string">
            <text:p>2020.01.13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803">
            <text:p>75.803</text:p>
          </table:table-cell>
          <table:table-cell office:value-type="string">
            <text:p>2020.01.13 13:4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6">
            <text:p>26</text:p>
          </table:table-cell>
          <table:table-cell office:value-type="float" office:value="75.825">
            <text:p>75.825</text:p>
          </table:table-cell>
          <table:table-cell office:value-type="string">
            <text:p>2020.01.13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793">
            <text:p>75.793</text:p>
          </table:table-cell>
          <table:table-cell office:value-type="string">
            <text:p>2020.01.13 14:0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7">
            <text:p>27</text:p>
          </table:table-cell>
          <table:table-cell office:value-type="float" office:value="75.815">
            <text:p>75.815</text:p>
          </table:table-cell>
          <table:table-cell office:value-type="string">
            <text:p>2020.01.13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79">
            <text:p>75.79</text:p>
          </table:table-cell>
          <table:table-cell office:value-type="string">
            <text:p>2020.01.13 14:1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8">
            <text:p>28</text:p>
          </table:table-cell>
          <table:table-cell office:value-type="float" office:value="75.837">
            <text:p>75.837</text:p>
          </table:table-cell>
          <table:table-cell office:value-type="string">
            <text:p>2020.01.13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834">
            <text:p>75.834</text:p>
          </table:table-cell>
          <table:table-cell office:value-type="string">
            <text:p>2020.01.13 14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9">
            <text:p>29</text:p>
          </table:table-cell>
          <table:table-cell office:value-type="float" office:value="75.847">
            <text:p>75.847</text:p>
          </table:table-cell>
          <table:table-cell office:value-type="string">
            <text:p>2020.01.13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2">
            <text:p>-0.012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83">
            <text:p>75.83</text:p>
          </table:table-cell>
          <table:table-cell office:value-type="string">
            <text:p>2020.01.13 14:4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0">
            <text:p>30</text:p>
          </table:table-cell>
          <table:table-cell office:value-type="float" office:value="75.878">
            <text:p>75.878</text:p>
          </table:table-cell>
          <table:table-cell office:value-type="string">
            <text:p>2020.01.13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79999999999956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836">
            <text:p>75.836</text:p>
          </table:table-cell>
          <table:table-cell office:value-type="string">
            <text:p>2020.01.13 15:0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1">
            <text:p>31</text:p>
          </table:table-cell>
          <table:table-cell office:value-type="float" office:value="75.872">
            <text:p>75.872</text:p>
          </table:table-cell>
          <table:table-cell office:value-type="string">
            <text:p>2020.01.13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847">
            <text:p>75.847</text:p>
          </table:table-cell>
          <table:table-cell office:value-type="string">
            <text:p>2020.01.13 15:15</text:p>
          </table:table-cell>
          <table:table-cell office:value-type="float" office:value="37">
            <text:p>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32">
            <text:p>32</text:p>
          </table:table-cell>
          <table:table-cell office:value-type="float" office:value="75.856">
            <text:p>75.856</text:p>
          </table:table-cell>
          <table:table-cell office:value-type="string">
            <text:p>2020.01.13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845">
            <text:p>75.845</text:p>
          </table:table-cell>
          <table:table-cell office:value-type="string">
            <text:p>2020.01.13 15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3">
            <text:p>33</text:p>
          </table:table-cell>
          <table:table-cell office:value-type="float" office:value="75.863">
            <text:p>75.863</text:p>
          </table:table-cell>
          <table:table-cell office:value-type="string">
            <text:p>2020.01.13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845">
            <text:p>75.845</text:p>
          </table:table-cell>
          <table:table-cell office:value-type="string">
            <text:p>2020.01.13 15:45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4">
            <text:p>34</text:p>
          </table:table-cell>
          <table:table-cell office:value-type="float" office:value="75.876">
            <text:p>75.876</text:p>
          </table:table-cell>
          <table:table-cell office:value-type="string">
            <text:p>2020.01.13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875">
            <text:p>75.875</text:p>
          </table:table-cell>
          <table:table-cell office:value-type="string">
            <text:p>2020.01.13 16:00</text:p>
          </table:table-cell>
          <table:table-cell office:value-type="float" office:value="37">
            <text:p>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35">
            <text:p>35</text:p>
          </table:table-cell>
          <table:table-cell office:value-type="float" office:value="75.882">
            <text:p>75.882</text:p>
          </table:table-cell>
          <table:table-cell office:value-type="string">
            <text:p>2020.01.13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845">
            <text:p>75.845</text:p>
          </table:table-cell>
          <table:table-cell office:value-type="string">
            <text:p>2020.01.13 16:15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6">
            <text:p>36</text:p>
          </table:table-cell>
          <table:table-cell office:value-type="float" office:value="75.869">
            <text:p>75.869</text:p>
          </table:table-cell>
          <table:table-cell office:value-type="string">
            <text:p>2020.01.13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71">
            <text:p>75.971</text:p>
          </table:table-cell>
          <table:table-cell office:value-type="string">
            <text:p>2020.01.13 18:30</text:p>
          </table:table-cell>
          <table:table-cell office:value-type="float" office:value="58">
            <text:p>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45">
            <text:p>45</text:p>
          </table:table-cell>
          <table:table-cell office:value-type="float" office:value="76.006">
            <text:p>76.006</text:p>
          </table:table-cell>
          <table:table-cell office:value-type="string">
            <text:p>2020.01.13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967">
            <text:p>75.967</text:p>
          </table:table-cell>
          <table:table-cell office:value-type="string">
            <text:p>2020.01.13 18:45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46">
            <text:p>46</text:p>
          </table:table-cell>
          <table:table-cell office:value-type="float" office:value="75.988">
            <text:p>75.988</text:p>
          </table:table-cell>
          <table:table-cell office:value-type="string">
            <text:p>2020.01.13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967">
            <text:p>75.967</text:p>
          </table:table-cell>
          <table:table-cell office:value-type="string">
            <text:p>2020.01.13 19:00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47">
            <text:p>47</text:p>
          </table:table-cell>
          <table:table-cell office:value-type="float" office:value="75.99">
            <text:p>75.99</text:p>
          </table:table-cell>
          <table:table-cell office:value-type="string">
            <text:p>2020.01.13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981">
            <text:p>75.981</text:p>
          </table:table-cell>
          <table:table-cell office:value-type="string">
            <text:p>2020.01.13 19:15</text:p>
          </table:table-cell>
          <table:table-cell office:value-type="float" office:value="58">
            <text:p>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48">
            <text:p>48</text:p>
          </table:table-cell>
          <table:table-cell office:value-type="float" office:value="75.986">
            <text:p>75.986</text:p>
          </table:table-cell>
          <table:table-cell office:value-type="string">
            <text:p>2020.01.13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966">
            <text:p>75.966</text:p>
          </table:table-cell>
          <table:table-cell office:value-type="string">
            <text:p>2020.01.13 19:30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49">
            <text:p>49</text:p>
          </table:table-cell>
          <table:table-cell office:value-type="float" office:value="75.975">
            <text:p>75.975</text:p>
          </table:table-cell>
          <table:table-cell office:value-type="string">
            <text:p>2020.01.13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9999999999996">
            <text:p>-0.020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952">
            <text:p>75.952</text:p>
          </table:table-cell>
          <table:table-cell office:value-type="string">
            <text:p>2020.01.13 19:45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50">
            <text:p>50</text:p>
          </table:table-cell>
          <table:table-cell office:value-type="float" office:value="75.986">
            <text:p>75.986</text:p>
          </table:table-cell>
          <table:table-cell office:value-type="string">
            <text:p>2020.01.13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973">
            <text:p>75.973</text:p>
          </table:table-cell>
          <table:table-cell office:value-type="string">
            <text:p>2020.01.13 20:00</text:p>
          </table:table-cell>
          <table:table-cell office:value-type="float" office:value="58">
            <text:p>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51">
            <text:p>51</text:p>
          </table:table-cell>
          <table:table-cell office:value-type="float" office:value="75.992">
            <text:p>75.992</text:p>
          </table:table-cell>
          <table:table-cell office:value-type="string">
            <text:p>2020.01.13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992">
            <text:p>75.992</text:p>
          </table:table-cell>
          <table:table-cell office:value-type="string">
            <text:p>2020.01.13 20:15</text:p>
          </table:table-cell>
          <table:table-cell office:value-type="float" office:value="55">
            <text:p>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52">
            <text:p>52</text:p>
          </table:table-cell>
          <table:table-cell office:value-type="float" office:value="76.006">
            <text:p>76.006</text:p>
          </table:table-cell>
          <table:table-cell office:value-type="string">
            <text:p>2020.01.13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55">
            <text:p>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961">
            <text:p>75.961</text:p>
          </table:table-cell>
          <table:table-cell office:value-type="string">
            <text:p>2020.01.13 20:45</text:p>
          </table:table-cell>
          <table:table-cell office:value-type="float" office:value="58">
            <text:p>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54">
            <text:p>54</text:p>
          </table:table-cell>
          <table:table-cell office:value-type="float" office:value="75.967">
            <text:p>75.967</text:p>
          </table:table-cell>
          <table:table-cell office:value-type="string">
            <text:p>2020.01.13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95">
            <text:p>75.95</text:p>
          </table:table-cell>
          <table:table-cell office:value-type="string">
            <text:p>2020.01.13 21:00</text:p>
          </table:table-cell>
          <table:table-cell office:value-type="float" office:value="59">
            <text:p>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59">
            <text:p>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55">
            <text:p>55</text:p>
          </table:table-cell>
          <table:table-cell office:value-type="float" office:value="75.958">
            <text:p>75.958</text:p>
          </table:table-cell>
          <table:table-cell office:value-type="string">
            <text:p>2020.01.13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948">
            <text:p>75.948</text:p>
          </table:table-cell>
          <table:table-cell office:value-type="string">
            <text:p>2020.01.13 21:15</text:p>
          </table:table-cell>
          <table:table-cell office:value-type="float" office:value="61">
            <text:p>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61">
            <text:p>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56">
            <text:p>56</text:p>
          </table:table-cell>
          <table:table-cell office:value-type="float" office:value="75.96">
            <text:p>75.96</text:p>
          </table:table-cell>
          <table:table-cell office:value-type="string">
            <text:p>2020.01.13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949">
            <text:p>75.949</text:p>
          </table:table-cell>
          <table:table-cell office:value-type="string">
            <text:p>2020.01.13 21:30</text:p>
          </table:table-cell>
          <table:table-cell office:value-type="float" office:value="60">
            <text:p>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60">
            <text:p>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57">
            <text:p>57</text:p>
          </table:table-cell>
          <table:table-cell office:value-type="float" office:value="75.951">
            <text:p>75.951</text:p>
          </table:table-cell>
          <table:table-cell office:value-type="string">
            <text:p>2020.01.13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931">
            <text:p>75.931</text:p>
          </table:table-cell>
          <table:table-cell office:value-type="string">
            <text:p>2020.01.13 21:45</text:p>
          </table:table-cell>
          <table:table-cell office:value-type="float" office:value="64">
            <text:p>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64">
            <text:p>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58">
            <text:p>58</text:p>
          </table:table-cell>
          <table:table-cell office:value-type="float" office:value="75.934">
            <text:p>75.934</text:p>
          </table:table-cell>
          <table:table-cell office:value-type="string">
            <text:p>2020.01.13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911">
            <text:p>75.911</text:p>
          </table:table-cell>
          <table:table-cell office:value-type="string">
            <text:p>2020.01.13 22:00</text:p>
          </table:table-cell>
          <table:table-cell office:value-type="float" office:value="71">
            <text:p>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71">
            <text:p>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59">
            <text:p>59</text:p>
          </table:table-cell>
          <table:table-cell office:value-type="float" office:value="75.912">
            <text:p>75.912</text:p>
          </table:table-cell>
          <table:table-cell office:value-type="string">
            <text:p>2020.01.13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906">
            <text:p>75.906</text:p>
          </table:table-cell>
          <table:table-cell office:value-type="string">
            <text:p>2020.01.13 23:00</text:p>
          </table:table-cell>
          <table:table-cell office:value-type="float" office:value="71">
            <text:p>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71">
            <text:p>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63">
            <text:p>63</text:p>
          </table:table-cell>
          <table:table-cell office:value-type="float" office:value="75.916">
            <text:p>75.916</text:p>
          </table:table-cell>
          <table:table-cell office:value-type="string">
            <text:p>2020.01.13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8">
            <text:p>75.88</text:p>
          </table:table-cell>
          <table:table-cell office:value-type="string">
            <text:p>2020.01.13 23:30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65">
            <text:p>65</text:p>
          </table:table-cell>
          <table:table-cell office:value-type="float" office:value="75.904">
            <text:p>75.904</text:p>
          </table:table-cell>
          <table:table-cell office:value-type="string">
            <text:p>2020.01.13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8">
            <text:p>75.88</text:p>
          </table:table-cell>
          <table:table-cell office:value-type="string">
            <text:p>2020.01.14 00:00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67">
            <text:p>67</text:p>
          </table:table-cell>
          <table:table-cell office:value-type="float" office:value="75.889">
            <text:p>75.889</text:p>
          </table:table-cell>
          <table:table-cell office:value-type="string">
            <text:p>2020.01.14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.912">
            <text:p>75.912</text:p>
          </table:table-cell>
          <table:table-cell office:value-type="string">
            <text:p>2020.01.14 00:30</text:p>
          </table:table-cell>
          <table:table-cell office:value-type="float" office:value="71">
            <text:p>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71">
            <text:p>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69">
            <text:p>69</text:p>
          </table:table-cell>
          <table:table-cell office:value-type="float" office:value="75.916">
            <text:p>75.916</text:p>
          </table:table-cell>
          <table:table-cell office:value-type="string">
            <text:p>2020.01.14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98">
            <text:p>75.998</text:p>
          </table:table-cell>
          <table:table-cell office:value-type="string">
            <text:p>2020.01.14 06:15</text:p>
          </table:table-cell>
          <table:table-cell office:value-type="float" office:value="95">
            <text:p>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95">
            <text:p>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92">
            <text:p>92</text:p>
          </table:table-cell>
          <table:table-cell office:value-type="float" office:value="76.008">
            <text:p>76.008</text:p>
          </table:table-cell>
          <table:table-cell office:value-type="string">
            <text:p>2020.01.14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98">
            <text:p>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93">
            <text:p>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5">
            <text:p>75.95</text:p>
          </table:table-cell>
          <table:table-cell office:value-type="string">
            <text:p>2020.01.14 06:45</text:p>
          </table:table-cell>
          <table:table-cell office:value-type="float" office:value="98">
            <text:p>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94">
            <text:p>94</text:p>
          </table:table-cell>
          <table:table-cell office:value-type="float" office:value="75.978">
            <text:p>75.978</text:p>
          </table:table-cell>
          <table:table-cell office:value-type="string">
            <text:p>2020.01.14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56">
            <text:p>75.956</text:p>
          </table:table-cell>
          <table:table-cell office:value-type="string">
            <text:p>2020.01.14 07:00</text:p>
          </table:table-cell>
          <table:table-cell office:value-type="float" office:value="98">
            <text:p>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95">
            <text:p>95</text:p>
          </table:table-cell>
          <table:table-cell office:value-type="float" office:value="75.959">
            <text:p>75.959</text:p>
          </table:table-cell>
          <table:table-cell office:value-type="string">
            <text:p>2020.01.14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.954">
            <text:p>75.954</text:p>
          </table:table-cell>
          <table:table-cell office:value-type="string">
            <text:p>2020.01.14 07:30</text:p>
          </table:table-cell>
          <table:table-cell office:value-type="float" office:value="98">
            <text:p>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97">
            <text:p>97</text:p>
          </table:table-cell>
          <table:table-cell office:value-type="float" office:value="75.956">
            <text:p>75.956</text:p>
          </table:table-cell>
          <table:table-cell office:value-type="string">
            <text:p>2020.01.14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5.925">
            <text:p>75.925</text:p>
          </table:table-cell>
          <table:table-cell office:value-type="string">
            <text:p>2020.01.14 09:15</text:p>
          </table:table-cell>
          <table:table-cell office:value-type="float" office:value="107">
            <text:p>1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107">
            <text:p>1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104">
            <text:p>104</text:p>
          </table:table-cell>
          <table:table-cell office:value-type="float" office:value="75.954">
            <text:p>75.954</text:p>
          </table:table-cell>
          <table:table-cell office:value-type="string">
            <text:p>2020.01.14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5.942">
            <text:p>75.942</text:p>
          </table:table-cell>
          <table:table-cell office:value-type="string">
            <text:p>2020.01.14 09:30</text:p>
          </table:table-cell>
          <table:table-cell office:value-type="float" office:value="106">
            <text:p>1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106">
            <text:p>1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105">
            <text:p>105</text:p>
          </table:table-cell>
          <table:table-cell office:value-type="float" office:value="75.955">
            <text:p>75.955</text:p>
          </table:table-cell>
          <table:table-cell office:value-type="string">
            <text:p>2020.01.14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5.945">
            <text:p>75.945</text:p>
          </table:table-cell>
          <table:table-cell office:value-type="string">
            <text:p>2020.01.14 10:00</text:p>
          </table:table-cell>
          <table:table-cell office:value-type="float" office:value="108">
            <text:p>1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107">
            <text:p>107</text:p>
          </table:table-cell>
          <table:table-cell office:value-type="float" office:value="75.983">
            <text:p>75.983</text:p>
          </table:table-cell>
          <table:table-cell office:value-type="string">
            <text:p>2020.01.14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5.823">
            <text:p>75.823</text:p>
          </table:table-cell>
          <table:table-cell office:value-type="string">
            <text:p>2020.01.14 10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0">
            <text:p>110</text:p>
          </table:table-cell>
          <table:table-cell office:value-type="float" office:value="75.839">
            <text:p>75.839</text:p>
          </table:table-cell>
          <table:table-cell office:value-type="string">
            <text:p>2020.01.14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47000000000011">
            <text:p>0.047</text:p>
          </table:table-cell>
          <table:table-cell table:number-columns-repeated="100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5.804">
            <text:p>75.804</text:p>
          </table:table-cell>
          <table:table-cell office:value-type="string">
            <text:p>2020.01.14 11:00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1">
            <text:p>111</text:p>
          </table:table-cell>
          <table:table-cell office:value-type="float" office:value="75.832">
            <text:p>75.832</text:p>
          </table:table-cell>
          <table:table-cell office:value-type="string">
            <text:p>2020.01.14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66000000000003">
            <text:p>0.066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5.831">
            <text:p>75.831</text:p>
          </table:table-cell>
          <table:table-cell office:value-type="string">
            <text:p>2020.01.14 11:1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2">
            <text:p>112</text:p>
          </table:table-cell>
          <table:table-cell office:value-type="float" office:value="75.885">
            <text:p>75.885</text:p>
          </table:table-cell>
          <table:table-cell office:value-type="string">
            <text:p>2020.01.14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39000000000001">
            <text:p>0.039</text:p>
          </table:table-cell>
          <table:table-cell table:number-columns-repeated="100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5.871">
            <text:p>75.871</text:p>
          </table:table-cell>
          <table:table-cell office:value-type="string">
            <text:p>2020.01.14 11:30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3">
            <text:p>113</text:p>
          </table:table-cell>
          <table:table-cell office:value-type="float" office:value="75.894">
            <text:p>75.894</text:p>
          </table:table-cell>
          <table:table-cell office:value-type="string">
            <text:p>2020.01.14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.891">
            <text:p>75.891</text:p>
          </table:table-cell>
          <table:table-cell office:value-type="string">
            <text:p>2020.01.14 11:45</text:p>
          </table:table-cell>
          <table:table-cell office:value-type="float" office:value="119">
            <text:p>1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114">
            <text:p>114</text:p>
          </table:table-cell>
          <table:table-cell office:value-type="float" office:value="75.925">
            <text:p>75.925</text:p>
          </table:table-cell>
          <table:table-cell office:value-type="string">
            <text:p>2020.01.14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.919">
            <text:p>75.919</text:p>
          </table:table-cell>
          <table:table-cell office:value-type="string">
            <text:p>2020.01.14 12:00</text:p>
          </table:table-cell>
          <table:table-cell office:value-type="float" office:value="119">
            <text:p>1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115">
            <text:p>115</text:p>
          </table:table-cell>
          <table:table-cell office:value-type="float" office:value="75.93">
            <text:p>75.93</text:p>
          </table:table-cell>
          <table:table-cell office:value-type="string">
            <text:p>2020.01.14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5.903">
            <text:p>75.903</text:p>
          </table:table-cell>
          <table:table-cell office:value-type="string">
            <text:p>2020.01.14 12:15</text:p>
          </table:table-cell>
          <table:table-cell office:value-type="float" office:value="119">
            <text:p>1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116">
            <text:p>116</text:p>
          </table:table-cell>
          <table:table-cell office:value-type="float" office:value="75.925">
            <text:p>75.925</text:p>
          </table:table-cell>
          <table:table-cell office:value-type="string">
            <text:p>2020.01.14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5.907">
            <text:p>75.907</text:p>
          </table:table-cell>
          <table:table-cell office:value-type="string">
            <text:p>2020.01.14 12:30</text:p>
          </table:table-cell>
          <table:table-cell office:value-type="float" office:value="119">
            <text:p>1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117">
            <text:p>117</text:p>
          </table:table-cell>
          <table:table-cell office:value-type="float" office:value="75.918">
            <text:p>75.918</text:p>
          </table:table-cell>
          <table:table-cell office:value-type="string">
            <text:p>2020.01.14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.893">
            <text:p>75.893</text:p>
          </table:table-cell>
          <table:table-cell office:value-type="string">
            <text:p>2020.01.14 12:45</text:p>
          </table:table-cell>
          <table:table-cell office:value-type="float" office:value="119">
            <text:p>1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118">
            <text:p>118</text:p>
          </table:table-cell>
          <table:table-cell office:value-type="float" office:value="75.919">
            <text:p>75.919</text:p>
          </table:table-cell>
          <table:table-cell office:value-type="string">
            <text:p>2020.01.14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5.926">
            <text:p>75.926</text:p>
          </table:table-cell>
          <table:table-cell office:value-type="string">
            <text:p>2020.01.14 13:45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2">
            <text:p>122</text:p>
          </table:table-cell>
          <table:table-cell office:value-type="float" office:value="75.933">
            <text:p>75.933</text:p>
          </table:table-cell>
          <table:table-cell office:value-type="string">
            <text:p>2020.01.14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5.926">
            <text:p>75.926</text:p>
          </table:table-cell>
          <table:table-cell office:value-type="string">
            <text:p>2020.01.14 14:00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3">
            <text:p>123</text:p>
          </table:table-cell>
          <table:table-cell office:value-type="float" office:value="75.943">
            <text:p>75.943</text:p>
          </table:table-cell>
          <table:table-cell office:value-type="string">
            <text:p>2020.01.14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.92">
            <text:p>75.92</text:p>
          </table:table-cell>
          <table:table-cell office:value-type="string">
            <text:p>2020.01.14 15:00</text:p>
          </table:table-cell>
          <table:table-cell office:value-type="float" office:value="129">
            <text:p>1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127">
            <text:p>127</text:p>
          </table:table-cell>
          <table:table-cell office:value-type="float" office:value="75.941">
            <text:p>75.941</text:p>
          </table:table-cell>
          <table:table-cell office:value-type="string">
            <text:p>2020.01.14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5.929">
            <text:p>75.929</text:p>
          </table:table-cell>
          <table:table-cell office:value-type="string">
            <text:p>2020.01.14 15:15</text:p>
          </table:table-cell>
          <table:table-cell office:value-type="float" office:value="129">
            <text:p>1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128">
            <text:p>128</text:p>
          </table:table-cell>
          <table:table-cell office:value-type="float" office:value="75.95">
            <text:p>75.95</text:p>
          </table:table-cell>
          <table:table-cell office:value-type="string">
            <text:p>2020.01.14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5.891">
            <text:p>75.891</text:p>
          </table:table-cell>
          <table:table-cell office:value-type="string">
            <text:p>2020.01.14 15:30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29">
            <text:p>129</text:p>
          </table:table-cell>
          <table:table-cell office:value-type="float" office:value="75.913">
            <text:p>75.913</text:p>
          </table:table-cell>
          <table:table-cell office:value-type="string">
            <text:p>2020.01.14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56999999999988">
            <text:p>0.057</text:p>
          </table:table-cell>
          <table:table-cell table:number-columns-repeated="100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.88">
            <text:p>75.88</text:p>
          </table:table-cell>
          <table:table-cell office:value-type="string">
            <text:p>2020.01.14 15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0">
            <text:p>130</text:p>
          </table:table-cell>
          <table:table-cell office:value-type="float" office:value="75.938">
            <text:p>75.938</text:p>
          </table:table-cell>
          <table:table-cell office:value-type="string">
            <text:p>2020.01.14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67999999999998">
            <text:p>0.068</text:p>
          </table:table-cell>
          <table:table-cell table:number-columns-repeated="100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5.919">
            <text:p>75.919</text:p>
          </table:table-cell>
          <table:table-cell office:value-type="string">
            <text:p>2020.01.14 16:00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1">
            <text:p>131</text:p>
          </table:table-cell>
          <table:table-cell office:value-type="float" office:value="75.965">
            <text:p>75.965</text:p>
          </table:table-cell>
          <table:table-cell office:value-type="string">
            <text:p>2020.01.14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5.966">
            <text:p>75.966</text:p>
          </table:table-cell>
          <table:table-cell office:value-type="string">
            <text:p>2020.01.14 16:1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2">
            <text:p>132</text:p>
          </table:table-cell>
          <table:table-cell office:value-type="float" office:value="75.996">
            <text:p>75.996</text:p>
          </table:table-cell>
          <table:table-cell office:value-type="string">
            <text:p>2020.01.14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5.956">
            <text:p>75.956</text:p>
          </table:table-cell>
          <table:table-cell office:value-type="string">
            <text:p>2020.01.14 16:30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3">
            <text:p>133</text:p>
          </table:table-cell>
          <table:table-cell office:value-type="float" office:value="75.992">
            <text:p>75.992</text:p>
          </table:table-cell>
          <table:table-cell office:value-type="string">
            <text:p>2020.01.14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5.976">
            <text:p>75.976</text:p>
          </table:table-cell>
          <table:table-cell office:value-type="string">
            <text:p>2020.01.14 16:45</text:p>
          </table:table-cell>
          <table:table-cell office:value-type="float" office:value="136">
            <text:p>1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136">
            <text:p>1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134">
            <text:p>134</text:p>
          </table:table-cell>
          <table:table-cell office:value-type="float" office:value="76.008">
            <text:p>76.008</text:p>
          </table:table-cell>
          <table:table-cell office:value-type="string">
            <text:p>2020.01.14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5.946">
            <text:p>75.946</text:p>
          </table:table-cell>
          <table:table-cell office:value-type="string">
            <text:p>2020.01.14 17:00</text:p>
          </table:table-cell>
          <table:table-cell office:value-type="float" office:value="138">
            <text:p>1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138">
            <text:p>1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135">
            <text:p>135</text:p>
          </table:table-cell>
          <table:table-cell office:value-type="float" office:value="75.969">
            <text:p>75.969</text:p>
          </table:table-cell>
          <table:table-cell office:value-type="string">
            <text:p>2020.01.14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5.95">
            <text:p>75.95</text:p>
          </table:table-cell>
          <table:table-cell office:value-type="string">
            <text:p>2020.01.14 17:15</text:p>
          </table:table-cell>
          <table:table-cell office:value-type="float" office:value="138">
            <text:p>1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138">
            <text:p>1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136">
            <text:p>136</text:p>
          </table:table-cell>
          <table:table-cell office:value-type="float" office:value="75.954">
            <text:p>75.954</text:p>
          </table:table-cell>
          <table:table-cell office:value-type="string">
            <text:p>2020.01.14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5.925">
            <text:p>75.925</text:p>
          </table:table-cell>
          <table:table-cell office:value-type="string">
            <text:p>2020.01.14 17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37">
            <text:p>137</text:p>
          </table:table-cell>
          <table:table-cell office:value-type="float" office:value="75.958">
            <text:p>75.958</text:p>
          </table:table-cell>
          <table:table-cell office:value-type="string">
            <text:p>2020.01.14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52000000000007">
            <text:p>0.052</text:p>
          </table:table-cell>
          <table:table-cell table:number-columns-repeated="100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.898">
            <text:p>75.898</text:p>
          </table:table-cell>
          <table:table-cell office:value-type="string">
            <text:p>2020.01.14 17:4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38">
            <text:p>138</text:p>
          </table:table-cell>
          <table:table-cell office:value-type="float" office:value="75.94">
            <text:p>75.94</text:p>
          </table:table-cell>
          <table:table-cell office:value-type="string">
            <text:p>2020.01.14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79000000000008">
            <text:p>0.079</text:p>
          </table:table-cell>
          <table:table-cell table:number-columns-repeated="100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.936">
            <text:p>75.936</text:p>
          </table:table-cell>
          <table:table-cell office:value-type="string">
            <text:p>2020.01.14 18:0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39">
            <text:p>139</text:p>
          </table:table-cell>
          <table:table-cell office:value-type="float" office:value="75.982">
            <text:p>75.982</text:p>
          </table:table-cell>
          <table:table-cell office:value-type="string">
            <text:p>2020.01.14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5.962">
            <text:p>75.962</text:p>
          </table:table-cell>
          <table:table-cell office:value-type="string">
            <text:p>2020.01.14 18:1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0">
            <text:p>140</text:p>
          </table:table-cell>
          <table:table-cell office:value-type="float" office:value="75.997">
            <text:p>75.997</text:p>
          </table:table-cell>
          <table:table-cell office:value-type="string">
            <text:p>2020.01.14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5.98">
            <text:p>75.98</text:p>
          </table:table-cell>
          <table:table-cell office:value-type="string">
            <text:p>2020.01.14 18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1">
            <text:p>141</text:p>
          </table:table-cell>
          <table:table-cell office:value-type="float" office:value="75.996">
            <text:p>75.996</text:p>
          </table:table-cell>
          <table:table-cell office:value-type="string">
            <text:p>2020.01.14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5.997">
            <text:p>75.997</text:p>
          </table:table-cell>
          <table:table-cell office:value-type="string">
            <text:p>2020.01.14 18:4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2">
            <text:p>142</text:p>
          </table:table-cell>
          <table:table-cell office:value-type="float" office:value="76.003">
            <text:p>76.003</text:p>
          </table:table-cell>
          <table:table-cell office:value-type="string">
            <text:p>2020.01.14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9999999999996">
            <text:p>-0.020</text:p>
          </table:table-cell>
          <table:table-cell table:number-columns-repeated="100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5.977">
            <text:p>75.977</text:p>
          </table:table-cell>
          <table:table-cell office:value-type="string">
            <text:p>2020.01.14 19:0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3">
            <text:p>143</text:p>
          </table:table-cell>
          <table:table-cell office:value-type="float" office:value="75.981">
            <text:p>75.981</text:p>
          </table:table-cell>
          <table:table-cell office:value-type="string">
            <text:p>2020.01.14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">
            <text:p>0.000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5.965">
            <text:p>75.965</text:p>
          </table:table-cell>
          <table:table-cell office:value-type="string">
            <text:p>2020.01.14 19:1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4">
            <text:p>144</text:p>
          </table:table-cell>
          <table:table-cell office:value-type="float" office:value="75.971">
            <text:p>75.971</text:p>
          </table:table-cell>
          <table:table-cell office:value-type="string">
            <text:p>2020.01.14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5.964">
            <text:p>75.964</text:p>
          </table:table-cell>
          <table:table-cell office:value-type="string">
            <text:p>2020.01.14 19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5">
            <text:p>145</text:p>
          </table:table-cell>
          <table:table-cell office:value-type="float" office:value="75.983">
            <text:p>75.983</text:p>
          </table:table-cell>
          <table:table-cell office:value-type="string">
            <text:p>2020.01.14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3000000000005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5.978">
            <text:p>75.978</text:p>
          </table:table-cell>
          <table:table-cell office:value-type="string">
            <text:p>2020.01.14 19:4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6">
            <text:p>146</text:p>
          </table:table-cell>
          <table:table-cell office:value-type="float" office:value="76.021">
            <text:p>76.021</text:p>
          </table:table-cell>
          <table:table-cell office:value-type="string">
            <text:p>2020.01.14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6.009">
            <text:p>76.009</text:p>
          </table:table-cell>
          <table:table-cell office:value-type="string">
            <text:p>2020.01.14 20:00</text:p>
          </table:table-cell>
          <table:table-cell office:value-type="float" office:value="149">
            <text:p>1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147">
            <text:p>147</text:p>
          </table:table-cell>
          <table:table-cell office:value-type="float" office:value="76.037">
            <text:p>76.037</text:p>
          </table:table-cell>
          <table:table-cell office:value-type="string">
            <text:p>2020.01.14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6.011">
            <text:p>76.011</text:p>
          </table:table-cell>
          <table:table-cell office:value-type="string">
            <text:p>2020.01.14 20:15</text:p>
          </table:table-cell>
          <table:table-cell office:value-type="float" office:value="149">
            <text:p>1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148">
            <text:p>148</text:p>
          </table:table-cell>
          <table:table-cell office:value-type="float" office:value="76.036">
            <text:p>76.036</text:p>
          </table:table-cell>
          <table:table-cell office:value-type="string">
            <text:p>2020.01.14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.908">
            <text:p>75.908</text:p>
          </table:table-cell>
          <table:table-cell office:value-type="string">
            <text:p>2020.01.14 20:45</text:p>
          </table:table-cell>
          <table:table-cell office:value-type="float" office:value="151">
            <text:p>1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150">
            <text:p>150</text:p>
          </table:table-cell>
          <table:table-cell office:value-type="float" office:value="75.946">
            <text:p>75.946</text:p>
          </table:table-cell>
          <table:table-cell office:value-type="string">
            <text:p>2020.01.14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.965">
            <text:p>75.965</text:p>
          </table:table-cell>
          <table:table-cell office:value-type="string">
            <text:p>2020.01.14 21:45</text:p>
          </table:table-cell>
          <table:table-cell office:value-type="float" office:value="155">
            <text:p>1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155">
            <text:p>1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154">
            <text:p>154</text:p>
          </table:table-cell>
          <table:table-cell office:value-type="float" office:value="75.976">
            <text:p>75.976</text:p>
          </table:table-cell>
          <table:table-cell office:value-type="string">
            <text:p>2020.01.14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5.93">
            <text:p>75.93</text:p>
          </table:table-cell>
          <table:table-cell office:value-type="string">
            <text:p>2020.01.14 22:00</text:p>
          </table:table-cell>
          <table:table-cell office:value-type="float" office:value="168">
            <text:p>1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155">
            <text:p>155</text:p>
          </table:table-cell>
          <table:table-cell office:value-type="float" office:value="75.934">
            <text:p>75.934</text:p>
          </table:table-cell>
          <table:table-cell office:value-type="string">
            <text:p>2020.01.14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5.91">
            <text:p>75.91</text:p>
          </table:table-cell>
          <table:table-cell office:value-type="string">
            <text:p>2020.01.14 22:15</text:p>
          </table:table-cell>
          <table:table-cell office:value-type="float" office:value="165">
            <text:p>1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165">
            <text:p>1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156">
            <text:p>156</text:p>
          </table:table-cell>
          <table:table-cell office:value-type="float" office:value="75.93">
            <text:p>75.93</text:p>
          </table:table-cell>
          <table:table-cell office:value-type="string">
            <text:p>2020.01.14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5.919">
            <text:p>75.919</text:p>
          </table:table-cell>
          <table:table-cell office:value-type="string">
            <text:p>2020.01.14 22:30</text:p>
          </table:table-cell>
          <table:table-cell office:value-type="float" office:value="168">
            <text:p>1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157">
            <text:p>157</text:p>
          </table:table-cell>
          <table:table-cell office:value-type="float" office:value="75.929">
            <text:p>75.929</text:p>
          </table:table-cell>
          <table:table-cell office:value-type="string">
            <text:p>2020.01.14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5.924">
            <text:p>75.924</text:p>
          </table:table-cell>
          <table:table-cell office:value-type="string">
            <text:p>2020.01.14 22:45</text:p>
          </table:table-cell>
          <table:table-cell office:value-type="float" office:value="168">
            <text:p>1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158">
            <text:p>158</text:p>
          </table:table-cell>
          <table:table-cell office:value-type="float" office:value="75.926">
            <text:p>75.926</text:p>
          </table:table-cell>
          <table:table-cell office:value-type="string">
            <text:p>2020.01.14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5.912">
            <text:p>75.912</text:p>
          </table:table-cell>
          <table:table-cell office:value-type="string">
            <text:p>2020.01.14 23:00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59">
            <text:p>159</text:p>
          </table:table-cell>
          <table:table-cell office:value-type="float" office:value="75.927">
            <text:p>75.927</text:p>
          </table:table-cell>
          <table:table-cell office:value-type="string">
            <text:p>2020.01.14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.912">
            <text:p>75.912</text:p>
          </table:table-cell>
          <table:table-cell office:value-type="string">
            <text:p>2020.01.14 23:15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60">
            <text:p>160</text:p>
          </table:table-cell>
          <table:table-cell office:value-type="float" office:value="75.936">
            <text:p>75.936</text:p>
          </table:table-cell>
          <table:table-cell office:value-type="string">
            <text:p>2020.01.14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5.915">
            <text:p>75.915</text:p>
          </table:table-cell>
          <table:table-cell office:value-type="string">
            <text:p>2020.01.14 23:30</text:p>
          </table:table-cell>
          <table:table-cell office:value-type="float" office:value="168">
            <text:p>1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161">
            <text:p>161</text:p>
          </table:table-cell>
          <table:table-cell office:value-type="float" office:value="75.951">
            <text:p>75.951</text:p>
          </table:table-cell>
          <table:table-cell office:value-type="string">
            <text:p>2020.01.14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5.935">
            <text:p>75.935</text:p>
          </table:table-cell>
          <table:table-cell office:value-type="string">
            <text:p>2020.01.14 23:45</text:p>
          </table:table-cell>
          <table:table-cell office:value-type="float" office:value="168">
            <text:p>1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162">
            <text:p>162</text:p>
          </table:table-cell>
          <table:table-cell office:value-type="float" office:value="75.952">
            <text:p>75.952</text:p>
          </table:table-cell>
          <table:table-cell office:value-type="string">
            <text:p>2020.01.14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.902">
            <text:p>75.902</text:p>
          </table:table-cell>
          <table:table-cell office:value-type="string">
            <text:p>2020.01.15 00:00</text:p>
          </table:table-cell>
          <table:table-cell office:value-type="float" office:value="168">
            <text:p>1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163">
            <text:p>163</text:p>
          </table:table-cell>
          <table:table-cell office:value-type="float" office:value="75.928">
            <text:p>75.928</text:p>
          </table:table-cell>
          <table:table-cell office:value-type="string">
            <text:p>2020.01.15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5.917">
            <text:p>75.917</text:p>
          </table:table-cell>
          <table:table-cell office:value-type="string">
            <text:p>2020.01.15 00:15</text:p>
          </table:table-cell>
          <table:table-cell office:value-type="float" office:value="168">
            <text:p>1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164">
            <text:p>164</text:p>
          </table:table-cell>
          <table:table-cell office:value-type="float" office:value="75.928">
            <text:p>75.928</text:p>
          </table:table-cell>
          <table:table-cell office:value-type="string">
            <text:p>2020.01.15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.899">
            <text:p>75.899</text:p>
          </table:table-cell>
          <table:table-cell office:value-type="string">
            <text:p>2020.01.15 00:30</text:p>
          </table:table-cell>
          <table:table-cell office:value-type="float" office:value="168">
            <text:p>1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165">
            <text:p>165</text:p>
          </table:table-cell>
          <table:table-cell office:value-type="float" office:value="75.903">
            <text:p>75.903</text:p>
          </table:table-cell>
          <table:table-cell office:value-type="string">
            <text:p>2020.01.15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5.897">
            <text:p>75.897</text:p>
          </table:table-cell>
          <table:table-cell office:value-type="string">
            <text:p>2020.01.15 00:45</text:p>
          </table:table-cell>
          <table:table-cell office:value-type="float" office:value="168">
            <text:p>1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166">
            <text:p>166</text:p>
          </table:table-cell>
          <table:table-cell office:value-type="float" office:value="75.908">
            <text:p>75.908</text:p>
          </table:table-cell>
          <table:table-cell office:value-type="string">
            <text:p>2020.01.15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5.88">
            <text:p>75.88</text:p>
          </table:table-cell>
          <table:table-cell office:value-type="string">
            <text:p>2020.01.15 01:00</text:p>
          </table:table-cell>
          <table:table-cell office:value-type="float" office:value="168">
            <text:p>1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167">
            <text:p>167</text:p>
          </table:table-cell>
          <table:table-cell office:value-type="float" office:value="75.906">
            <text:p>75.906</text:p>
          </table:table-cell>
          <table:table-cell office:value-type="string">
            <text:p>2020.01.15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5.831">
            <text:p>75.831</text:p>
          </table:table-cell>
          <table:table-cell office:value-type="string">
            <text:p>2020.01.15 02:30</text:p>
          </table:table-cell>
          <table:table-cell office:value-type="float" office:value="174">
            <text:p>1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173">
            <text:p>173</text:p>
          </table:table-cell>
          <table:table-cell office:value-type="float" office:value="75.869">
            <text:p>75.869</text:p>
          </table:table-cell>
          <table:table-cell office:value-type="string">
            <text:p>2020.01.15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5.807">
            <text:p>75.807</text:p>
          </table:table-cell>
          <table:table-cell office:value-type="string">
            <text:p>2020.01.15 03:15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76">
            <text:p>176</text:p>
          </table:table-cell>
          <table:table-cell office:value-type="float" office:value="75.826">
            <text:p>75.826</text:p>
          </table:table-cell>
          <table:table-cell office:value-type="string">
            <text:p>2020.01.15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.818">
            <text:p>75.818</text:p>
          </table:table-cell>
          <table:table-cell office:value-type="string">
            <text:p>2020.01.15 03:30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77">
            <text:p>177</text:p>
          </table:table-cell>
          <table:table-cell office:value-type="float" office:value="75.882">
            <text:p>75.882</text:p>
          </table:table-cell>
          <table:table-cell office:value-type="string">
            <text:p>2020.01.15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40000000000049">
            <text:p>0.004</text:p>
          </table:table-cell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5.866">
            <text:p>75.866</text:p>
          </table:table-cell>
          <table:table-cell office:value-type="string">
            <text:p>2020.01.15 03:45</text:p>
          </table:table-cell>
          <table:table-cell office:value-type="float" office:value="180">
            <text:p>1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178">
            <text:p>178</text:p>
          </table:table-cell>
          <table:table-cell office:value-type="float" office:value="75.874">
            <text:p>75.874</text:p>
          </table:table-cell>
          <table:table-cell office:value-type="string">
            <text:p>2020.01.15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5.853">
            <text:p>75.853</text:p>
          </table:table-cell>
          <table:table-cell office:value-type="string">
            <text:p>2020.01.15 04:00</text:p>
          </table:table-cell>
          <table:table-cell office:value-type="float" office:value="181">
            <text:p>1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181">
            <text:p>1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179">
            <text:p>179</text:p>
          </table:table-cell>
          <table:table-cell office:value-type="float" office:value="75.88">
            <text:p>75.88</text:p>
          </table:table-cell>
          <table:table-cell office:value-type="string">
            <text:p>2020.01.15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5.802">
            <text:p>75.802</text:p>
          </table:table-cell>
          <table:table-cell office:value-type="string">
            <text:p>2020.01.15 04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1">
            <text:p>181</text:p>
          </table:table-cell>
          <table:table-cell office:value-type="float" office:value="75.818">
            <text:p>75.818</text:p>
          </table:table-cell>
          <table:table-cell office:value-type="string">
            <text:p>2020.01.15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29999999999859">
            <text:p>0.003</text:p>
          </table:table-cell>
          <table:table-cell table:number-columns-repeated="100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.816">
            <text:p>75.816</text:p>
          </table:table-cell>
          <table:table-cell office:value-type="string">
            <text:p>2020.01.15 04:45</text:p>
          </table:table-cell>
          <table:table-cell office:value-type="float" office:value="184">
            <text:p>1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184">
            <text:p>1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182">
            <text:p>182</text:p>
          </table:table-cell>
          <table:table-cell office:value-type="float" office:value="75.825">
            <text:p>75.825</text:p>
          </table:table-cell>
          <table:table-cell office:value-type="string">
            <text:p>2020.01.15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5.803">
            <text:p>75.803</text:p>
          </table:table-cell>
          <table:table-cell office:value-type="string">
            <text:p>2020.01.15 05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3">
            <text:p>183</text:p>
          </table:table-cell>
          <table:table-cell office:value-type="float" office:value="75.83">
            <text:p>75.83</text:p>
          </table:table-cell>
          <table:table-cell office:value-type="string">
            <text:p>2020.01.15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5.797">
            <text:p>75.797</text:p>
          </table:table-cell>
          <table:table-cell office:value-type="string">
            <text:p>2020.01.15 05:1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4">
            <text:p>184</text:p>
          </table:table-cell>
          <table:table-cell office:value-type="float" office:value="75.816">
            <text:p>75.816</text:p>
          </table:table-cell>
          <table:table-cell office:value-type="string">
            <text:p>2020.01.15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.758">
            <text:p>75.758</text:p>
          </table:table-cell>
          <table:table-cell office:value-type="string">
            <text:p>2020.01.15 05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5">
            <text:p>185</text:p>
          </table:table-cell>
          <table:table-cell office:value-type="float" office:value="75.817">
            <text:p>75.817</text:p>
          </table:table-cell>
          <table:table-cell office:value-type="string">
            <text:p>2020.01.15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6">
            <text:p>1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40000000000049">
            <text:p>-0.004</text:p>
          </table:table-cell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5.785">
            <text:p>75.785</text:p>
          </table:table-cell>
          <table:table-cell office:value-type="string">
            <text:p>2020.01.15 06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7">
            <text:p>187</text:p>
          </table:table-cell>
          <table:table-cell office:value-type="float" office:value="75.794">
            <text:p>75.794</text:p>
          </table:table-cell>
          <table:table-cell office:value-type="string">
            <text:p>2020.01.15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19999999999996">
            <text:p>0.020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5.784">
            <text:p>75.784</text:p>
          </table:table-cell>
          <table:table-cell office:value-type="string">
            <text:p>2020.01.15 06:1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8">
            <text:p>188</text:p>
          </table:table-cell>
          <table:table-cell office:value-type="float" office:value="75.818">
            <text:p>75.818</text:p>
          </table:table-cell>
          <table:table-cell office:value-type="string">
            <text:p>2020.01.15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20999999999987">
            <text:p>0.021</text:p>
          </table:table-cell>
          <table:table-cell table:number-columns-repeated="100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5.803">
            <text:p>75.803</text:p>
          </table:table-cell>
          <table:table-cell office:value-type="string">
            <text:p>2020.01.15 06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9">
            <text:p>189</text:p>
          </table:table-cell>
          <table:table-cell office:value-type="float" office:value="75.818">
            <text:p>75.818</text:p>
          </table:table-cell>
          <table:table-cell office:value-type="string">
            <text:p>2020.01.15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.81">
            <text:p>75.81</text:p>
          </table:table-cell>
          <table:table-cell office:value-type="string">
            <text:p>2020.01.15 06:4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0">
            <text:p>190</text:p>
          </table:table-cell>
          <table:table-cell office:value-type="float" office:value="75.826">
            <text:p>75.826</text:p>
          </table:table-cell>
          <table:table-cell office:value-type="string">
            <text:p>2020.01.15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.803">
            <text:p>75.803</text:p>
          </table:table-cell>
          <table:table-cell office:value-type="string">
            <text:p>2020.01.15 07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1">
            <text:p>191</text:p>
          </table:table-cell>
          <table:table-cell office:value-type="float" office:value="75.805">
            <text:p>75.805</text:p>
          </table:table-cell>
          <table:table-cell office:value-type="string">
            <text:p>2020.01.15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.779">
            <text:p>75.779</text:p>
          </table:table-cell>
          <table:table-cell office:value-type="string">
            <text:p>2020.01.15 07:1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2">
            <text:p>192</text:p>
          </table:table-cell>
          <table:table-cell office:value-type="float" office:value="75.816">
            <text:p>75.816</text:p>
          </table:table-cell>
          <table:table-cell office:value-type="string">
            <text:p>2020.01.15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5.814">
            <text:p>75.814</text:p>
          </table:table-cell>
          <table:table-cell office:value-type="string">
            <text:p>2020.01.15 07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3">
            <text:p>193</text:p>
          </table:table-cell>
          <table:table-cell office:value-type="float" office:value="75.832">
            <text:p>75.832</text:p>
          </table:table-cell>
          <table:table-cell office:value-type="string">
            <text:p>2020.01.15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90000000000003">
            <text:p>-0.009</text:p>
          </table:table-cell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5.816">
            <text:p>75.816</text:p>
          </table:table-cell>
          <table:table-cell office:value-type="string">
            <text:p>2020.01.15 07:4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4">
            <text:p>194</text:p>
          </table:table-cell>
          <table:table-cell office:value-type="float" office:value="75.835">
            <text:p>75.835</text:p>
          </table:table-cell>
          <table:table-cell office:value-type="string">
            <text:p>2020.01.15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.821">
            <text:p>75.821</text:p>
          </table:table-cell>
          <table:table-cell office:value-type="string">
            <text:p>2020.01.15 08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5">
            <text:p>195</text:p>
          </table:table-cell>
          <table:table-cell office:value-type="float" office:value="75.839">
            <text:p>75.839</text:p>
          </table:table-cell>
          <table:table-cell office:value-type="string">
            <text:p>2020.01.15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.828">
            <text:p>75.828</text:p>
          </table:table-cell>
          <table:table-cell office:value-type="string">
            <text:p>2020.01.15 08:15</text:p>
          </table:table-cell>
          <table:table-cell office:value-type="float" office:value="203">
            <text:p>2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196">
            <text:p>196</text:p>
          </table:table-cell>
          <table:table-cell office:value-type="float" office:value="75.865">
            <text:p>75.865</text:p>
          </table:table-cell>
          <table:table-cell office:value-type="string">
            <text:p>2020.01.15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5.859">
            <text:p>75.859</text:p>
          </table:table-cell>
          <table:table-cell office:value-type="string">
            <text:p>2020.01.15 08:30</text:p>
          </table:table-cell>
          <table:table-cell office:value-type="float" office:value="199">
            <text:p>1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197">
            <text:p>197</text:p>
          </table:table-cell>
          <table:table-cell office:value-type="float" office:value="75.861">
            <text:p>75.861</text:p>
          </table:table-cell>
          <table:table-cell office:value-type="string">
            <text:p>2020.01.15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5.832">
            <text:p>75.832</text:p>
          </table:table-cell>
          <table:table-cell office:value-type="string">
            <text:p>2020.01.15 08:45</text:p>
          </table:table-cell>
          <table:table-cell office:value-type="float" office:value="203">
            <text:p>2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198">
            <text:p>198</text:p>
          </table:table-cell>
          <table:table-cell office:value-type="float" office:value="75.851">
            <text:p>75.851</text:p>
          </table:table-cell>
          <table:table-cell office:value-type="string">
            <text:p>2020.01.15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.777">
            <text:p>75.777</text:p>
          </table:table-cell>
          <table:table-cell office:value-type="string">
            <text:p>2020.01.15 09:15</text:p>
          </table:table-cell>
          <table:table-cell office:value-type="float" office:value="203">
            <text:p>2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200">
            <text:p>200</text:p>
          </table:table-cell>
          <table:table-cell office:value-type="float" office:value="75.836">
            <text:p>75.836</text:p>
          </table:table-cell>
          <table:table-cell office:value-type="string">
            <text:p>2020.01.15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203">
            <text:p>2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201">
            <text:p>20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203">
            <text:p>2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02">
            <text:p>20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9">
            <text:p>2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21">
            <text:p>2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21">
            <text:p>2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20">
            <text:p>2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23">
            <text:p>2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21">
            <text:p>2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2">
            <text:p>2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5">
            <text:p>2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6">
            <text:p>2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7">
            <text:p>2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242">
            <text:p>2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238">
            <text:p>2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9">
            <text:p>2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242">
            <text:p>2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240">
            <text:p>2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242">
            <text:p>2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241">
            <text:p>2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246">
            <text:p>2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246">
            <text:p>2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243">
            <text:p>2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246">
            <text:p>2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246">
            <text:p>2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244">
            <text:p>2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246">
            <text:p>2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246">
            <text:p>2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245">
            <text:p>2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252">
            <text:p>2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246">
            <text:p>2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252">
            <text:p>2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247">
            <text:p>2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252">
            <text:p>2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248">
            <text:p>2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252">
            <text:p>2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249">
            <text:p>2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252">
            <text:p>2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250">
            <text:p>2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252">
            <text:p>2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251">
            <text:p>2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259">
            <text:p>2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258">
            <text:p>2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272">
            <text:p>2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272">
            <text:p>2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270">
            <text:p>2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273">
            <text:p>2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271">
            <text:p>2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273">
            <text:p>2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272">
            <text:p>2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282">
            <text:p>2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274">
            <text:p>2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282">
            <text:p>2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275">
            <text:p>2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277">
            <text:p>2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277">
            <text:p>2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276">
            <text:p>2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282">
            <text:p>2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278">
            <text:p>2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282">
            <text:p>2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279">
            <text:p>2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282">
            <text:p>2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281">
            <text:p>2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83">
            <text:p>2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84">
            <text:p>2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5"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842">
            <text:p>75.84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75">
            <text:p>75.875</text:p>
          </table:table-cell>
          <table:table-cell office:value-type="string">
            <text:p>2020.01.13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6.023">
            <text:p>76.023</text:p>
          </table:table-cell>
          <table:table-cell office:value-type="string">
            <text:p>2020.01.14 03:15</text:p>
          </table:table-cell>
          <table:table-cell office:value-type="float" office:value="80">
            <text:p>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80">
            <text:p>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80">
            <text:p>80</text:p>
          </table:table-cell>
          <table:table-cell office:value-type="float" office:value="76.05">
            <text:p>76.05</text:p>
          </table:table-cell>
          <table:table-cell office:value-type="string">
            <text:p>2020.01.14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21">
            <text:p>75.921</text:p>
          </table:table-cell>
          <table:table-cell office:value-type="string">
            <text:p>2020.01.14 03:30</text:p>
          </table:table-cell>
          <table:table-cell office:value-type="float" office:value="81">
            <text:p>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81">
            <text:p>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81">
            <text:p>81</text:p>
          </table:table-cell>
          <table:table-cell office:value-type="float" office:value="75.924">
            <text:p>75.924</text:p>
          </table:table-cell>
          <table:table-cell office:value-type="string">
            <text:p>2020.01.14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818">
            <text:p>75.818</text:p>
          </table:table-cell>
          <table:table-cell office:value-type="string">
            <text:p>2020.01.14 03:45</text:p>
          </table:table-cell>
          <table:table-cell office:value-type="float" office:value="82">
            <text:p>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82">
            <text:p>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82">
            <text:p>82</text:p>
          </table:table-cell>
          <table:table-cell office:value-type="float" office:value="75.833">
            <text:p>75.833</text:p>
          </table:table-cell>
          <table:table-cell office:value-type="string">
            <text:p>2020.01.14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.951">
            <text:p>75.951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955">
            <text:p>75.955</text:p>
          </table:table-cell>
          <table:table-cell office:value-type="string">
            <text:p>2020.01.14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5.914">
            <text:p>75.914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932">
            <text:p>75.932</text:p>
          </table:table-cell>
          <table:table-cell office:value-type="string">
            <text:p>2020.01.14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.885">
            <text:p>75.885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903">
            <text:p>75.903</text:p>
          </table:table-cell>
          <table:table-cell office:value-type="string">
            <text:p>2020.01.14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5.893">
            <text:p>75.893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98">
            <text:p>75.898</text:p>
          </table:table-cell>
          <table:table-cell office:value-type="string">
            <text:p>2020.01.15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.817">
            <text:p>75.817</text:p>
          </table:table-cell>
          <table:table-cell office:value-type="string">
            <text:p>2020.01.15 01:30</text:p>
          </table:table-cell>
          <table:table-cell office:value-type="float" office:value="169">
            <text:p>1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169">
            <text:p>1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169">
            <text:p>169</text:p>
          </table:table-cell>
          <table:table-cell office:value-type="float" office:value="75.832">
            <text:p>75.832</text:p>
          </table:table-cell>
          <table:table-cell office:value-type="string">
            <text:p>2020.01.15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.761">
            <text:p>75.761</text:p>
          </table:table-cell>
          <table:table-cell office:value-type="string">
            <text:p>2020.01.15 01:45</text:p>
          </table:table-cell>
          <table:table-cell office:value-type="float" office:value="170">
            <text:p>1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170">
            <text:p>1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170">
            <text:p>170</text:p>
          </table:table-cell>
          <table:table-cell office:value-type="float" office:value="75.762">
            <text:p>75.762</text:p>
          </table:table-cell>
          <table:table-cell office:value-type="string">
            <text:p>2020.01.15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.837">
            <text:p>75.837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848">
            <text:p>75.848</text:p>
          </table:table-cell>
          <table:table-cell office:value-type="string">
            <text:p>2020.01.15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.861">
            <text:p>75.861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62">
            <text:p>75.862</text:p>
          </table:table-cell>
          <table:table-cell office:value-type="string">
            <text:p>2020.01.15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5.838">
            <text:p>75.838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44">
            <text:p>75.844</text:p>
          </table:table-cell>
          <table:table-cell office:value-type="string">
            <text:p>2020.01.15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204">
            <text:p>2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204">
            <text:p>2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204">
            <text:p>20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268">
            <text:p>2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268">
            <text:p>2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268">
            <text:p>2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5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table:style-name="ce4" office:value-type="float" office:value="72">
            <text:p>72</text:p>
          </table:table-cell>
          <table:table-cell table:style-name="ce4" office:value-type="float" office:value="75.848">
            <text:p>75.848</text:p>
          </table:table-cell>
          <table:table-cell table:style-name="ce4" office:value-type="string">
            <text:p>2020.01.14 01:15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.009">
            <text:p>76.009</text:p>
          </table:table-cell>
          <table:table-cell table:style-name="ce4" office:value-type="string">
            <text:p>2020.01.14 02:0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.009">
            <text:p>76.009</text:p>
          </table:table-cell>
          <table:table-cell table:style-name="ce4" office:value-type="string">
            <text:p>2020.01.14 02:0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5.866">
            <text:p>75.866</text:p>
          </table:table-cell>
          <table:table-cell table:style-name="ce4" office:value-type="string">
            <text:p>2020.01.14 01:1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1</text:p>
          </table:table-cell>
          <table:table-cell table:style-name="ce4" office:value-type="string">
            <text:p>TP</text:p>
          </table:table-cell>
          <table:table-cell table:style-name="ce6" office:value-type="float" office:value="0.161">
            <text:p>0.161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859">
            <text:p>75.859</text:p>
          </table:table-cell>
          <table:table-cell office:value-type="string">
            <text:p>2020.01.14 01:30</text:p>
          </table:table-cell>
          <table:table-cell office:value-type="float" office:value="75">
            <text:p>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73">
            <text:p>73</text:p>
          </table:table-cell>
          <table:table-cell office:value-type="float" office:value="75.864">
            <text:p>75.864</text:p>
          </table:table-cell>
          <table:table-cell office:value-type="string">
            <text:p>2020.01.14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5" office:value-type="float" office:value="0.15000000000001">
            <text:p>0.150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856">
            <text:p>75.856</text:p>
          </table:table-cell>
          <table:table-cell office:value-type="string">
            <text:p>2020.01.14 01:45</text:p>
          </table:table-cell>
          <table:table-cell office:value-type="float" office:value="75">
            <text:p>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74">
            <text:p>74</text:p>
          </table:table-cell>
          <table:table-cell office:value-type="float" office:value="75.899">
            <text:p>75.899</text:p>
          </table:table-cell>
          <table:table-cell office:value-type="string">
            <text:p>2020.01.14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5" office:value-type="float" office:value="0.15300000000001">
            <text:p>0.153</text:p>
          </table:table-cell>
          <table:table-cell table:number-columns-repeated="1007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234">
            <text:p>2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233">
            <text:p>2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5" office:value-type="float" office:value="0.158">
            <text:p>0.158</text:p>
          </table:table-cell>
          <table:table-cell table:number-columns-repeated="1007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59">
            <text:p>2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5" office:value-type="float" office:value="0.152">
            <text:p>0.152</text:p>
          </table:table-cell>
          <table:table-cell table:number-columns-repeated="100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0">
            <text:p>2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5"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3">
            <text:p>2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5" office:value-type="float" office:value="0.166">
            <text:p>0.166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804">
            <text:p>75.804</text:p>
          </table:table-cell>
          <table:table-cell office:value-type="string">
            <text:p>2020.01.13 10:45</text:p>
          </table:table-cell>
          <table:table-cell office:value-type="float" office:value="15">
            <text:p>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14">
            <text:p>14</text:p>
          </table:table-cell>
          <table:table-cell office:value-type="float" office:value="75.818">
            <text:p>75.818</text:p>
          </table:table-cell>
          <table:table-cell office:value-type="string">
            <text:p>2020.01.13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98">
            <text:p>75.898</text:p>
          </table:table-cell>
          <table:table-cell office:value-type="string">
            <text:p>2020.01.13 22:15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60">
            <text:p>60</text:p>
          </table:table-cell>
          <table:table-cell office:value-type="float" office:value="75.9">
            <text:p>75.9</text:p>
          </table:table-cell>
          <table:table-cell office:value-type="string">
            <text:p>2020.01.13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96">
            <text:p>75.896</text:p>
          </table:table-cell>
          <table:table-cell office:value-type="string">
            <text:p>2020.01.13 22:30</text:p>
          </table:table-cell>
          <table:table-cell office:value-type="float" office:value="75">
            <text:p>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61">
            <text:p>61</text:p>
          </table:table-cell>
          <table:table-cell office:value-type="float" office:value="75.901">
            <text:p>75.901</text:p>
          </table:table-cell>
          <table:table-cell office:value-type="string">
            <text:p>2020.01.13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86">
            <text:p>75.886</text:p>
          </table:table-cell>
          <table:table-cell office:value-type="string">
            <text:p>2020.01.13 22:45</text:p>
          </table:table-cell>
          <table:table-cell office:value-type="float" office:value="75">
            <text:p>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62">
            <text:p>62</text:p>
          </table:table-cell>
          <table:table-cell office:value-type="float" office:value="75.913">
            <text:p>75.913</text:p>
          </table:table-cell>
          <table:table-cell office:value-type="string">
            <text:p>2020.01.13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82">
            <text:p>75.882</text:p>
          </table:table-cell>
          <table:table-cell office:value-type="string">
            <text:p>2020.01.13 23:15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64">
            <text:p>64</text:p>
          </table:table-cell>
          <table:table-cell office:value-type="float" office:value="75.89">
            <text:p>75.89</text:p>
          </table:table-cell>
          <table:table-cell office:value-type="string">
            <text:p>2020.01.13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98">
            <text:p>75.898</text:p>
          </table:table-cell>
          <table:table-cell office:value-type="string">
            <text:p>2020.01.13 23:45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66">
            <text:p>66</text:p>
          </table:table-cell>
          <table:table-cell office:value-type="float" office:value="75.903">
            <text:p>75.903</text:p>
          </table:table-cell>
          <table:table-cell office:value-type="string">
            <text:p>2020.01.13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.882">
            <text:p>75.882</text:p>
          </table:table-cell>
          <table:table-cell office:value-type="string">
            <text:p>2020.01.14 00:15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68">
            <text:p>68</text:p>
          </table:table-cell>
          <table:table-cell office:value-type="float" office:value="75.922">
            <text:p>75.922</text:p>
          </table:table-cell>
          <table:table-cell office:value-type="string">
            <text:p>2020.01.14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.882">
            <text:p>75.882</text:p>
          </table:table-cell>
          <table:table-cell office:value-type="string">
            <text:p>2020.01.14 00:45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0">
            <text:p>70</text:p>
          </table:table-cell>
          <table:table-cell office:value-type="float" office:value="75.91">
            <text:p>75.91</text:p>
          </table:table-cell>
          <table:table-cell office:value-type="string">
            <text:p>2020.01.14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.867">
            <text:p>75.867</text:p>
          </table:table-cell>
          <table:table-cell office:value-type="string">
            <text:p>2020.01.14 01:00</text:p>
          </table:table-cell>
          <table:table-cell office:value-type="float" office:value="75">
            <text:p>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71">
            <text:p>71</text:p>
          </table:table-cell>
          <table:table-cell office:value-type="float" office:value="75.875">
            <text:p>75.875</text:p>
          </table:table-cell>
          <table:table-cell office:value-type="string">
            <text:p>2020.01.14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87">
            <text:p>75.987</text:p>
          </table:table-cell>
          <table:table-cell office:value-type="string">
            <text:p>2020.01.14 02:30</text:p>
          </table:table-cell>
          <table:table-cell office:value-type="float" office:value="78">
            <text:p>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78">
            <text:p>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77">
            <text:p>77</text:p>
          </table:table-cell>
          <table:table-cell office:value-type="float" office:value="76.026">
            <text:p>76.026</text:p>
          </table:table-cell>
          <table:table-cell office:value-type="string">
            <text:p>2020.01.14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234">
            <text:p>2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231">
            <text:p>2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234">
            <text:p>2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232">
            <text:p>2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57">
            <text:p>2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267">
            <text:p>2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261">
            <text:p>2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267">
            <text:p>2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262">
            <text:p>2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64">
            <text:p>2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267">
            <text:p>2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265">
            <text:p>2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267">
            <text:p>2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266">
            <text:p>2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802">
            <text:p>75.802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47">
            <text:p>75.947</text:p>
          </table:table-cell>
          <table:table-cell office:value-type="string">
            <text:p>2020.01.13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876">
            <text:p>75.87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5">
            <text:p>76.05</text:p>
          </table:table-cell>
          <table:table-cell office:value-type="string">
            <text:p>2020.01.14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5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298">
            <text:p>2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style-name="ce5" office:value-type="float" office:value="-75.929">
            <text:p>-75.929</text:p>
          </table:table-cell>
          <table:table-cell table:number-columns-repeated="1007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style-name="ce5" office:value-type="float" office:value="-75.912">
            <text:p>-75.912</text:p>
          </table:table-cell>
          <table:table-cell table:number-columns-repeated="1007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5" office:value-type="float" office:value="-75.936">
            <text:p>-75.936</text:p>
          </table:table-cell>
          <table:table-cell table:number-columns-repeated="1007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5" office:value-type="float" office:value="-75.93">
            <text:p>-75.930</text:p>
          </table:table-cell>
          <table:table-cell table:number-columns-repeated="1007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5" office:value-type="float" office:value="-75.934">
            <text:p>-75.934</text:p>
          </table:table-cell>
          <table:table-cell table:number-columns-repeated="1007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5" office:value-type="float" office:value="-75.935">
            <text:p>-75.935</text:p>
          </table:table-cell>
          <table:table-cell table:number-columns-repeated="1007"/>
        </table:table-row>
        <table:table-row table:style-name="ro1">
          <table:table-cell office:value-type="string">
            <text:p>len =&gt; 297</text:p>
          </table:table-cell>
          <table:table-cell table:number-columns-repeated="1023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[02/14/2020 14:37:30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5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office:value-type="string">
            <text:p>$lo_Pos</text:p>
          </table:table-cell>
          <table:table-cell office:value-type="float" office:value="497">
            <text:p>49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020"/>
        </table:table-row>
        <table:table-row table:style-name="ro1">
          <table:table-cell office:value-type="string">
            <text:p>$numOf_SLs</text:p>
          </table:table-cell>
          <table:table-cell office:value-type="float" office:value="450">
            <text:p>450</text:p>
          </table:table-cell>
          <table:table-cell office:value-type="string">
            <text:p>of all Pos</text:p>
          </table:table-cell>
          <table:table-cell office:value-type="float" office:value="0.905">
            <text:p>0.905</text:p>
          </table:table-cell>
          <table:table-cell table:number-columns-repeated="1020"/>
        </table:table-row>
        <table:table-row table:style-name="ro1">
          <table:table-cell office:value-type="string">
            <text:p>$numOf_TPs</text:p>
          </table:table-cell>
          <table:table-cell office:value-type="float" office:value="41">
            <text:p>41</text:p>
          </table:table-cell>
          <table:table-cell office:value-type="string">
            <text:p>of all Pos</text:p>
          </table:table-cell>
          <table:table-cell office:value-type="float" office:value="0.082">
            <text:p>0.082</text:p>
          </table:table-cell>
          <table:table-cell table:number-columns-repeated="1020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1.359">
            <text:p>1.359</text:p>
          </table:table-cell>
          <table:table-cell table:number-columns-repeated="1022"/>
        </table:table-row>
        <table:table-row table:style-name="ro1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066">
            <text:p>75.066</text:p>
          </table:table-cell>
          <table:table-cell table:number-columns-repeated="2" office:value-type="float" office:value="-0">
            <text:p>-0</text:p>
          </table:table-cell>
          <table:table-cell office:value-type="float" office:value="75.006">
            <text:p>75.006</text:p>
          </table:table-cell>
          <table:table-cell table:number-columns-repeated="2" office:value-type="float" office:value="-0">
            <text:p>-0</text:p>
          </table:table-cell>
          <table:table-cell office:value-type="float" office:value="75.006">
            <text:p>75.006</text:p>
          </table:table-cell>
          <table:table-cell table:number-columns-repeated="2" office:value-type="float" office:value="-0">
            <text:p>-0</text:p>
          </table:table-cell>
          <table:table-cell office:value-type="float" office:value="75.069">
            <text:p>75.069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011">
            <text:p>75.011</text:p>
          </table:table-cell>
          <table:table-cell office:value-type="string">
            <text:p>2020.01.09 05:3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">
            <text:p>1</text:p>
          </table:table-cell>
          <table:table-cell office:value-type="float" office:value="75.036">
            <text:p>75.036</text:p>
          </table:table-cell>
          <table:table-cell office:value-type="string">
            <text:p>2020.01.09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000000000008">
            <text:p>0.094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1">
            <text:p>75.01</text:p>
          </table:table-cell>
          <table:table-cell office:value-type="string">
            <text:p>2020.01.09 05:4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2">
            <text:p>2</text:p>
          </table:table-cell>
          <table:table-cell office:value-type="float" office:value="75.027">
            <text:p>75.027</text:p>
          </table:table-cell>
          <table:table-cell office:value-type="string">
            <text:p>2020.01.09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999999999999">
            <text:p>0.095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025">
            <text:p>75.025</text:p>
          </table:table-cell>
          <table:table-cell office:value-type="string">
            <text:p>2020.01.09 06:0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3">
            <text:p>3</text:p>
          </table:table-cell>
          <table:table-cell office:value-type="float" office:value="75.049">
            <text:p>75.049</text:p>
          </table:table-cell>
          <table:table-cell office:value-type="string">
            <text:p>2020.01.09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9999999999998">
            <text:p>0.08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008">
            <text:p>75.008</text:p>
          </table:table-cell>
          <table:table-cell office:value-type="string">
            <text:p>2020.01.09 06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4">
            <text:p>4</text:p>
          </table:table-cell>
          <table:table-cell office:value-type="float" office:value="75.023">
            <text:p>75.023</text:p>
          </table:table-cell>
          <table:table-cell office:value-type="string">
            <text:p>2020.01.09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7000000000008">
            <text:p>0.097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.998">
            <text:p>74.998</text:p>
          </table:table-cell>
          <table:table-cell office:value-type="string">
            <text:p>2020.01.09 06:3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5">
            <text:p>5</text:p>
          </table:table-cell>
          <table:table-cell office:value-type="float" office:value="75.034">
            <text:p>75.034</text:p>
          </table:table-cell>
          <table:table-cell office:value-type="string">
            <text:p>2020.01.09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7">
            <text:p>0.107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03">
            <text:p>75.03</text:p>
          </table:table-cell>
          <table:table-cell office:value-type="string">
            <text:p>2020.01.09 06:4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6">
            <text:p>6</text:p>
          </table:table-cell>
          <table:table-cell office:value-type="float" office:value="75.061">
            <text:p>75.061</text:p>
          </table:table-cell>
          <table:table-cell office:value-type="string">
            <text:p>2020.01.09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5000000000003">
            <text:p>0.075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055">
            <text:p>75.055</text:p>
          </table:table-cell>
          <table:table-cell office:value-type="string">
            <text:p>2020.01.09 07:0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7">
            <text:p>7</text:p>
          </table:table-cell>
          <table:table-cell office:value-type="float" office:value="75.072">
            <text:p>75.072</text:p>
          </table:table-cell>
          <table:table-cell office:value-type="string">
            <text:p>2020.01.09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9999999999997">
            <text:p>0.05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058">
            <text:p>75.058</text:p>
          </table:table-cell>
          <table:table-cell office:value-type="string">
            <text:p>2020.01.09 07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8">
            <text:p>8</text:p>
          </table:table-cell>
          <table:table-cell office:value-type="float" office:value="75.076">
            <text:p>75.076</text:p>
          </table:table-cell>
          <table:table-cell office:value-type="string">
            <text:p>2020.01.09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065">
            <text:p>75.065</text:p>
          </table:table-cell>
          <table:table-cell office:value-type="string">
            <text:p>2020.01.09 07:3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9">
            <text:p>9</text:p>
          </table:table-cell>
          <table:table-cell office:value-type="float" office:value="75.069">
            <text:p>75.069</text:p>
          </table:table-cell>
          <table:table-cell office:value-type="string">
            <text:p>2020.01.09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000000000006">
            <text:p>0.04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068">
            <text:p>75.068</text:p>
          </table:table-cell>
          <table:table-cell office:value-type="string">
            <text:p>2020.01.09 07:4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0">
            <text:p>10</text:p>
          </table:table-cell>
          <table:table-cell office:value-type="float" office:value="75.131">
            <text:p>75.131</text:p>
          </table:table-cell>
          <table:table-cell office:value-type="string">
            <text:p>2020.01.09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7000000000006">
            <text:p>0.037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128">
            <text:p>75.128</text:p>
          </table:table-cell>
          <table:table-cell office:value-type="string">
            <text:p>2020.01.09 08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1">
            <text:p>11</text:p>
          </table:table-cell>
          <table:table-cell office:value-type="float" office:value="75.165">
            <text:p>75.165</text:p>
          </table:table-cell>
          <table:table-cell office:value-type="string">
            <text:p>2020.01.09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115">
            <text:p>75.115</text:p>
          </table:table-cell>
          <table:table-cell office:value-type="string">
            <text:p>2020.01.09 08:1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2">
            <text:p>12</text:p>
          </table:table-cell>
          <table:table-cell office:value-type="float" office:value="75.128">
            <text:p>75.128</text:p>
          </table:table-cell>
          <table:table-cell office:value-type="string">
            <text:p>2020.01.09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108">
            <text:p>75.108</text:p>
          </table:table-cell>
          <table:table-cell office:value-type="string">
            <text:p>2020.01.09 08:3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3">
            <text:p>13</text:p>
          </table:table-cell>
          <table:table-cell office:value-type="float" office:value="75.121">
            <text:p>75.121</text:p>
          </table:table-cell>
          <table:table-cell office:value-type="string">
            <text:p>2020.01.09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2999999999987">
            <text:p>0.033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097">
            <text:p>75.097</text:p>
          </table:table-cell>
          <table:table-cell office:value-type="string">
            <text:p>2020.01.09 08:4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4">
            <text:p>14</text:p>
          </table:table-cell>
          <table:table-cell office:value-type="float" office:value="75.147">
            <text:p>75.147</text:p>
          </table:table-cell>
          <table:table-cell office:value-type="string">
            <text:p>2020.01.09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143">
            <text:p>75.143</text:p>
          </table:table-cell>
          <table:table-cell office:value-type="string">
            <text:p>2020.01.09 09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5">
            <text:p>15</text:p>
          </table:table-cell>
          <table:table-cell office:value-type="float" office:value="75.148">
            <text:p>75.148</text:p>
          </table:table-cell>
          <table:table-cell office:value-type="string">
            <text:p>2020.01.09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113">
            <text:p>75.113</text:p>
          </table:table-cell>
          <table:table-cell office:value-type="string">
            <text:p>2020.01.09 09:1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6">
            <text:p>16</text:p>
          </table:table-cell>
          <table:table-cell office:value-type="float" office:value="75.138">
            <text:p>75.138</text:p>
          </table:table-cell>
          <table:table-cell office:value-type="string">
            <text:p>2020.01.09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128">
            <text:p>75.128</text:p>
          </table:table-cell>
          <table:table-cell office:value-type="string">
            <text:p>2020.01.09 09:3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7">
            <text:p>17</text:p>
          </table:table-cell>
          <table:table-cell office:value-type="float" office:value="75.162">
            <text:p>75.162</text:p>
          </table:table-cell>
          <table:table-cell office:value-type="string">
            <text:p>2020.01.09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157">
            <text:p>75.157</text:p>
          </table:table-cell>
          <table:table-cell office:value-type="string">
            <text:p>2020.01.09 09:4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8">
            <text:p>18</text:p>
          </table:table-cell>
          <table:table-cell office:value-type="float" office:value="75.201">
            <text:p>75.201</text:p>
          </table:table-cell>
          <table:table-cell office:value-type="string">
            <text:p>2020.01.09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185">
            <text:p>75.185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25">
            <text:p>75.125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25">
            <text:p>75.125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85">
            <text:p>75.185</text:p>
          </table:table-cell>
          <table:table-cell office:value-type="string">
            <text:p>2020.01.09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1">
            <text:p>75.1</text:p>
          </table:table-cell>
          <table:table-cell office:value-type="string">
            <text:p>2020.01.09 10:15</text:p>
          </table:table-cell>
          <table:table-cell office:value-type="float" office:value="20">
            <text:p>20</text:p>
          </table:table-cell>
          <table:table-cell office:value-type="float" office:value="75.04">
            <text:p>75.04</text:p>
          </table:table-cell>
          <table:table-cell office:value-type="string">
            <text:p>2020.01.09 10:15</text:p>
          </table:table-cell>
          <table:table-cell office:value-type="float" office:value="20">
            <text:p>20</text:p>
          </table:table-cell>
          <table:table-cell office:value-type="float" office:value="75.04">
            <text:p>75.04</text:p>
          </table:table-cell>
          <table:table-cell office:value-type="string">
            <text:p>2020.01.09 10:15</text:p>
          </table:table-cell>
          <table:table-cell office:value-type="float" office:value="20">
            <text:p>20</text:p>
          </table:table-cell>
          <table:table-cell office:value-type="float" office:value="75.108">
            <text:p>75.108</text:p>
          </table:table-cell>
          <table:table-cell office:value-type="string">
            <text:p>2020.01.09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065">
            <text:p>75.065</text:p>
          </table:table-cell>
          <table:table-cell office:value-type="string">
            <text:p>2020.01.09 10:30</text:p>
          </table:table-cell>
          <table:table-cell office:value-type="float" office:value="22">
            <text:p>22</text:p>
          </table:table-cell>
          <table:table-cell office:value-type="float" office:value="75.054">
            <text:p>75.054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054">
            <text:p>75.054</text:p>
          </table:table-cell>
          <table:table-cell office:value-type="string">
            <text:p>2020.01.09 10:45</text:p>
          </table:table-cell>
          <table:table-cell office:value-type="float" office:value="21">
            <text:p>21</text:p>
          </table:table-cell>
          <table:table-cell office:value-type="float" office:value="75.114">
            <text:p>75.114</text:p>
          </table:table-cell>
          <table:table-cell office:value-type="string">
            <text:p>2020.01.09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093">
            <text:p>75.093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033">
            <text:p>75.033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033">
            <text:p>75.033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1">
            <text:p>75.1</text:p>
          </table:table-cell>
          <table:table-cell office:value-type="string">
            <text:p>2020.01.09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038">
            <text:p>75.038</text:p>
          </table:table-cell>
          <table:table-cell office:value-type="string">
            <text:p>2020.01.09 11:00</text:p>
          </table:table-cell>
          <table:table-cell office:value-type="float" office:value="26">
            <text:p>26</text:p>
          </table:table-cell>
          <table:table-cell office:value-type="float" office:value="74.978">
            <text:p>74.978</text:p>
          </table:table-cell>
          <table:table-cell office:value-type="string">
            <text:p>2020.01.09 11:45</text:p>
          </table:table-cell>
          <table:table-cell office:value-type="float" office:value="26">
            <text:p>26</text:p>
          </table:table-cell>
          <table:table-cell office:value-type="float" office:value="74.978">
            <text:p>74.978</text:p>
          </table:table-cell>
          <table:table-cell office:value-type="string">
            <text:p>2020.01.09 11:45</text:p>
          </table:table-cell>
          <table:table-cell office:value-type="float" office:value="23">
            <text:p>23</text:p>
          </table:table-cell>
          <table:table-cell office:value-type="float" office:value="75.053">
            <text:p>75.053</text:p>
          </table:table-cell>
          <table:table-cell office:value-type="string">
            <text:p>2020.01.09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023">
            <text:p>75.023</text:p>
          </table:table-cell>
          <table:table-cell office:value-type="string">
            <text:p>2020.01.09 11:15</text:p>
          </table:table-cell>
          <table:table-cell office:value-type="float" office:value="26">
            <text:p>26</text:p>
          </table:table-cell>
          <table:table-cell office:value-type="float" office:value="75.016">
            <text:p>75.016</text:p>
          </table:table-cell>
          <table:table-cell office:value-type="string">
            <text:p>2020.01.09 11:45</text:p>
          </table:table-cell>
          <table:table-cell office:value-type="float" office:value="26">
            <text:p>26</text:p>
          </table:table-cell>
          <table:table-cell office:value-type="float" office:value="75.016">
            <text:p>75.016</text:p>
          </table:table-cell>
          <table:table-cell office:value-type="string">
            <text:p>2020.01.09 11:45</text:p>
          </table:table-cell>
          <table:table-cell office:value-type="float" office:value="24">
            <text:p>24</text:p>
          </table:table-cell>
          <table:table-cell office:value-type="float" office:value="75.054">
            <text:p>75.054</text:p>
          </table:table-cell>
          <table:table-cell office:value-type="string">
            <text:p>2020.01.09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048">
            <text:p>75.048</text:p>
          </table:table-cell>
          <table:table-cell office:value-type="string">
            <text:p>2020.01.09 11:30</text:p>
          </table:table-cell>
          <table:table-cell office:value-type="float" office:value="26">
            <text:p>26</text:p>
          </table:table-cell>
          <table:table-cell office:value-type="float" office:value="74.988">
            <text:p>74.988</text:p>
          </table:table-cell>
          <table:table-cell office:value-type="string">
            <text:p>2020.01.09 11:45</text:p>
          </table:table-cell>
          <table:table-cell office:value-type="float" office:value="26">
            <text:p>26</text:p>
          </table:table-cell>
          <table:table-cell office:value-type="float" office:value="74.988">
            <text:p>74.988</text:p>
          </table:table-cell>
          <table:table-cell office:value-type="string">
            <text:p>2020.01.09 11:45</text:p>
          </table:table-cell>
          <table:table-cell office:value-type="float" office:value="25">
            <text:p>25</text:p>
          </table:table-cell>
          <table:table-cell office:value-type="float" office:value="75.076">
            <text:p>75.076</text:p>
          </table:table-cell>
          <table:table-cell office:value-type="string">
            <text:p>2020.01.09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02">
            <text:p>75.02</text:p>
          </table:table-cell>
          <table:table-cell office:value-type="string">
            <text:p>2020.01.09 11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6">
            <text:p>26</text:p>
          </table:table-cell>
          <table:table-cell office:value-type="float" office:value="75.046">
            <text:p>75.046</text:p>
          </table:table-cell>
          <table:table-cell office:value-type="string">
            <text:p>2020.01.09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4000000000002">
            <text:p>0.054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046">
            <text:p>75.046</text:p>
          </table:table-cell>
          <table:table-cell office:value-type="string">
            <text:p>2020.01.09 12:00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7">
            <text:p>27</text:p>
          </table:table-cell>
          <table:table-cell office:value-type="float" office:value="75.076">
            <text:p>75.076</text:p>
          </table:table-cell>
          <table:table-cell office:value-type="string">
            <text:p>2020.01.09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069">
            <text:p>75.069</text:p>
          </table:table-cell>
          <table:table-cell office:value-type="string">
            <text:p>2020.01.09 12:1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8">
            <text:p>28</text:p>
          </table:table-cell>
          <table:table-cell office:value-type="float" office:value="75.072">
            <text:p>75.072</text:p>
          </table:table-cell>
          <table:table-cell office:value-type="string">
            <text:p>2020.01.09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044">
            <text:p>75.044</text:p>
          </table:table-cell>
          <table:table-cell office:value-type="string">
            <text:p>2020.01.09 12:30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9">
            <text:p>29</text:p>
          </table:table-cell>
          <table:table-cell office:value-type="float" office:value="75.088">
            <text:p>75.088</text:p>
          </table:table-cell>
          <table:table-cell office:value-type="string">
            <text:p>2020.01.09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086">
            <text:p>75.086</text:p>
          </table:table-cell>
          <table:table-cell office:value-type="string">
            <text:p>2020.01.09 12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0">
            <text:p>30</text:p>
          </table:table-cell>
          <table:table-cell office:value-type="float" office:value="75.105">
            <text:p>75.105</text:p>
          </table:table-cell>
          <table:table-cell office:value-type="string">
            <text:p>2020.01.09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104">
            <text:p>75.104</text:p>
          </table:table-cell>
          <table:table-cell office:value-type="string">
            <text:p>2020.01.09 13:00</text:p>
          </table:table-cell>
          <table:table-cell office:value-type="float" office:value="35">
            <text:p>35</text:p>
          </table:table-cell>
          <table:table-cell office:value-type="float" office:value="75.044">
            <text:p>75.044</text:p>
          </table:table-cell>
          <table:table-cell office:value-type="string">
            <text:p>2020.01.09 14:00</text:p>
          </table:table-cell>
          <table:table-cell office:value-type="float" office:value="35">
            <text:p>35</text:p>
          </table:table-cell>
          <table:table-cell office:value-type="float" office:value="75.044">
            <text:p>75.044</text:p>
          </table:table-cell>
          <table:table-cell office:value-type="string">
            <text:p>2020.01.09 14:00</text:p>
          </table:table-cell>
          <table:table-cell office:value-type="float" office:value="31">
            <text:p>31</text:p>
          </table:table-cell>
          <table:table-cell office:value-type="float" office:value="75.134">
            <text:p>75.134</text:p>
          </table:table-cell>
          <table:table-cell office:value-type="string">
            <text:p>2020.01.09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115">
            <text:p>75.115</text:p>
          </table:table-cell>
          <table:table-cell office:value-type="string">
            <text:p>2020.01.09 13:15</text:p>
          </table:table-cell>
          <table:table-cell office:value-type="float" office:value="35">
            <text:p>35</text:p>
          </table:table-cell>
          <table:table-cell office:value-type="float" office:value="75.055">
            <text:p>75.055</text:p>
          </table:table-cell>
          <table:table-cell office:value-type="string">
            <text:p>2020.01.09 14:00</text:p>
          </table:table-cell>
          <table:table-cell office:value-type="float" office:value="35">
            <text:p>35</text:p>
          </table:table-cell>
          <table:table-cell office:value-type="float" office:value="75.055">
            <text:p>75.055</text:p>
          </table:table-cell>
          <table:table-cell office:value-type="string">
            <text:p>2020.01.09 14:00</text:p>
          </table:table-cell>
          <table:table-cell office:value-type="float" office:value="32">
            <text:p>32</text:p>
          </table:table-cell>
          <table:table-cell office:value-type="float" office:value="75.12">
            <text:p>75.12</text:p>
          </table:table-cell>
          <table:table-cell office:value-type="string">
            <text:p>2020.01.09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108">
            <text:p>75.108</text:p>
          </table:table-cell>
          <table:table-cell office:value-type="string">
            <text:p>2020.01.09 13:30</text:p>
          </table:table-cell>
          <table:table-cell office:value-type="float" office:value="35">
            <text:p>35</text:p>
          </table:table-cell>
          <table:table-cell office:value-type="float" office:value="75.048">
            <text:p>75.048</text:p>
          </table:table-cell>
          <table:table-cell office:value-type="string">
            <text:p>2020.01.09 14:00</text:p>
          </table:table-cell>
          <table:table-cell office:value-type="float" office:value="35">
            <text:p>35</text:p>
          </table:table-cell>
          <table:table-cell office:value-type="float" office:value="75.048">
            <text:p>75.048</text:p>
          </table:table-cell>
          <table:table-cell office:value-type="string">
            <text:p>2020.01.09 14:00</text:p>
          </table:table-cell>
          <table:table-cell office:value-type="float" office:value="33">
            <text:p>33</text:p>
          </table:table-cell>
          <table:table-cell office:value-type="float" office:value="75.129">
            <text:p>75.129</text:p>
          </table:table-cell>
          <table:table-cell office:value-type="string">
            <text:p>2020.01.09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098">
            <text:p>75.098</text:p>
          </table:table-cell>
          <table:table-cell office:value-type="string">
            <text:p>2020.01.09 13:45</text:p>
          </table:table-cell>
          <table:table-cell office:value-type="float" office:value="36">
            <text:p>36</text:p>
          </table:table-cell>
          <table:table-cell office:value-type="float" office:value="75.038">
            <text:p>75.038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38">
            <text:p>75.038</text:p>
          </table:table-cell>
          <table:table-cell office:value-type="string">
            <text:p>2020.01.09 14:15</text:p>
          </table:table-cell>
          <table:table-cell office:value-type="float" office:value="34">
            <text:p>34</text:p>
          </table:table-cell>
          <table:table-cell office:value-type="float" office:value="75.119">
            <text:p>75.119</text:p>
          </table:table-cell>
          <table:table-cell office:value-type="string">
            <text:p>2020.01.09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062">
            <text:p>75.062</text:p>
          </table:table-cell>
          <table:table-cell office:value-type="string">
            <text:p>2020.01.09 14:00</text:p>
          </table:table-cell>
          <table:table-cell office:value-type="float" office:value="36">
            <text:p>36</text:p>
          </table:table-cell>
          <table:table-cell office:value-type="float" office:value="75.046">
            <text:p>75.046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46">
            <text:p>75.046</text:p>
          </table:table-cell>
          <table:table-cell office:value-type="string">
            <text:p>2020.01.09 14:15</text:p>
          </table:table-cell>
          <table:table-cell office:value-type="float" office:value="35">
            <text:p>35</text:p>
          </table:table-cell>
          <table:table-cell office:value-type="float" office:value="75.106">
            <text:p>75.106</text:p>
          </table:table-cell>
          <table:table-cell office:value-type="string">
            <text:p>2020.01.09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105">
            <text:p>75.105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45">
            <text:p>75.045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45">
            <text:p>75.045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141">
            <text:p>75.141</text:p>
          </table:table-cell>
          <table:table-cell office:value-type="string">
            <text:p>2020.01.09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103">
            <text:p>75.103</text:p>
          </table:table-cell>
          <table:table-cell office:value-type="string">
            <text:p>2020.01.09 14:30</text:p>
          </table:table-cell>
          <table:table-cell office:value-type="float" office:value="38">
            <text:p>38</text:p>
          </table:table-cell>
          <table:table-cell office:value-type="float" office:value="75.043">
            <text:p>75.043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43">
            <text:p>75.043</text:p>
          </table:table-cell>
          <table:table-cell office:value-type="string">
            <text:p>2020.01.09 14:45</text:p>
          </table:table-cell>
          <table:table-cell office:value-type="float" office:value="37">
            <text:p>37</text:p>
          </table:table-cell>
          <table:table-cell office:value-type="float" office:value="75.131">
            <text:p>75.131</text:p>
          </table:table-cell>
          <table:table-cell office:value-type="string">
            <text:p>2020.01.09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.088">
            <text:p>75.088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28">
            <text:p>75.028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28">
            <text:p>75.028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92">
            <text:p>75.092</text:p>
          </table:table-cell>
          <table:table-cell office:value-type="string">
            <text:p>2020.01.09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029">
            <text:p>75.029</text:p>
          </table:table-cell>
          <table:table-cell office:value-type="string">
            <text:p>2020.01.09 15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39">
            <text:p>39</text:p>
          </table:table-cell>
          <table:table-cell office:value-type="float" office:value="75.057">
            <text:p>75.057</text:p>
          </table:table-cell>
          <table:table-cell office:value-type="string">
            <text:p>2020.01.09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7000000000007">
            <text:p>0.067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057">
            <text:p>75.057</text:p>
          </table:table-cell>
          <table:table-cell office:value-type="string">
            <text:p>2020.01.09 15:15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0">
            <text:p>40</text:p>
          </table:table-cell>
          <table:table-cell office:value-type="float" office:value="75.096">
            <text:p>75.096</text:p>
          </table:table-cell>
          <table:table-cell office:value-type="string">
            <text:p>2020.01.09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9000000000001">
            <text:p>0.039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.092">
            <text:p>75.092</text:p>
          </table:table-cell>
          <table:table-cell office:value-type="string">
            <text:p>2020.01.09 15:3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1">
            <text:p>41</text:p>
          </table:table-cell>
          <table:table-cell office:value-type="float" office:value="75.128">
            <text:p>75.128</text:p>
          </table:table-cell>
          <table:table-cell office:value-type="string">
            <text:p>2020.01.09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0000000000049">
            <text:p>0.004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122">
            <text:p>75.122</text:p>
          </table:table-cell>
          <table:table-cell office:value-type="string">
            <text:p>2020.01.09 15:45</text:p>
          </table:table-cell>
          <table:table-cell office:value-type="float" office:value="45">
            <text:p>45</text:p>
          </table:table-cell>
          <table:table-cell office:value-type="float" office:value="75.062">
            <text:p>75.062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62">
            <text:p>75.062</text:p>
          </table:table-cell>
          <table:table-cell office:value-type="string">
            <text:p>2020.01.09 16:30</text:p>
          </table:table-cell>
          <table:table-cell office:value-type="float" office:value="42">
            <text:p>42</text:p>
          </table:table-cell>
          <table:table-cell office:value-type="float" office:value="75.156">
            <text:p>75.156</text:p>
          </table:table-cell>
          <table:table-cell office:value-type="string">
            <text:p>2020.01.09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119">
            <text:p>75.119</text:p>
          </table:table-cell>
          <table:table-cell office:value-type="string">
            <text:p>2020.01.09 16:00</text:p>
          </table:table-cell>
          <table:table-cell office:value-type="float" office:value="45">
            <text:p>45</text:p>
          </table:table-cell>
          <table:table-cell office:value-type="float" office:value="75.059">
            <text:p>75.059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59">
            <text:p>75.059</text:p>
          </table:table-cell>
          <table:table-cell office:value-type="string">
            <text:p>2020.01.09 16:30</text:p>
          </table:table-cell>
          <table:table-cell office:value-type="float" office:value="43">
            <text:p>43</text:p>
          </table:table-cell>
          <table:table-cell office:value-type="float" office:value="75.147">
            <text:p>75.147</text:p>
          </table:table-cell>
          <table:table-cell office:value-type="string">
            <text:p>2020.01.09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095">
            <text:p>75.095</text:p>
          </table:table-cell>
          <table:table-cell office:value-type="string">
            <text:p>2020.01.09 16:15</text:p>
          </table:table-cell>
          <table:table-cell office:value-type="float" office:value="45">
            <text:p>45</text:p>
          </table:table-cell>
          <table:table-cell office:value-type="float" office:value="75.035">
            <text:p>75.035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35">
            <text:p>75.035</text:p>
          </table:table-cell>
          <table:table-cell office:value-type="string">
            <text:p>2020.01.09 16:30</text:p>
          </table:table-cell>
          <table:table-cell office:value-type="float" office:value="44">
            <text:p>44</text:p>
          </table:table-cell>
          <table:table-cell office:value-type="float" office:value="75.118">
            <text:p>75.118</text:p>
          </table:table-cell>
          <table:table-cell office:value-type="string">
            <text:p>2020.01.09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106">
            <text:p>75.106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46">
            <text:p>75.046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46">
            <text:p>75.046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126">
            <text:p>75.126</text:p>
          </table:table-cell>
          <table:table-cell office:value-type="string">
            <text:p>2020.01.09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101">
            <text:p>75.101</text:p>
          </table:table-cell>
          <table:table-cell office:value-type="string">
            <text:p>2020.01.09 16:45</text:p>
          </table:table-cell>
          <table:table-cell office:value-type="float" office:value="47">
            <text:p>47</text:p>
          </table:table-cell>
          <table:table-cell office:value-type="float" office:value="75.09">
            <text:p>75.09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09">
            <text:p>75.09</text:p>
          </table:table-cell>
          <table:table-cell office:value-type="string">
            <text:p>2020.01.09 17:00</text:p>
          </table:table-cell>
          <table:table-cell office:value-type="float" office:value="46">
            <text:p>46</text:p>
          </table:table-cell>
          <table:table-cell office:value-type="float" office:value="75.15">
            <text:p>75.15</text:p>
          </table:table-cell>
          <table:table-cell office:value-type="string">
            <text:p>2020.01.09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128">
            <text:p>75.128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068">
            <text:p>75.068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068">
            <text:p>75.068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128">
            <text:p>75.128</text:p>
          </table:table-cell>
          <table:table-cell office:value-type="string">
            <text:p>2020.01.09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075">
            <text:p>75.075</text:p>
          </table:table-cell>
          <table:table-cell office:value-type="string">
            <text:p>2020.01.09 17:15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48">
            <text:p>48</text:p>
          </table:table-cell>
          <table:table-cell office:value-type="float" office:value="75.092">
            <text:p>75.092</text:p>
          </table:table-cell>
          <table:table-cell office:value-type="string">
            <text:p>2020.01.09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075">
            <text:p>75.075</text:p>
          </table:table-cell>
          <table:table-cell office:value-type="string">
            <text:p>2020.01.09 17:30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49">
            <text:p>49</text:p>
          </table:table-cell>
          <table:table-cell office:value-type="float" office:value="75.108">
            <text:p>75.108</text:p>
          </table:table-cell>
          <table:table-cell office:value-type="string">
            <text:p>2020.01.09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102">
            <text:p>75.102</text:p>
          </table:table-cell>
          <table:table-cell office:value-type="string">
            <text:p>2020.01.09 17:45</text:p>
          </table:table-cell>
          <table:table-cell office:value-type="float" office:value="52">
            <text:p>52</text:p>
          </table:table-cell>
          <table:table-cell office:value-type="float" office:value="75.042">
            <text:p>75.042</text:p>
          </table:table-cell>
          <table:table-cell office:value-type="string">
            <text:p>2020.01.09 18:15</text:p>
          </table:table-cell>
          <table:table-cell office:value-type="float" office:value="52">
            <text:p>52</text:p>
          </table:table-cell>
          <table:table-cell office:value-type="float" office:value="75.042">
            <text:p>75.042</text:p>
          </table:table-cell>
          <table:table-cell office:value-type="string">
            <text:p>2020.01.09 18:15</text:p>
          </table:table-cell>
          <table:table-cell office:value-type="float" office:value="50">
            <text:p>50</text:p>
          </table:table-cell>
          <table:table-cell office:value-type="float" office:value="75.12">
            <text:p>75.12</text:p>
          </table:table-cell>
          <table:table-cell office:value-type="string">
            <text:p>2020.01.09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075">
            <text:p>75.075</text:p>
          </table:table-cell>
          <table:table-cell office:value-type="string">
            <text:p>2020.01.09 18:00</text:p>
          </table:table-cell>
          <table:table-cell office:value-type="float" office:value="55">
            <text:p>55</text:p>
          </table:table-cell>
          <table:table-cell office:value-type="float" office:value="75.015">
            <text:p>75.015</text:p>
          </table:table-cell>
          <table:table-cell office:value-type="string">
            <text:p>2020.01.09 19:00</text:p>
          </table:table-cell>
          <table:table-cell office:value-type="float" office:value="55">
            <text:p>55</text:p>
          </table:table-cell>
          <table:table-cell office:value-type="float" office:value="75.015">
            <text:p>75.015</text:p>
          </table:table-cell>
          <table:table-cell office:value-type="string">
            <text:p>2020.01.09 19:00</text:p>
          </table:table-cell>
          <table:table-cell office:value-type="float" office:value="51">
            <text:p>51</text:p>
          </table:table-cell>
          <table:table-cell office:value-type="float" office:value="75.082">
            <text:p>75.082</text:p>
          </table:table-cell>
          <table:table-cell office:value-type="string">
            <text:p>2020.01.09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053">
            <text:p>75.053</text:p>
          </table:table-cell>
          <table:table-cell office:value-type="string">
            <text:p>2020.01.09 18:15</text:p>
          </table:table-cell>
          <table:table-cell office:value-type="float" office:value="56">
            <text:p>56</text:p>
          </table:table-cell>
          <table:table-cell office:value-type="float" office:value="74.993">
            <text:p>74.993</text:p>
          </table:table-cell>
          <table:table-cell office:value-type="string">
            <text:p>2020.01.09 19:15</text:p>
          </table:table-cell>
          <table:table-cell office:value-type="float" office:value="56">
            <text:p>56</text:p>
          </table:table-cell>
          <table:table-cell office:value-type="float" office:value="74.993">
            <text:p>74.993</text:p>
          </table:table-cell>
          <table:table-cell office:value-type="string">
            <text:p>2020.01.09 19:15</text:p>
          </table:table-cell>
          <table:table-cell office:value-type="float" office:value="52">
            <text:p>52</text:p>
          </table:table-cell>
          <table:table-cell office:value-type="float" office:value="75.065">
            <text:p>75.065</text:p>
          </table:table-cell>
          <table:table-cell office:value-type="string">
            <text:p>2020.01.09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04">
            <text:p>75.04</text:p>
          </table:table-cell>
          <table:table-cell office:value-type="string">
            <text:p>2020.01.09 18:30</text:p>
          </table:table-cell>
          <table:table-cell office:value-type="float" office:value="57">
            <text:p>57</text:p>
          </table:table-cell>
          <table:table-cell office:value-type="float" office:value="74.98">
            <text:p>74.98</text:p>
          </table:table-cell>
          <table:table-cell office:value-type="string">
            <text:p>2020.01.09 19:30</text:p>
          </table:table-cell>
          <table:table-cell office:value-type="float" office:value="57">
            <text:p>57</text:p>
          </table:table-cell>
          <table:table-cell office:value-type="float" office:value="74.98">
            <text:p>74.98</text:p>
          </table:table-cell>
          <table:table-cell office:value-type="string">
            <text:p>2020.01.09 19:30</text:p>
          </table:table-cell>
          <table:table-cell office:value-type="float" office:value="53">
            <text:p>53</text:p>
          </table:table-cell>
          <table:table-cell office:value-type="float" office:value="75.058">
            <text:p>75.058</text:p>
          </table:table-cell>
          <table:table-cell office:value-type="string">
            <text:p>2020.01.09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036">
            <text:p>75.036</text:p>
          </table:table-cell>
          <table:table-cell office:value-type="string">
            <text:p>2020.01.09 18:45</text:p>
          </table:table-cell>
          <table:table-cell office:value-type="float" office:value="55">
            <text:p>55</text:p>
          </table:table-cell>
          <table:table-cell office:value-type="float" office:value="75.02">
            <text:p>75.02</text:p>
          </table:table-cell>
          <table:table-cell office:value-type="string">
            <text:p>2020.01.09 19:00</text:p>
          </table:table-cell>
          <table:table-cell office:value-type="float" office:value="55">
            <text:p>55</text:p>
          </table:table-cell>
          <table:table-cell office:value-type="float" office:value="75.02">
            <text:p>75.02</text:p>
          </table:table-cell>
          <table:table-cell office:value-type="string">
            <text:p>2020.01.09 19:00</text:p>
          </table:table-cell>
          <table:table-cell office:value-type="float" office:value="54">
            <text:p>54</text:p>
          </table:table-cell>
          <table:table-cell office:value-type="float" office:value="75.08">
            <text:p>75.08</text:p>
          </table:table-cell>
          <table:table-cell office:value-type="string">
            <text:p>2020.01.09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056">
            <text:p>75.056</text:p>
          </table:table-cell>
          <table:table-cell office:value-type="string">
            <text:p>2020.01.09 19:00</text:p>
          </table:table-cell>
          <table:table-cell office:value-type="float" office:value="56">
            <text:p>56</text:p>
          </table:table-cell>
          <table:table-cell office:value-type="float" office:value="74.996">
            <text:p>74.996</text:p>
          </table:table-cell>
          <table:table-cell office:value-type="string">
            <text:p>2020.01.09 19:15</text:p>
          </table:table-cell>
          <table:table-cell office:value-type="float" office:value="56">
            <text:p>56</text:p>
          </table:table-cell>
          <table:table-cell office:value-type="float" office:value="74.996">
            <text:p>74.996</text:p>
          </table:table-cell>
          <table:table-cell office:value-type="string">
            <text:p>2020.01.09 19:15</text:p>
          </table:table-cell>
          <table:table-cell office:value-type="float" office:value="55">
            <text:p>55</text:p>
          </table:table-cell>
          <table:table-cell office:value-type="float" office:value="75.062">
            <text:p>75.062</text:p>
          </table:table-cell>
          <table:table-cell office:value-type="string">
            <text:p>2020.01.09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018">
            <text:p>75.018</text:p>
          </table:table-cell>
          <table:table-cell office:value-type="string">
            <text:p>2020.01.09 19:15</text:p>
          </table:table-cell>
          <table:table-cell office:value-type="float" office:value="60">
            <text:p>60</text:p>
          </table:table-cell>
          <table:table-cell office:value-type="float" office:value="74.958">
            <text:p>74.958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58">
            <text:p>74.958</text:p>
          </table:table-cell>
          <table:table-cell office:value-type="string">
            <text:p>2020.01.09 20:15</text:p>
          </table:table-cell>
          <table:table-cell office:value-type="float" office:value="56">
            <text:p>56</text:p>
          </table:table-cell>
          <table:table-cell office:value-type="float" office:value="75.026">
            <text:p>75.026</text:p>
          </table:table-cell>
          <table:table-cell office:value-type="string">
            <text:p>2020.01.09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007">
            <text:p>75.007</text:p>
          </table:table-cell>
          <table:table-cell office:value-type="string">
            <text:p>2020.01.09 19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57">
            <text:p>57</text:p>
          </table:table-cell>
          <table:table-cell office:value-type="float" office:value="75.016">
            <text:p>75.016</text:p>
          </table:table-cell>
          <table:table-cell office:value-type="string">
            <text:p>2020.01.09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999999999992">
            <text:p>0.046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4.989">
            <text:p>74.989</text:p>
          </table:table-cell>
          <table:table-cell office:value-type="string">
            <text:p>2020.01.09 19:45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58">
            <text:p>58</text:p>
          </table:table-cell>
          <table:table-cell office:value-type="float" office:value="75.035">
            <text:p>75.035</text:p>
          </table:table-cell>
          <table:table-cell office:value-type="string">
            <text:p>2020.01.09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036">
            <text:p>75.036</text:p>
          </table:table-cell>
          <table:table-cell office:value-type="string">
            <text:p>2020.01.09 20:00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59">
            <text:p>59</text:p>
          </table:table-cell>
          <table:table-cell office:value-type="float" office:value="75.036">
            <text:p>75.036</text:p>
          </table:table-cell>
          <table:table-cell office:value-type="string">
            <text:p>2020.01.09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022">
            <text:p>75.022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62">
            <text:p>74.962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62">
            <text:p>74.962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5.023">
            <text:p>75.023</text:p>
          </table:table-cell>
          <table:table-cell office:value-type="string">
            <text:p>2020.01.09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01">
            <text:p>75.01</text:p>
          </table:table-cell>
          <table:table-cell office:value-type="string">
            <text:p>2020.01.09 20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1">
            <text:p>61</text:p>
          </table:table-cell>
          <table:table-cell office:value-type="float" office:value="75.019">
            <text:p>75.019</text:p>
          </table:table-cell>
          <table:table-cell office:value-type="string">
            <text:p>2020.01.09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999999999992">
            <text:p>0.043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4.992">
            <text:p>74.992</text:p>
          </table:table-cell>
          <table:table-cell office:value-type="string">
            <text:p>2020.01.09 20:4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2">
            <text:p>62</text:p>
          </table:table-cell>
          <table:table-cell office:value-type="float" office:value="75.013">
            <text:p>75.013</text:p>
          </table:table-cell>
          <table:table-cell office:value-type="string">
            <text:p>2020.01.09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003">
            <text:p>75.003</text:p>
          </table:table-cell>
          <table:table-cell office:value-type="string">
            <text:p>2020.01.09 21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3">
            <text:p>63</text:p>
          </table:table-cell>
          <table:table-cell office:value-type="float" office:value="75.016">
            <text:p>75.016</text:p>
          </table:table-cell>
          <table:table-cell office:value-type="string">
            <text:p>2020.01.09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9999999999997">
            <text:p>0.05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string">
            <text:p>2020.01.09 21:1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4">
            <text:p>64</text:p>
          </table:table-cell>
          <table:table-cell office:value-type="float" office:value="75.013">
            <text:p>75.013</text:p>
          </table:table-cell>
          <table:table-cell office:value-type="string">
            <text:p>2020.01.09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003">
            <text:p>75.003</text:p>
          </table:table-cell>
          <table:table-cell office:value-type="string">
            <text:p>2020.01.09 21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5">
            <text:p>65</text:p>
          </table:table-cell>
          <table:table-cell office:value-type="float" office:value="75.021">
            <text:p>75.021</text:p>
          </table:table-cell>
          <table:table-cell office:value-type="string">
            <text:p>2020.01.09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9999999999997">
            <text:p>0.05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01">
            <text:p>75.01</text:p>
          </table:table-cell>
          <table:table-cell office:value-type="string">
            <text:p>2020.01.09 21:4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6">
            <text:p>66</text:p>
          </table:table-cell>
          <table:table-cell office:value-type="float" office:value="75.033">
            <text:p>75.033</text:p>
          </table:table-cell>
          <table:table-cell office:value-type="string">
            <text:p>2020.01.09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999999999992">
            <text:p>0.043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025">
            <text:p>75.025</text:p>
          </table:table-cell>
          <table:table-cell office:value-type="string">
            <text:p>2020.01.09 22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7">
            <text:p>67</text:p>
          </table:table-cell>
          <table:table-cell office:value-type="float" office:value="75.053">
            <text:p>75.053</text:p>
          </table:table-cell>
          <table:table-cell office:value-type="string">
            <text:p>2020.01.09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.048">
            <text:p>75.048</text:p>
          </table:table-cell>
          <table:table-cell office:value-type="string">
            <text:p>2020.01.09 22:1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8">
            <text:p>68</text:p>
          </table:table-cell>
          <table:table-cell office:value-type="float" office:value="75.07">
            <text:p>75.07</text:p>
          </table:table-cell>
          <table:table-cell office:value-type="string">
            <text:p>2020.01.09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.068">
            <text:p>75.068</text:p>
          </table:table-cell>
          <table:table-cell office:value-type="string">
            <text:p>2020.01.09 22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9">
            <text:p>69</text:p>
          </table:table-cell>
          <table:table-cell office:value-type="float" office:value="75.085">
            <text:p>75.085</text:p>
          </table:table-cell>
          <table:table-cell office:value-type="string">
            <text:p>2020.01.09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.08">
            <text:p>75.08</text:p>
          </table:table-cell>
          <table:table-cell office:value-type="string">
            <text:p>2020.01.09 22:45</text:p>
          </table:table-cell>
          <table:table-cell office:value-type="float" office:value="78">
            <text:p>78</text:p>
          </table:table-cell>
          <table:table-cell office:value-type="float" office:value="75.02">
            <text:p>75.02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">
            <text:p>75.02</text:p>
          </table:table-cell>
          <table:table-cell office:value-type="string">
            <text:p>2020.01.10 00:45</text:p>
          </table:table-cell>
          <table:table-cell office:value-type="float" office:value="70">
            <text:p>70</text:p>
          </table:table-cell>
          <table:table-cell office:value-type="float" office:value="75.082">
            <text:p>75.082</text:p>
          </table:table-cell>
          <table:table-cell office:value-type="string">
            <text:p>2020.01.09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.068">
            <text:p>75.068</text:p>
          </table:table-cell>
          <table:table-cell office:value-type="string">
            <text:p>2020.01.09 23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1">
            <text:p>71</text:p>
          </table:table-cell>
          <table:table-cell office:value-type="float" office:value="75.081">
            <text:p>75.081</text:p>
          </table:table-cell>
          <table:table-cell office:value-type="string">
            <text:p>2020.01.09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078">
            <text:p>75.078</text:p>
          </table:table-cell>
          <table:table-cell office:value-type="string">
            <text:p>2020.01.09 23:15</text:p>
          </table:table-cell>
          <table:table-cell office:value-type="float" office:value="78">
            <text:p>78</text:p>
          </table:table-cell>
          <table:table-cell office:value-type="float" office:value="75.018">
            <text:p>75.018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18">
            <text:p>75.018</text:p>
          </table:table-cell>
          <table:table-cell office:value-type="string">
            <text:p>2020.01.10 00:45</text:p>
          </table:table-cell>
          <table:table-cell office:value-type="float" office:value="72">
            <text:p>72</text:p>
          </table:table-cell>
          <table:table-cell office:value-type="float" office:value="75.092">
            <text:p>75.092</text:p>
          </table:table-cell>
          <table:table-cell office:value-type="string">
            <text:p>2020.01.09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081">
            <text:p>75.081</text:p>
          </table:table-cell>
          <table:table-cell office:value-type="string">
            <text:p>2020.01.09 23:30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3">
            <text:p>73</text:p>
          </table:table-cell>
          <table:table-cell office:value-type="float" office:value="75.081">
            <text:p>75.081</text:p>
          </table:table-cell>
          <table:table-cell office:value-type="string">
            <text:p>2020.01.09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082">
            <text:p>75.082</text:p>
          </table:table-cell>
          <table:table-cell office:value-type="string">
            <text:p>2020.01.09 23:45</text:p>
          </table:table-cell>
          <table:table-cell office:value-type="float" office:value="78">
            <text:p>78</text:p>
          </table:table-cell>
          <table:table-cell office:value-type="float" office:value="75.022">
            <text:p>75.022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2">
            <text:p>75.022</text:p>
          </table:table-cell>
          <table:table-cell office:value-type="string">
            <text:p>2020.01.10 00:45</text:p>
          </table:table-cell>
          <table:table-cell office:value-type="float" office:value="74">
            <text:p>74</text:p>
          </table:table-cell>
          <table:table-cell office:value-type="float" office:value="75.113">
            <text:p>75.113</text:p>
          </table:table-cell>
          <table:table-cell office:value-type="string">
            <text:p>2020.01.09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101">
            <text:p>75.101</text:p>
          </table:table-cell>
          <table:table-cell office:value-type="string">
            <text:p>2020.01.10 00:00</text:p>
          </table:table-cell>
          <table:table-cell office:value-type="float" office:value="77">
            <text:p>77</text:p>
          </table:table-cell>
          <table:table-cell office:value-type="float" office:value="75.041">
            <text:p>75.041</text:p>
          </table:table-cell>
          <table:table-cell office:value-type="string">
            <text:p>2020.01.10 00:30</text:p>
          </table:table-cell>
          <table:table-cell office:value-type="float" office:value="77">
            <text:p>77</text:p>
          </table:table-cell>
          <table:table-cell office:value-type="float" office:value="75.041">
            <text:p>75.041</text:p>
          </table:table-cell>
          <table:table-cell office:value-type="string">
            <text:p>2020.01.10 00:30</text:p>
          </table:table-cell>
          <table:table-cell office:value-type="float" office:value="75">
            <text:p>75</text:p>
          </table:table-cell>
          <table:table-cell office:value-type="float" office:value="75.115">
            <text:p>75.115</text:p>
          </table:table-cell>
          <table:table-cell office:value-type="string">
            <text:p>2020.01.10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056">
            <text:p>75.056</text:p>
          </table:table-cell>
          <table:table-cell office:value-type="string">
            <text:p>2020.01.10 00:15</text:p>
          </table:table-cell>
          <table:table-cell office:value-type="float" office:value="77">
            <text:p>77</text:p>
          </table:table-cell>
          <table:table-cell office:value-type="float" office:value="75.036">
            <text:p>75.036</text:p>
          </table:table-cell>
          <table:table-cell office:value-type="string">
            <text:p>2020.01.10 00:30</text:p>
          </table:table-cell>
          <table:table-cell office:value-type="float" office:value="77">
            <text:p>77</text:p>
          </table:table-cell>
          <table:table-cell office:value-type="float" office:value="75.036">
            <text:p>75.036</text:p>
          </table:table-cell>
          <table:table-cell office:value-type="string">
            <text:p>2020.01.10 00:30</text:p>
          </table:table-cell>
          <table:table-cell office:value-type="float" office:value="76">
            <text:p>76</text:p>
          </table:table-cell>
          <table:table-cell office:value-type="float" office:value="75.096">
            <text:p>75.096</text:p>
          </table:table-cell>
          <table:table-cell office:value-type="string">
            <text:p>2020.01.10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081">
            <text:p>75.081</text:p>
          </table:table-cell>
          <table:table-cell office:value-type="string">
            <text:p>2020.01.10 00:30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7">
            <text:p>77</text:p>
          </table:table-cell>
          <table:table-cell office:value-type="float" office:value="75.081">
            <text:p>75.081</text:p>
          </table:table-cell>
          <table:table-cell office:value-type="string">
            <text:p>2020.01.10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053">
            <text:p>75.053</text:p>
          </table:table-cell>
          <table:table-cell office:value-type="string">
            <text:p>2020.01.10 00:45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78">
            <text:p>78</text:p>
          </table:table-cell>
          <table:table-cell office:value-type="float" office:value="75.072">
            <text:p>75.072</text:p>
          </table:table-cell>
          <table:table-cell office:value-type="string">
            <text:p>2020.01.10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600000000001">
            <text:p>0.156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021">
            <text:p>75.021</text:p>
          </table:table-cell>
          <table:table-cell office:value-type="string">
            <text:p>2020.01.10 01:00</text:p>
          </table:table-cell>
          <table:table-cell office:value-type="float" office:value="83">
            <text:p>83</text:p>
          </table:table-cell>
          <table:table-cell office:value-type="float" office:value="75.029">
            <text:p>75.029</text:p>
          </table:table-cell>
          <table:table-cell office:value-type="string">
            <text:p>2020.01.10 02:00</text:p>
          </table:table-cell>
          <table:table-cell office:value-type="float" office:value="83">
            <text:p>83</text:p>
          </table:table-cell>
          <table:table-cell office:value-type="float" office:value="75.029">
            <text:p>75.029</text:p>
          </table:table-cell>
          <table:table-cell office:value-type="string">
            <text:p>2020.01.10 02:00</text:p>
          </table:table-cell>
          <table:table-cell office:value-type="float" office:value="79">
            <text:p>79</text:p>
          </table:table-cell>
          <table:table-cell office:value-type="float" office:value="75.061">
            <text:p>75.061</text:p>
          </table:table-cell>
          <table:table-cell office:value-type="string">
            <text:p>2020.01.10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054">
            <text:p>75.054</text:p>
          </table:table-cell>
          <table:table-cell office:value-type="string">
            <text:p>2020.01.10 01:15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0">
            <text:p>80</text:p>
          </table:table-cell>
          <table:table-cell office:value-type="float" office:value="75.083">
            <text:p>75.083</text:p>
          </table:table-cell>
          <table:table-cell office:value-type="string">
            <text:p>2020.01.10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5">
            <text:p>0.155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079">
            <text:p>75.079</text:p>
          </table:table-cell>
          <table:table-cell office:value-type="string">
            <text:p>2020.01.10 01:30</text:p>
          </table:table-cell>
          <table:table-cell office:value-type="float" office:value="85">
            <text:p>85</text:p>
          </table:table-cell>
          <table:table-cell office:value-type="float" office:value="75.189">
            <text:p>75.18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189">
            <text:p>75.189</text:p>
          </table:table-cell>
          <table:table-cell office:value-type="string">
            <text:p>2020.01.10 02:30</text:p>
          </table:table-cell>
          <table:table-cell office:value-type="float" office:value="81">
            <text:p>81</text:p>
          </table:table-cell>
          <table:table-cell office:value-type="float" office:value="75.089">
            <text:p>75.089</text:p>
          </table:table-cell>
          <table:table-cell office:value-type="string">
            <text:p>2020.01.10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085">
            <text:p>75.085</text:p>
          </table:table-cell>
          <table:table-cell office:value-type="string">
            <text:p>2020.01.10 01:45</text:p>
          </table:table-cell>
          <table:table-cell office:value-type="float" office:value="85">
            <text:p>85</text:p>
          </table:table-cell>
          <table:table-cell office:value-type="float" office:value="75.195">
            <text:p>75.19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195">
            <text:p>75.195</text:p>
          </table:table-cell>
          <table:table-cell office:value-type="string">
            <text:p>2020.01.10 02:30</text:p>
          </table:table-cell>
          <table:table-cell office:value-type="float" office:value="82">
            <text:p>82</text:p>
          </table:table-cell>
          <table:table-cell office:value-type="float" office:value="75.085">
            <text:p>75.085</text:p>
          </table:table-cell>
          <table:table-cell office:value-type="string">
            <text:p>2020.01.10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042">
            <text:p>75.042</text:p>
          </table:table-cell>
          <table:table-cell office:value-type="string">
            <text:p>2020.01.10 02:0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3">
            <text:p>83</text:p>
          </table:table-cell>
          <table:table-cell office:value-type="float" office:value="75.088">
            <text:p>75.088</text:p>
          </table:table-cell>
          <table:table-cell office:value-type="string">
            <text:p>2020.01.10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032">
            <text:p>75.032</text:p>
          </table:table-cell>
          <table:table-cell office:value-type="string">
            <text:p>2020.01.10 02:15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4">
            <text:p>84</text:p>
          </table:table-cell>
          <table:table-cell office:value-type="float" office:value="75.099">
            <text:p>75.099</text:p>
          </table:table-cell>
          <table:table-cell office:value-type="string">
            <text:p>2020.01.10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7700000000001">
            <text:p>0.177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095">
            <text:p>75.09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5">
            <text:p>75.20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5">
            <text:p>75.20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93">
            <text:p>75.293</text:p>
          </table:table-cell>
          <table:table-cell office:value-type="string">
            <text:p>2020.01.10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199">
            <text:p>75.199</text:p>
          </table:table-cell>
          <table:table-cell office:value-type="string">
            <text:p>2020.01.10 02:45</text:p>
          </table:table-cell>
          <table:table-cell office:value-type="float" office:value="86">
            <text:p>86</text:p>
          </table:table-cell>
          <table:table-cell office:value-type="float" office:value="75.139">
            <text:p>75.139</text:p>
          </table:table-cell>
          <table:table-cell office:value-type="string">
            <text:p>2020.01.10 02:45</text:p>
          </table:table-cell>
          <table:table-cell office:value-type="float" office:value="86">
            <text:p>86</text:p>
          </table:table-cell>
          <table:table-cell office:value-type="float" office:value="75.139">
            <text:p>75.139</text:p>
          </table:table-cell>
          <table:table-cell office:value-type="string">
            <text:p>2020.01.10 02:45</text:p>
          </table:table-cell>
          <table:table-cell office:value-type="float" office:value="86">
            <text:p>86</text:p>
          </table:table-cell>
          <table:table-cell office:value-type="float" office:value="75.204">
            <text:p>75.204</text:p>
          </table:table-cell>
          <table:table-cell office:value-type="string">
            <text:p>2020.01.10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094">
            <text:p>75.094</text:p>
          </table:table-cell>
          <table:table-cell office:value-type="string">
            <text:p>2020.01.10 03:00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87">
            <text:p>87</text:p>
          </table:table-cell>
          <table:table-cell office:value-type="float" office:value="75.14">
            <text:p>75.14</text:p>
          </table:table-cell>
          <table:table-cell office:value-type="string">
            <text:p>2020.01.10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119">
            <text:p>75.119</text:p>
          </table:table-cell>
          <table:table-cell office:value-type="string">
            <text:p>2020.01.10 03:15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88">
            <text:p>88</text:p>
          </table:table-cell>
          <table:table-cell office:value-type="float" office:value="75.183">
            <text:p>75.183</text:p>
          </table:table-cell>
          <table:table-cell office:value-type="string">
            <text:p>2020.01.10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9999999999909">
            <text:p>0.01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169">
            <text:p>75.169</text:p>
          </table:table-cell>
          <table:table-cell office:value-type="string">
            <text:p>2020.01.10 03:30</text:p>
          </table:table-cell>
          <table:table-cell office:value-type="float" office:value="90">
            <text:p>90</text:p>
          </table:table-cell>
          <table:table-cell office:value-type="float" office:value="75.109">
            <text:p>75.109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09">
            <text:p>75.109</text:p>
          </table:table-cell>
          <table:table-cell office:value-type="string">
            <text:p>2020.01.10 03:45</text:p>
          </table:table-cell>
          <table:table-cell office:value-type="float" office:value="89">
            <text:p>89</text:p>
          </table:table-cell>
          <table:table-cell office:value-type="float" office:value="75.189">
            <text:p>75.189</text:p>
          </table:table-cell>
          <table:table-cell office:value-type="string">
            <text:p>2020.01.10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141">
            <text:p>75.141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081">
            <text:p>75.081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081">
            <text:p>75.081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5">
            <text:p>75.15</text:p>
          </table:table-cell>
          <table:table-cell office:value-type="string">
            <text:p>2020.01.10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089">
            <text:p>75.089</text:p>
          </table:table-cell>
          <table:table-cell office:value-type="string">
            <text:p>2020.01.10 04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1">
            <text:p>91</text:p>
          </table:table-cell>
          <table:table-cell office:value-type="float" office:value="75.108">
            <text:p>75.108</text:p>
          </table:table-cell>
          <table:table-cell office:value-type="string">
            <text:p>2020.01.10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7999999999999">
            <text:p>0.18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098">
            <text:p>75.098</text:p>
          </table:table-cell>
          <table:table-cell office:value-type="string">
            <text:p>2020.01.10 04:1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2">
            <text:p>92</text:p>
          </table:table-cell>
          <table:table-cell office:value-type="float" office:value="75.11">
            <text:p>75.11</text:p>
          </table:table-cell>
          <table:table-cell office:value-type="string">
            <text:p>2020.01.10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7099999999999">
            <text:p>0.171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077">
            <text:p>75.077</text:p>
          </table:table-cell>
          <table:table-cell office:value-type="string">
            <text:p>2020.01.10 04:3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3">
            <text:p>93</text:p>
          </table:table-cell>
          <table:table-cell office:value-type="float" office:value="75.134">
            <text:p>75.134</text:p>
          </table:table-cell>
          <table:table-cell office:value-type="string">
            <text:p>2020.01.10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9199999999999">
            <text:p>0.192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115">
            <text:p>75.115</text:p>
          </table:table-cell>
          <table:table-cell office:value-type="string">
            <text:p>2020.01.10 04:4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4">
            <text:p>94</text:p>
          </table:table-cell>
          <table:table-cell office:value-type="float" office:value="75.177">
            <text:p>75.177</text:p>
          </table:table-cell>
          <table:table-cell office:value-type="string">
            <text:p>2020.01.10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54">
            <text:p>0.154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176">
            <text:p>75.176</text:p>
          </table:table-cell>
          <table:table-cell office:value-type="string">
            <text:p>2020.01.10 05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5">
            <text:p>95</text:p>
          </table:table-cell>
          <table:table-cell office:value-type="float" office:value="75.181">
            <text:p>75.181</text:p>
          </table:table-cell>
          <table:table-cell office:value-type="string">
            <text:p>2020.01.10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2999999999989">
            <text:p>0.093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142">
            <text:p>75.142</text:p>
          </table:table-cell>
          <table:table-cell office:value-type="string">
            <text:p>2020.01.10 05:1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6">
            <text:p>96</text:p>
          </table:table-cell>
          <table:table-cell office:value-type="float" office:value="75.176">
            <text:p>75.176</text:p>
          </table:table-cell>
          <table:table-cell office:value-type="string">
            <text:p>2020.01.10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27">
            <text:p>0.127</text:p>
          </table:table-cell>
          <table:table-cell table:number-columns-repeated="100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.173">
            <text:p>75.173</text:p>
          </table:table-cell>
          <table:table-cell office:value-type="string">
            <text:p>2020.01.10 05:3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7">
            <text:p>97</text:p>
          </table:table-cell>
          <table:table-cell office:value-type="float" office:value="75.226">
            <text:p>75.226</text:p>
          </table:table-cell>
          <table:table-cell office:value-type="string">
            <text:p>2020.01.10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5999999999989">
            <text:p>0.096</text:p>
          </table:table-cell>
          <table:table-cell table:number-columns-repeated="100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.228">
            <text:p>75.228</text:p>
          </table:table-cell>
          <table:table-cell office:value-type="string">
            <text:p>2020.01.10 05:4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8">
            <text:p>98</text:p>
          </table:table-cell>
          <table:table-cell office:value-type="float" office:value="75.246">
            <text:p>75.246</text:p>
          </table:table-cell>
          <table:table-cell office:value-type="string">
            <text:p>2020.01.10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.239">
            <text:p>75.239</text:p>
          </table:table-cell>
          <table:table-cell office:value-type="string">
            <text:p>2020.01.10 06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9">
            <text:p>99</text:p>
          </table:table-cell>
          <table:table-cell office:value-type="float" office:value="75.291">
            <text:p>75.291</text:p>
          </table:table-cell>
          <table:table-cell office:value-type="string">
            <text:p>2020.01.10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9999999999987">
            <text:p>0.03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.264">
            <text:p>75.264</text:p>
          </table:table-cell>
          <table:table-cell office:value-type="string">
            <text:p>2020.01.10 06:1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0">
            <text:p>100</text:p>
          </table:table-cell>
          <table:table-cell office:value-type="float" office:value="75.329">
            <text:p>75.329</text:p>
          </table:table-cell>
          <table:table-cell office:value-type="string">
            <text:p>2020.01.10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.3">
            <text:p>75.3</text:p>
          </table:table-cell>
          <table:table-cell office:value-type="string">
            <text:p>2020.01.10 06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1">
            <text:p>101</text:p>
          </table:table-cell>
          <table:table-cell office:value-type="float" office:value="75.323">
            <text:p>75.323</text:p>
          </table:table-cell>
          <table:table-cell office:value-type="string">
            <text:p>2020.01.10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000000000007">
            <text:p>0.064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5.288">
            <text:p>75.288</text:p>
          </table:table-cell>
          <table:table-cell office:value-type="string">
            <text:p>2020.01.10 06:45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2">
            <text:p>102</text:p>
          </table:table-cell>
          <table:table-cell office:value-type="float" office:value="75.303">
            <text:p>75.303</text:p>
          </table:table-cell>
          <table:table-cell office:value-type="string">
            <text:p>2020.01.10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6000000000008">
            <text:p>0.076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5.286">
            <text:p>75.286</text:p>
          </table:table-cell>
          <table:table-cell office:value-type="string">
            <text:p>2020.01.10 07:0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3">
            <text:p>103</text:p>
          </table:table-cell>
          <table:table-cell office:value-type="float" office:value="75.286">
            <text:p>75.286</text:p>
          </table:table-cell>
          <table:table-cell office:value-type="string">
            <text:p>2020.01.10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  <table:table-cell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5.281">
            <text:p>75.281</text:p>
          </table:table-cell>
          <table:table-cell office:value-type="string">
            <text:p>2020.01.10 07:15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4">
            <text:p>104</text:p>
          </table:table-cell>
          <table:table-cell office:value-type="float" office:value="75.369">
            <text:p>75.369</text:p>
          </table:table-cell>
          <table:table-cell office:value-type="string">
            <text:p>2020.01.10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999999999998">
            <text:p>0.083</text:p>
          </table:table-cell>
          <table:table-cell table:number-columns-repeated="100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5.361">
            <text:p>75.361</text:p>
          </table:table-cell>
          <table:table-cell office:value-type="string">
            <text:p>2020.01.10 07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5">
            <text:p>105</text:p>
          </table:table-cell>
          <table:table-cell office:value-type="float" office:value="75.402">
            <text:p>75.402</text:p>
          </table:table-cell>
          <table:table-cell office:value-type="string">
            <text:p>2020.01.10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5.391">
            <text:p>75.391</text:p>
          </table:table-cell>
          <table:table-cell office:value-type="string">
            <text:p>2020.01.10 07:45</text:p>
          </table:table-cell>
          <table:table-cell office:value-type="float" office:value="112">
            <text:p>112</text:p>
          </table:table-cell>
          <table:table-cell office:value-type="float" office:value="75.331">
            <text:p>75.331</text:p>
          </table:table-cell>
          <table:table-cell office:value-type="string">
            <text:p>2020.01.10 09:15</text:p>
          </table:table-cell>
          <table:table-cell office:value-type="float" office:value="112">
            <text:p>112</text:p>
          </table:table-cell>
          <table:table-cell office:value-type="float" office:value="75.331">
            <text:p>75.331</text:p>
          </table:table-cell>
          <table:table-cell office:value-type="string">
            <text:p>2020.01.10 09:15</text:p>
          </table:table-cell>
          <table:table-cell office:value-type="float" office:value="106">
            <text:p>106</text:p>
          </table:table-cell>
          <table:table-cell office:value-type="float" office:value="75.391">
            <text:p>75.391</text:p>
          </table:table-cell>
          <table:table-cell office:value-type="string">
            <text:p>2020.01.10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5.366">
            <text:p>75.366</text:p>
          </table:table-cell>
          <table:table-cell office:value-type="string">
            <text:p>2020.01.10 08:0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7">
            <text:p>107</text:p>
          </table:table-cell>
          <table:table-cell office:value-type="float" office:value="75.393">
            <text:p>75.393</text:p>
          </table:table-cell>
          <table:table-cell office:value-type="string">
            <text:p>2020.01.10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5.384">
            <text:p>75.384</text:p>
          </table:table-cell>
          <table:table-cell office:value-type="string">
            <text:p>2020.01.10 08:15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8">
            <text:p>108</text:p>
          </table:table-cell>
          <table:table-cell office:value-type="float" office:value="75.424">
            <text:p>75.424</text:p>
          </table:table-cell>
          <table:table-cell office:value-type="string">
            <text:p>2020.01.10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5.403">
            <text:p>75.403</text:p>
          </table:table-cell>
          <table:table-cell office:value-type="string">
            <text:p>2020.01.10 08:30</text:p>
          </table:table-cell>
          <table:table-cell office:value-type="float" office:value="112">
            <text:p>112</text:p>
          </table:table-cell>
          <table:table-cell office:value-type="float" office:value="75.343">
            <text:p>75.343</text:p>
          </table:table-cell>
          <table:table-cell office:value-type="string">
            <text:p>2020.01.10 09:15</text:p>
          </table:table-cell>
          <table:table-cell office:value-type="float" office:value="112">
            <text:p>112</text:p>
          </table:table-cell>
          <table:table-cell office:value-type="float" office:value="75.343">
            <text:p>75.343</text:p>
          </table:table-cell>
          <table:table-cell office:value-type="string">
            <text:p>2020.01.10 09:15</text:p>
          </table:table-cell>
          <table:table-cell office:value-type="float" office:value="109">
            <text:p>109</text:p>
          </table:table-cell>
          <table:table-cell office:value-type="float" office:value="75.412">
            <text:p>75.412</text:p>
          </table:table-cell>
          <table:table-cell office:value-type="string">
            <text:p>2020.01.10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5.368">
            <text:p>75.368</text:p>
          </table:table-cell>
          <table:table-cell office:value-type="string">
            <text:p>2020.01.10 08:45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0">
            <text:p>110</text:p>
          </table:table-cell>
          <table:table-cell office:value-type="float" office:value="75.384">
            <text:p>75.384</text:p>
          </table:table-cell>
          <table:table-cell office:value-type="string">
            <text:p>2020.01.10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5.368">
            <text:p>75.368</text:p>
          </table:table-cell>
          <table:table-cell office:value-type="string">
            <text:p>2020.01.10 09:00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1">
            <text:p>111</text:p>
          </table:table-cell>
          <table:table-cell office:value-type="float" office:value="75.378">
            <text:p>75.378</text:p>
          </table:table-cell>
          <table:table-cell office:value-type="string">
            <text:p>2020.01.10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5.351">
            <text:p>75.351</text:p>
          </table:table-cell>
          <table:table-cell office:value-type="string">
            <text:p>2020.01.10 09:15</text:p>
          </table:table-cell>
          <table:table-cell office:value-type="float" office:value="113">
            <text:p>113</text:p>
          </table:table-cell>
          <table:table-cell office:value-type="float" office:value="75.291">
            <text:p>75.291</text:p>
          </table:table-cell>
          <table:table-cell office:value-type="string">
            <text:p>2020.01.10 09:30</text:p>
          </table:table-cell>
          <table:table-cell office:value-type="float" office:value="113">
            <text:p>113</text:p>
          </table:table-cell>
          <table:table-cell office:value-type="float" office:value="75.291">
            <text:p>75.291</text:p>
          </table:table-cell>
          <table:table-cell office:value-type="string">
            <text:p>2020.01.10 09:30</text:p>
          </table:table-cell>
          <table:table-cell office:value-type="float" office:value="112">
            <text:p>112</text:p>
          </table:table-cell>
          <table:table-cell office:value-type="float" office:value="75.362">
            <text:p>75.362</text:p>
          </table:table-cell>
          <table:table-cell office:value-type="string">
            <text:p>2020.01.10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5.341">
            <text:p>75.341</text:p>
          </table:table-cell>
          <table:table-cell office:value-type="string">
            <text:p>2020.01.10 09:30</text:p>
          </table:table-cell>
          <table:table-cell office:value-type="float" office:value="117">
            <text:p>117</text:p>
          </table:table-cell>
          <table:table-cell office:value-type="float" office:value="75.281">
            <text:p>75.281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281">
            <text:p>75.281</text:p>
          </table:table-cell>
          <table:table-cell office:value-type="string">
            <text:p>2020.01.10 10:30</text:p>
          </table:table-cell>
          <table:table-cell office:value-type="float" office:value="113">
            <text:p>113</text:p>
          </table:table-cell>
          <table:table-cell office:value-type="float" office:value="75.345">
            <text:p>75.345</text:p>
          </table:table-cell>
          <table:table-cell office:value-type="string">
            <text:p>2020.01.10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.317">
            <text:p>75.317</text:p>
          </table:table-cell>
          <table:table-cell office:value-type="string">
            <text:p>2020.01.10 09:45</text:p>
          </table:table-cell>
          <table:table-cell office:value-type="float" office:value="116">
            <text:p>116</text:p>
          </table:table-cell>
          <table:table-cell office:value-type="float" office:value="75.301">
            <text:p>75.301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301">
            <text:p>75.301</text:p>
          </table:table-cell>
          <table:table-cell office:value-type="string">
            <text:p>2020.01.10 10:15</text:p>
          </table:table-cell>
          <table:table-cell office:value-type="float" office:value="114">
            <text:p>114</text:p>
          </table:table-cell>
          <table:table-cell office:value-type="float" office:value="75.361">
            <text:p>75.361</text:p>
          </table:table-cell>
          <table:table-cell office:value-type="string">
            <text:p>2020.01.10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999999999991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.359">
            <text:p>75.359</text:p>
          </table:table-cell>
          <table:table-cell office:value-type="string">
            <text:p>2020.01.10 10:00</text:p>
          </table:table-cell>
          <table:table-cell office:value-type="float" office:value="116">
            <text:p>116</text:p>
          </table:table-cell>
          <table:table-cell office:value-type="float" office:value="75.299">
            <text:p>75.299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299">
            <text:p>75.299</text:p>
          </table:table-cell>
          <table:table-cell office:value-type="string">
            <text:p>2020.01.10 10:15</text:p>
          </table:table-cell>
          <table:table-cell office:value-type="float" office:value="115">
            <text:p>115</text:p>
          </table:table-cell>
          <table:table-cell office:value-type="float" office:value="75.359">
            <text:p>75.359</text:p>
          </table:table-cell>
          <table:table-cell office:value-type="string">
            <text:p>2020.01.10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5.354">
            <text:p>75.354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294">
            <text:p>75.294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294">
            <text:p>75.294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354">
            <text:p>75.354</text:p>
          </table:table-cell>
          <table:table-cell office:value-type="string">
            <text:p>2020.01.10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5.338">
            <text:p>75.338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278">
            <text:p>75.278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278">
            <text:p>75.278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338">
            <text:p>75.338</text:p>
          </table:table-cell>
          <table:table-cell office:value-type="string">
            <text:p>2020.01.10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.308">
            <text:p>75.308</text:p>
          </table:table-cell>
          <table:table-cell office:value-type="string">
            <text:p>2020.01.10 10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18">
            <text:p>118</text:p>
          </table:table-cell>
          <table:table-cell office:value-type="float" office:value="75.335">
            <text:p>75.335</text:p>
          </table:table-cell>
          <table:table-cell office:value-type="string">
            <text:p>2020.01.10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999999999999">
            <text:p>0.12</text:p>
          </table:table-cell>
          <table:table-cell table:number-columns-repeated="100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5.307">
            <text:p>75.307</text:p>
          </table:table-cell>
          <table:table-cell office:value-type="string">
            <text:p>2020.01.10 11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19">
            <text:p>119</text:p>
          </table:table-cell>
          <table:table-cell office:value-type="float" office:value="75.308">
            <text:p>75.308</text:p>
          </table:table-cell>
          <table:table-cell office:value-type="string">
            <text:p>2020.01.10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21">
            <text:p>0.121</text:p>
          </table:table-cell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.297">
            <text:p>75.297</text:p>
          </table:table-cell>
          <table:table-cell office:value-type="string">
            <text:p>2020.01.10 11:1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0">
            <text:p>120</text:p>
          </table:table-cell>
          <table:table-cell office:value-type="float" office:value="75.333">
            <text:p>75.333</text:p>
          </table:table-cell>
          <table:table-cell office:value-type="string">
            <text:p>2020.01.10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1">
            <text:p>0.131</text:p>
          </table:table-cell>
          <table:table-cell table:number-columns-repeated="100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.328">
            <text:p>75.328</text:p>
          </table:table-cell>
          <table:table-cell office:value-type="string">
            <text:p>2020.01.10 11:3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1">
            <text:p>121</text:p>
          </table:table-cell>
          <table:table-cell office:value-type="float" office:value="75.355">
            <text:p>75.355</text:p>
          </table:table-cell>
          <table:table-cell office:value-type="string">
            <text:p>2020.01.10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9999999999994">
            <text:p>0.1</text:p>
          </table:table-cell>
          <table:table-cell table:number-columns-repeated="100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5.348">
            <text:p>75.348</text:p>
          </table:table-cell>
          <table:table-cell office:value-type="string">
            <text:p>2020.01.10 11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2">
            <text:p>122</text:p>
          </table:table-cell>
          <table:table-cell office:value-type="float" office:value="75.403">
            <text:p>75.403</text:p>
          </table:table-cell>
          <table:table-cell office:value-type="string">
            <text:p>2020.01.10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9999999999998">
            <text:p>0.08</text:p>
          </table:table-cell>
          <table:table-cell table:number-columns-repeated="100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5.392">
            <text:p>75.392</text:p>
          </table:table-cell>
          <table:table-cell office:value-type="string">
            <text:p>2020.01.10 12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3">
            <text:p>123</text:p>
          </table:table-cell>
          <table:table-cell office:value-type="float" office:value="75.395">
            <text:p>75.395</text:p>
          </table:table-cell>
          <table:table-cell office:value-type="string">
            <text:p>2020.01.10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5.383">
            <text:p>75.383</text:p>
          </table:table-cell>
          <table:table-cell office:value-type="string">
            <text:p>2020.01.10 12:1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4">
            <text:p>124</text:p>
          </table:table-cell>
          <table:table-cell office:value-type="float" office:value="75.398">
            <text:p>75.398</text:p>
          </table:table-cell>
          <table:table-cell office:value-type="string">
            <text:p>2020.01.10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.37">
            <text:p>75.37</text:p>
          </table:table-cell>
          <table:table-cell office:value-type="string">
            <text:p>2020.01.10 12:3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5">
            <text:p>125</text:p>
          </table:table-cell>
          <table:table-cell office:value-type="float" office:value="75.377">
            <text:p>75.377</text:p>
          </table:table-cell>
          <table:table-cell office:value-type="string">
            <text:p>2020.01.10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7999999999993">
            <text:p>0.058</text:p>
          </table:table-cell>
          <table:table-cell table:number-columns-repeated="100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5.367">
            <text:p>75.367</text:p>
          </table:table-cell>
          <table:table-cell office:value-type="string">
            <text:p>2020.01.10 12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6">
            <text:p>126</text:p>
          </table:table-cell>
          <table:table-cell office:value-type="float" office:value="75.386">
            <text:p>75.386</text:p>
          </table:table-cell>
          <table:table-cell office:value-type="string">
            <text:p>2020.01.10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.384">
            <text:p>75.384</text:p>
          </table:table-cell>
          <table:table-cell office:value-type="string">
            <text:p>2020.01.10 13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7">
            <text:p>127</text:p>
          </table:table-cell>
          <table:table-cell office:value-type="float" office:value="75.436">
            <text:p>75.436</text:p>
          </table:table-cell>
          <table:table-cell office:value-type="string">
            <text:p>2020.01.10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5.431">
            <text:p>75.431</text:p>
          </table:table-cell>
          <table:table-cell office:value-type="string">
            <text:p>2020.01.10 13:1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8">
            <text:p>128</text:p>
          </table:table-cell>
          <table:table-cell office:value-type="float" office:value="75.441">
            <text:p>75.441</text:p>
          </table:table-cell>
          <table:table-cell office:value-type="string">
            <text:p>2020.01.10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5.441">
            <text:p>75.441</text:p>
          </table:table-cell>
          <table:table-cell office:value-type="string">
            <text:p>2020.01.10 13:3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9">
            <text:p>129</text:p>
          </table:table-cell>
          <table:table-cell office:value-type="float" office:value="75.468">
            <text:p>75.468</text:p>
          </table:table-cell>
          <table:table-cell office:value-type="string">
            <text:p>2020.01.10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.446">
            <text:p>75.446</text:p>
          </table:table-cell>
          <table:table-cell office:value-type="string">
            <text:p>2020.01.10 13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0">
            <text:p>130</text:p>
          </table:table-cell>
          <table:table-cell office:value-type="float" office:value="75.488">
            <text:p>75.488</text:p>
          </table:table-cell>
          <table:table-cell office:value-type="string">
            <text:p>2020.01.10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5.455">
            <text:p>75.455</text:p>
          </table:table-cell>
          <table:table-cell office:value-type="string">
            <text:p>2020.01.10 14:00</text:p>
          </table:table-cell>
          <table:table-cell office:value-type="float" office:value="132">
            <text:p>132</text:p>
          </table:table-cell>
          <table:table-cell office:value-type="float" office:value="75.395">
            <text:p>75.395</text:p>
          </table:table-cell>
          <table:table-cell office:value-type="string">
            <text:p>2020.01.10 14:15</text:p>
          </table:table-cell>
          <table:table-cell office:value-type="float" office:value="132">
            <text:p>132</text:p>
          </table:table-cell>
          <table:table-cell office:value-type="float" office:value="75.395">
            <text:p>75.395</text:p>
          </table:table-cell>
          <table:table-cell office:value-type="string">
            <text:p>2020.01.10 14:15</text:p>
          </table:table-cell>
          <table:table-cell office:value-type="float" office:value="131">
            <text:p>131</text:p>
          </table:table-cell>
          <table:table-cell office:value-type="float" office:value="75.458">
            <text:p>75.458</text:p>
          </table:table-cell>
          <table:table-cell office:value-type="string">
            <text:p>2020.01.10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5.43">
            <text:p>75.43</text:p>
          </table:table-cell>
          <table:table-cell office:value-type="string">
            <text:p>2020.01.10 14:15</text:p>
          </table:table-cell>
          <table:table-cell office:value-type="float" office:value="135">
            <text:p>135</text:p>
          </table:table-cell>
          <table:table-cell office:value-type="float" office:value="75.37">
            <text:p>75.37</text:p>
          </table:table-cell>
          <table:table-cell office:value-type="string">
            <text:p>2020.01.10 15:00</text:p>
          </table:table-cell>
          <table:table-cell office:value-type="float" office:value="135">
            <text:p>135</text:p>
          </table:table-cell>
          <table:table-cell office:value-type="float" office:value="75.37">
            <text:p>75.37</text:p>
          </table:table-cell>
          <table:table-cell office:value-type="string">
            <text:p>2020.01.10 15:00</text:p>
          </table:table-cell>
          <table:table-cell office:value-type="float" office:value="132">
            <text:p>132</text:p>
          </table:table-cell>
          <table:table-cell office:value-type="float" office:value="75.432">
            <text:p>75.432</text:p>
          </table:table-cell>
          <table:table-cell office:value-type="string">
            <text:p>2020.01.10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5.394">
            <text:p>75.394</text:p>
          </table:table-cell>
          <table:table-cell office:value-type="string">
            <text:p>2020.01.10 14:30</text:p>
          </table:table-cell>
          <table:table-cell office:value-type="float" office:value="137">
            <text:p>137</text:p>
          </table:table-cell>
          <table:table-cell office:value-type="float" office:value="75.504">
            <text:p>75.504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04">
            <text:p>75.504</text:p>
          </table:table-cell>
          <table:table-cell office:value-type="string">
            <text:p>2020.01.10 15:30</text:p>
          </table:table-cell>
          <table:table-cell office:value-type="float" office:value="133">
            <text:p>133</text:p>
          </table:table-cell>
          <table:table-cell office:value-type="float" office:value="75.416">
            <text:p>75.416</text:p>
          </table:table-cell>
          <table:table-cell office:value-type="string">
            <text:p>2020.01.10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5.406">
            <text:p>75.406</text:p>
          </table:table-cell>
          <table:table-cell office:value-type="string">
            <text:p>2020.01.10 14:45</text:p>
          </table:table-cell>
          <table:table-cell office:value-type="float" office:value="137">
            <text:p>137</text:p>
          </table:table-cell>
          <table:table-cell office:value-type="float" office:value="75.516">
            <text:p>75.516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6">
            <text:p>75.516</text:p>
          </table:table-cell>
          <table:table-cell office:value-type="string">
            <text:p>2020.01.10 15:30</text:p>
          </table:table-cell>
          <table:table-cell office:value-type="float" office:value="134">
            <text:p>134</text:p>
          </table:table-cell>
          <table:table-cell office:value-type="float" office:value="75.421">
            <text:p>75.421</text:p>
          </table:table-cell>
          <table:table-cell office:value-type="string">
            <text:p>2020.01.10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5.401">
            <text:p>75.401</text:p>
          </table:table-cell>
          <table:table-cell office:value-type="string">
            <text:p>2020.01.10 15:00</text:p>
          </table:table-cell>
          <table:table-cell office:value-type="float" office:value="137">
            <text:p>137</text:p>
          </table:table-cell>
          <table:table-cell office:value-type="float" office:value="75.511">
            <text:p>75.511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1">
            <text:p>75.511</text:p>
          </table:table-cell>
          <table:table-cell office:value-type="string">
            <text:p>2020.01.10 15:30</text:p>
          </table:table-cell>
          <table:table-cell office:value-type="float" office:value="135">
            <text:p>135</text:p>
          </table:table-cell>
          <table:table-cell office:value-type="float" office:value="75.404">
            <text:p>75.404</text:p>
          </table:table-cell>
          <table:table-cell office:value-type="string">
            <text:p>2020.01.10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5.374">
            <text:p>75.374</text:p>
          </table:table-cell>
          <table:table-cell office:value-type="string">
            <text:p>2020.01.10 15:15</text:p>
          </table:table-cell>
          <table:table-cell office:value-type="float" office:value="138">
            <text:p>138</text:p>
          </table:table-cell>
          <table:table-cell office:value-type="float" office:value="75.46">
            <text:p>75.46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46">
            <text:p>75.46</text:p>
          </table:table-cell>
          <table:table-cell office:value-type="string">
            <text:p>2020.01.10 15:45</text:p>
          </table:table-cell>
          <table:table-cell office:value-type="float" office:value="136">
            <text:p>136</text:p>
          </table:table-cell>
          <table:table-cell office:value-type="float" office:value="75.431">
            <text:p>75.431</text:p>
          </table:table-cell>
          <table:table-cell office:value-type="string">
            <text:p>2020.01.10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5999999999999">
            <text:p>0.086</text:p>
          </table:table-cell>
          <table:table-cell table:number-columns-repeated="100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5.4">
            <text:p>75.4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">
            <text:p>75.51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">
            <text:p>75.51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2">
            <text:p>75.52</text:p>
          </table:table-cell>
          <table:table-cell office:value-type="string">
            <text:p>2020.01.10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.468">
            <text:p>75.468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453">
            <text:p>75.453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453">
            <text:p>75.453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513">
            <text:p>75.513</text:p>
          </table:table-cell>
          <table:table-cell office:value-type="string">
            <text:p>2020.01.10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.43">
            <text:p>75.43</text:p>
          </table:table-cell>
          <table:table-cell office:value-type="string">
            <text:p>2020.01.10 16:00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39">
            <text:p>139</text:p>
          </table:table-cell>
          <table:table-cell office:value-type="float" office:value="75.461">
            <text:p>75.461</text:p>
          </table:table-cell>
          <table:table-cell office:value-type="string">
            <text:p>2020.01.10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0999999999996">
            <text:p>0.011</text:p>
          </table:table-cell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5.415">
            <text:p>75.415</text:p>
          </table:table-cell>
          <table:table-cell office:value-type="string">
            <text:p>2020.01.10 16:15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40">
            <text:p>140</text:p>
          </table:table-cell>
          <table:table-cell office:value-type="float" office:value="75.501">
            <text:p>75.501</text:p>
          </table:table-cell>
          <table:table-cell office:value-type="string">
            <text:p>2020.01.10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5.463">
            <text:p>75.463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03">
            <text:p>75.403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03">
            <text:p>75.403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68">
            <text:p>75.468</text:p>
          </table:table-cell>
          <table:table-cell office:value-type="string">
            <text:p>2020.01.10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5.398">
            <text:p>75.398</text:p>
          </table:table-cell>
          <table:table-cell office:value-type="string">
            <text:p>2020.01.10 16:45</text:p>
          </table:table-cell>
          <table:table-cell office:value-type="float" office:value="142">
            <text:p>142</text:p>
          </table:table-cell>
          <table:table-cell office:value-type="float" office:value="75.508">
            <text:p>75.508</text:p>
          </table:table-cell>
          <table:table-cell office:value-type="string">
            <text:p>2020.01.10 16:45</text:p>
          </table:table-cell>
          <table:table-cell office:value-type="float" office:value="142">
            <text:p>142</text:p>
          </table:table-cell>
          <table:table-cell office:value-type="float" office:value="75.508">
            <text:p>75.508</text:p>
          </table:table-cell>
          <table:table-cell office:value-type="string">
            <text:p>2020.01.10 16:45</text:p>
          </table:table-cell>
          <table:table-cell office:value-type="float" office:value="142">
            <text:p>142</text:p>
          </table:table-cell>
          <table:table-cell office:value-type="float" office:value="75.51">
            <text:p>75.51</text:p>
          </table:table-cell>
          <table:table-cell office:value-type="string">
            <text:p>2020.01.10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5.498">
            <text:p>75.498</text:p>
          </table:table-cell>
          <table:table-cell office:value-type="string">
            <text:p>2020.01.10 17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3">
            <text:p>143</text:p>
          </table:table-cell>
          <table:table-cell office:value-type="float" office:value="75.545">
            <text:p>75.545</text:p>
          </table:table-cell>
          <table:table-cell office:value-type="string">
            <text:p>2020.01.10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199999999999">
            <text:p>0.112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5.543">
            <text:p>75.543</text:p>
          </table:table-cell>
          <table:table-cell office:value-type="string">
            <text:p>2020.01.10 17:15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4">
            <text:p>144</text:p>
          </table:table-cell>
          <table:table-cell office:value-type="float" office:value="75.62">
            <text:p>75.62</text:p>
          </table:table-cell>
          <table:table-cell office:value-type="string">
            <text:p>2020.01.10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6999999999993">
            <text:p>0.067</text:p>
          </table:table-cell>
          <table:table-cell table:number-columns-repeated="100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5.602">
            <text:p>75.602</text:p>
          </table:table-cell>
          <table:table-cell office:value-type="string">
            <text:p>2020.01.10 17:3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5">
            <text:p>145</text:p>
          </table:table-cell>
          <table:table-cell office:value-type="float" office:value="75.654">
            <text:p>75.654</text:p>
          </table:table-cell>
          <table:table-cell office:value-type="string">
            <text:p>2020.01.10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5.637">
            <text:p>75.637</text:p>
          </table:table-cell>
          <table:table-cell office:value-type="string">
            <text:p>2020.01.10 17:45</text:p>
          </table:table-cell>
          <table:table-cell office:value-type="float" office:value="148">
            <text:p>148</text:p>
          </table:table-cell>
          <table:table-cell office:value-type="float" office:value="75.577">
            <text:p>75.577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77">
            <text:p>75.577</text:p>
          </table:table-cell>
          <table:table-cell office:value-type="string">
            <text:p>2020.01.10 18:15</text:p>
          </table:table-cell>
          <table:table-cell office:value-type="float" office:value="146">
            <text:p>146</text:p>
          </table:table-cell>
          <table:table-cell office:value-type="float" office:value="75.67">
            <text:p>75.67</text:p>
          </table:table-cell>
          <table:table-cell office:value-type="string">
            <text:p>2020.01.10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5.66">
            <text:p>75.66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">
            <text:p>75.6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">
            <text:p>75.6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6">
            <text:p>75.66</text:p>
          </table:table-cell>
          <table:table-cell office:value-type="string">
            <text:p>2020.01.10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.596">
            <text:p>75.596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36">
            <text:p>75.536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36">
            <text:p>75.536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99">
            <text:p>75.599</text:p>
          </table:table-cell>
          <table:table-cell office:value-type="string">
            <text:p>2020.01.10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5.504">
            <text:p>75.504</text:p>
          </table:table-cell>
          <table:table-cell office:value-type="string">
            <text:p>2020.01.10 18:30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49">
            <text:p>149</text:p>
          </table:table-cell>
          <table:table-cell office:value-type="float" office:value="75.547">
            <text:p>75.547</text:p>
          </table:table-cell>
          <table:table-cell office:value-type="string">
            <text:p>2020.01.10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3999999999987">
            <text:p>0.024</text:p>
          </table:table-cell>
          <table:table-cell table:number-columns-repeated="100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.537">
            <text:p>75.537</text:p>
          </table:table-cell>
          <table:table-cell office:value-type="string">
            <text:p>2020.01.10 18:45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50">
            <text:p>150</text:p>
          </table:table-cell>
          <table:table-cell office:value-type="float" office:value="75.588">
            <text:p>75.588</text:p>
          </table:table-cell>
          <table:table-cell office:value-type="string">
            <text:p>2020.01.10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146">
            <text:p>-0.009</text:p>
          </table:table-cell>
          <table:table-cell table:number-columns-repeated="100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.575">
            <text:p>75.575</text:p>
          </table:table-cell>
          <table:table-cell office:value-type="string">
            <text:p>2020.01.10 19:00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1">
            <text:p>151</text:p>
          </table:table-cell>
          <table:table-cell office:value-type="float" office:value="75.604">
            <text:p>75.604</text:p>
          </table:table-cell>
          <table:table-cell office:value-type="string">
            <text:p>2020.01.10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3000000000001">
            <text:p>0.033</text:p>
          </table:table-cell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.597">
            <text:p>75.597</text:p>
          </table:table-cell>
          <table:table-cell office:value-type="string">
            <text:p>2020.01.10 19:15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2">
            <text:p>152</text:p>
          </table:table-cell>
          <table:table-cell office:value-type="float" office:value="75.639">
            <text:p>75.639</text:p>
          </table:table-cell>
          <table:table-cell office:value-type="string">
            <text:p>2020.01.10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100000000001">
            <text:p>0.011</text:p>
          </table:table-cell>
          <table:table-cell table:number-columns-repeated="100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5.637">
            <text:p>75.637</text:p>
          </table:table-cell>
          <table:table-cell office:value-type="string">
            <text:p>2020.01.10 19:3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3">
            <text:p>153</text:p>
          </table:table-cell>
          <table:table-cell office:value-type="float" office:value="75.668">
            <text:p>75.668</text:p>
          </table:table-cell>
          <table:table-cell office:value-type="string">
            <text:p>2020.01.10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.656">
            <text:p>75.656</text:p>
          </table:table-cell>
          <table:table-cell office:value-type="string">
            <text:p>2020.01.10 19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4">
            <text:p>154</text:p>
          </table:table-cell>
          <table:table-cell office:value-type="float" office:value="75.656">
            <text:p>75.656</text:p>
          </table:table-cell>
          <table:table-cell office:value-type="string">
            <text:p>2020.01.10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5.602">
            <text:p>75.602</text:p>
          </table:table-cell>
          <table:table-cell office:value-type="string">
            <text:p>2020.01.10 20:0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5">
            <text:p>155</text:p>
          </table:table-cell>
          <table:table-cell office:value-type="float" office:value="75.641">
            <text:p>75.641</text:p>
          </table:table-cell>
          <table:table-cell office:value-type="string">
            <text:p>2020.01.10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5.641">
            <text:p>75.641</text:p>
          </table:table-cell>
          <table:table-cell office:value-type="string">
            <text:p>2020.01.10 20:1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6">
            <text:p>156</text:p>
          </table:table-cell>
          <table:table-cell office:value-type="float" office:value="75.641">
            <text:p>75.641</text:p>
          </table:table-cell>
          <table:table-cell office:value-type="string">
            <text:p>2020.01.10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  <table:table-cell table:number-columns-repeated="100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5.619">
            <text:p>75.619</text:p>
          </table:table-cell>
          <table:table-cell office:value-type="string">
            <text:p>2020.01.10 20:3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7">
            <text:p>157</text:p>
          </table:table-cell>
          <table:table-cell office:value-type="float" office:value="75.627">
            <text:p>75.627</text:p>
          </table:table-cell>
          <table:table-cell office:value-type="string">
            <text:p>2020.01.10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  <table:table-cell table:number-columns-repeated="100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5.624">
            <text:p>75.624</text:p>
          </table:table-cell>
          <table:table-cell office:value-type="string">
            <text:p>2020.01.10 20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8">
            <text:p>158</text:p>
          </table:table-cell>
          <table:table-cell office:value-type="float" office:value="75.627">
            <text:p>75.627</text:p>
          </table:table-cell>
          <table:table-cell office:value-type="string">
            <text:p>2020.01.10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5.618">
            <text:p>75.618</text:p>
          </table:table-cell>
          <table:table-cell office:value-type="string">
            <text:p>2020.01.10 21:0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9">
            <text:p>159</text:p>
          </table:table-cell>
          <table:table-cell office:value-type="float" office:value="75.649">
            <text:p>75.649</text:p>
          </table:table-cell>
          <table:table-cell office:value-type="string">
            <text:p>2020.01.10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.645">
            <text:p>75.645</text:p>
          </table:table-cell>
          <table:table-cell office:value-type="string">
            <text:p>2020.01.10 21:1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0">
            <text:p>160</text:p>
          </table:table-cell>
          <table:table-cell office:value-type="float" office:value="75.697">
            <text:p>75.697</text:p>
          </table:table-cell>
          <table:table-cell office:value-type="string">
            <text:p>2020.01.10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79999999999956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5.69">
            <text:p>75.69</text:p>
          </table:table-cell>
          <table:table-cell office:value-type="string">
            <text:p>2020.01.10 21:30</text:p>
          </table:table-cell>
          <table:table-cell office:value-type="float" office:value="163">
            <text:p>163</text:p>
          </table:table-cell>
          <table:table-cell office:value-type="float" office:value="75.63">
            <text:p>75.63</text:p>
          </table:table-cell>
          <table:table-cell office:value-type="string">
            <text:p>2020.01.10 22:00</text:p>
          </table:table-cell>
          <table:table-cell office:value-type="float" office:value="163">
            <text:p>163</text:p>
          </table:table-cell>
          <table:table-cell office:value-type="float" office:value="75.63">
            <text:p>75.63</text:p>
          </table:table-cell>
          <table:table-cell office:value-type="string">
            <text:p>2020.01.10 22:00</text:p>
          </table:table-cell>
          <table:table-cell office:value-type="float" office:value="161">
            <text:p>161</text:p>
          </table:table-cell>
          <table:table-cell office:value-type="float" office:value="75.691">
            <text:p>75.691</text:p>
          </table:table-cell>
          <table:table-cell office:value-type="string">
            <text:p>2020.01.10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5.655">
            <text:p>75.655</text:p>
          </table:table-cell>
          <table:table-cell office:value-type="string">
            <text:p>2020.01.10 21:45</text:p>
          </table:table-cell>
          <table:table-cell office:value-type="float" office:value="167">
            <text:p>167</text:p>
          </table:table-cell>
          <table:table-cell office:value-type="float" office:value="75.595">
            <text:p>75.595</text:p>
          </table:table-cell>
          <table:table-cell office:value-type="string">
            <text:p>2020.01.10 23:00</text:p>
          </table:table-cell>
          <table:table-cell office:value-type="float" office:value="167">
            <text:p>167</text:p>
          </table:table-cell>
          <table:table-cell office:value-type="float" office:value="75.595">
            <text:p>75.595</text:p>
          </table:table-cell>
          <table:table-cell office:value-type="string">
            <text:p>2020.01.10 23:00</text:p>
          </table:table-cell>
          <table:table-cell office:value-type="float" office:value="162">
            <text:p>162</text:p>
          </table:table-cell>
          <table:table-cell office:value-type="float" office:value="75.676">
            <text:p>75.676</text:p>
          </table:table-cell>
          <table:table-cell office:value-type="string">
            <text:p>2020.01.10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.671">
            <text:p>75.671</text:p>
          </table:table-cell>
          <table:table-cell office:value-type="string">
            <text:p>2020.01.10 22:00</text:p>
          </table:table-cell>
          <table:table-cell office:value-type="float" office:value="165">
            <text:p>165</text:p>
          </table:table-cell>
          <table:table-cell office:value-type="float" office:value="75.611">
            <text:p>75.611</text:p>
          </table:table-cell>
          <table:table-cell office:value-type="string">
            <text:p>2020.01.10 22:30</text:p>
          </table:table-cell>
          <table:table-cell office:value-type="float" office:value="165">
            <text:p>165</text:p>
          </table:table-cell>
          <table:table-cell office:value-type="float" office:value="75.611">
            <text:p>75.611</text:p>
          </table:table-cell>
          <table:table-cell office:value-type="string">
            <text:p>2020.01.10 22:30</text:p>
          </table:table-cell>
          <table:table-cell office:value-type="float" office:value="163">
            <text:p>163</text:p>
          </table:table-cell>
          <table:table-cell office:value-type="float" office:value="75.673">
            <text:p>75.673</text:p>
          </table:table-cell>
          <table:table-cell office:value-type="string">
            <text:p>2020.01.10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5.637">
            <text:p>75.637</text:p>
          </table:table-cell>
          <table:table-cell office:value-type="string">
            <text:p>2020.01.10 22:15</text:p>
          </table:table-cell>
          <table:table-cell office:value-type="float" office:value="167">
            <text:p>167</text:p>
          </table:table-cell>
          <table:table-cell office:value-type="float" office:value="75.577">
            <text:p>75.577</text:p>
          </table:table-cell>
          <table:table-cell office:value-type="string">
            <text:p>2020.01.10 23:00</text:p>
          </table:table-cell>
          <table:table-cell office:value-type="float" office:value="167">
            <text:p>167</text:p>
          </table:table-cell>
          <table:table-cell office:value-type="float" office:value="75.577">
            <text:p>75.577</text:p>
          </table:table-cell>
          <table:table-cell office:value-type="string">
            <text:p>2020.01.10 23:00</text:p>
          </table:table-cell>
          <table:table-cell office:value-type="float" office:value="164">
            <text:p>164</text:p>
          </table:table-cell>
          <table:table-cell office:value-type="float" office:value="75.661">
            <text:p>75.661</text:p>
          </table:table-cell>
          <table:table-cell office:value-type="string">
            <text:p>2020.01.10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.643">
            <text:p>75.643</text:p>
          </table:table-cell>
          <table:table-cell office:value-type="string">
            <text:p>2020.01.10 22:30</text:p>
          </table:table-cell>
          <table:table-cell office:value-type="float" office:value="167">
            <text:p>167</text:p>
          </table:table-cell>
          <table:table-cell office:value-type="float" office:value="75.583">
            <text:p>75.583</text:p>
          </table:table-cell>
          <table:table-cell office:value-type="string">
            <text:p>2020.01.10 23:00</text:p>
          </table:table-cell>
          <table:table-cell office:value-type="float" office:value="167">
            <text:p>167</text:p>
          </table:table-cell>
          <table:table-cell office:value-type="float" office:value="75.583">
            <text:p>75.583</text:p>
          </table:table-cell>
          <table:table-cell office:value-type="string">
            <text:p>2020.01.10 23:00</text:p>
          </table:table-cell>
          <table:table-cell office:value-type="float" office:value="165">
            <text:p>165</text:p>
          </table:table-cell>
          <table:table-cell office:value-type="float" office:value="75.643">
            <text:p>75.643</text:p>
          </table:table-cell>
          <table:table-cell office:value-type="string">
            <text:p>2020.01.10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5.618">
            <text:p>75.618</text:p>
          </table:table-cell>
          <table:table-cell office:value-type="string">
            <text:p>2020.01.10 22:45</text:p>
          </table:table-cell>
          <table:table-cell office:value-type="float" office:value="170">
            <text:p>170</text:p>
          </table:table-cell>
          <table:table-cell office:value-type="float" office:value="75.558">
            <text:p>75.558</text:p>
          </table:table-cell>
          <table:table-cell office:value-type="string">
            <text:p>2020.01.10 23:45</text:p>
          </table:table-cell>
          <table:table-cell office:value-type="float" office:value="170">
            <text:p>170</text:p>
          </table:table-cell>
          <table:table-cell office:value-type="float" office:value="75.558">
            <text:p>75.558</text:p>
          </table:table-cell>
          <table:table-cell office:value-type="string">
            <text:p>2020.01.10 23:45</text:p>
          </table:table-cell>
          <table:table-cell office:value-type="float" office:value="166">
            <text:p>166</text:p>
          </table:table-cell>
          <table:table-cell office:value-type="float" office:value="75.63">
            <text:p>75.63</text:p>
          </table:table-cell>
          <table:table-cell office:value-type="string">
            <text:p>2020.01.10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5.621">
            <text:p>75.621</text:p>
          </table:table-cell>
          <table:table-cell office:value-type="string">
            <text:p>2020.01.10 23:00</text:p>
          </table:table-cell>
          <table:table-cell office:value-type="float" office:value="170">
            <text:p>170</text:p>
          </table:table-cell>
          <table:table-cell office:value-type="float" office:value="75.561">
            <text:p>75.561</text:p>
          </table:table-cell>
          <table:table-cell office:value-type="string">
            <text:p>2020.01.10 23:45</text:p>
          </table:table-cell>
          <table:table-cell office:value-type="float" office:value="170">
            <text:p>170</text:p>
          </table:table-cell>
          <table:table-cell office:value-type="float" office:value="75.561">
            <text:p>75.561</text:p>
          </table:table-cell>
          <table:table-cell office:value-type="string">
            <text:p>2020.01.10 23:45</text:p>
          </table:table-cell>
          <table:table-cell office:value-type="float" office:value="167">
            <text:p>167</text:p>
          </table:table-cell>
          <table:table-cell office:value-type="float" office:value="75.624">
            <text:p>75.624</text:p>
          </table:table-cell>
          <table:table-cell office:value-type="string">
            <text:p>2020.01.10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5.579">
            <text:p>75.579</text:p>
          </table:table-cell>
          <table:table-cell office:value-type="string">
            <text:p>2020.01.10 23:15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68">
            <text:p>168</text:p>
          </table:table-cell>
          <table:table-cell office:value-type="float" office:value="75.594">
            <text:p>75.594</text:p>
          </table:table-cell>
          <table:table-cell office:value-type="string">
            <text:p>2020.01.10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.579">
            <text:p>75.579</text:p>
          </table:table-cell>
          <table:table-cell office:value-type="string">
            <text:p>2020.01.10 23:30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69">
            <text:p>169</text:p>
          </table:table-cell>
          <table:table-cell office:value-type="float" office:value="75.584">
            <text:p>75.584</text:p>
          </table:table-cell>
          <table:table-cell office:value-type="string">
            <text:p>2020.01.10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.583">
            <text:p>75.583</text:p>
          </table:table-cell>
          <table:table-cell office:value-type="string">
            <text:p>2020.01.10 23:45</text:p>
          </table:table-cell>
          <table:table-cell office:value-type="float" office:value="174">
            <text:p>174</text:p>
          </table:table-cell>
          <table:table-cell office:value-type="float" office:value="75.523">
            <text:p>75.523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23">
            <text:p>75.523</text:p>
          </table:table-cell>
          <table:table-cell office:value-type="string">
            <text:p>2020.01.13 00:45</text:p>
          </table:table-cell>
          <table:table-cell office:value-type="float" office:value="170">
            <text:p>170</text:p>
          </table:table-cell>
          <table:table-cell office:value-type="float" office:value="75.589">
            <text:p>75.589</text:p>
          </table:table-cell>
          <table:table-cell office:value-type="string">
            <text:p>2020.01.10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.543">
            <text:p>75.543</text:p>
          </table:table-cell>
          <table:table-cell office:value-type="string">
            <text:p>2020.01.13 00:00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1">
            <text:p>171</text:p>
          </table:table-cell>
          <table:table-cell office:value-type="float" office:value="75.565">
            <text:p>75.565</text:p>
          </table:table-cell>
          <table:table-cell office:value-type="string">
            <text:p>2020.01.13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5.559">
            <text:p>75.559</text:p>
          </table:table-cell>
          <table:table-cell office:value-type="string">
            <text:p>2020.01.13 00:15</text:p>
          </table:table-cell>
          <table:table-cell office:value-type="float" office:value="174">
            <text:p>174</text:p>
          </table:table-cell>
          <table:table-cell office:value-type="float" office:value="75.499">
            <text:p>75.499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499">
            <text:p>75.499</text:p>
          </table:table-cell>
          <table:table-cell office:value-type="string">
            <text:p>2020.01.13 00:45</text:p>
          </table:table-cell>
          <table:table-cell office:value-type="float" office:value="172">
            <text:p>172</text:p>
          </table:table-cell>
          <table:table-cell office:value-type="float" office:value="75.573">
            <text:p>75.573</text:p>
          </table:table-cell>
          <table:table-cell office:value-type="string">
            <text:p>2020.01.13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5.561">
            <text:p>75.561</text:p>
          </table:table-cell>
          <table:table-cell office:value-type="string">
            <text:p>2020.01.13 00:30</text:p>
          </table:table-cell>
          <table:table-cell office:value-type="float" office:value="174">
            <text:p>174</text:p>
          </table:table-cell>
          <table:table-cell office:value-type="float" office:value="75.501">
            <text:p>75.501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01">
            <text:p>75.501</text:p>
          </table:table-cell>
          <table:table-cell office:value-type="string">
            <text:p>2020.01.13 00:45</text:p>
          </table:table-cell>
          <table:table-cell office:value-type="float" office:value="173">
            <text:p>173</text:p>
          </table:table-cell>
          <table:table-cell office:value-type="float" office:value="75.566">
            <text:p>75.566</text:p>
          </table:table-cell>
          <table:table-cell office:value-type="string">
            <text:p>2020.01.13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.545">
            <text:p>75.545</text:p>
          </table:table-cell>
          <table:table-cell office:value-type="string">
            <text:p>2020.01.13 00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4">
            <text:p>174</text:p>
          </table:table-cell>
          <table:table-cell office:value-type="float" office:value="75.549">
            <text:p>75.549</text:p>
          </table:table-cell>
          <table:table-cell office:value-type="string">
            <text:p>2020.01.13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9000000000003">
            <text:p>0.069</text:p>
          </table:table-cell>
          <table:table-cell table:number-columns-repeated="100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.53">
            <text:p>75.53</text:p>
          </table:table-cell>
          <table:table-cell office:value-type="string">
            <text:p>2020.01.13 01:00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5">
            <text:p>175</text:p>
          </table:table-cell>
          <table:table-cell office:value-type="float" office:value="75.638">
            <text:p>75.638</text:p>
          </table:table-cell>
          <table:table-cell office:value-type="string">
            <text:p>2020.01.13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4000000000003">
            <text:p>0.084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5.631">
            <text:p>75.631</text:p>
          </table:table-cell>
          <table:table-cell office:value-type="string">
            <text:p>2020.01.13 01:1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6">
            <text:p>176</text:p>
          </table:table-cell>
          <table:table-cell office:value-type="float" office:value="75.661">
            <text:p>75.661</text:p>
          </table:table-cell>
          <table:table-cell office:value-type="string">
            <text:p>2020.01.13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  <table:table-cell table:number-columns-repeated="100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.659">
            <text:p>75.659</text:p>
          </table:table-cell>
          <table:table-cell office:value-type="string">
            <text:p>2020.01.13 01:30</text:p>
          </table:table-cell>
          <table:table-cell office:value-type="float" office:value="178">
            <text:p>178</text:p>
          </table:table-cell>
          <table:table-cell office:value-type="float" office:value="75.599">
            <text:p>75.599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599">
            <text:p>75.599</text:p>
          </table:table-cell>
          <table:table-cell office:value-type="string">
            <text:p>2020.01.13 01:45</text:p>
          </table:table-cell>
          <table:table-cell office:value-type="float" office:value="177">
            <text:p>177</text:p>
          </table:table-cell>
          <table:table-cell office:value-type="float" office:value="75.674">
            <text:p>75.674</text:p>
          </table:table-cell>
          <table:table-cell office:value-type="string">
            <text:p>2020.01.13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5.637">
            <text:p>75.637</text:p>
          </table:table-cell>
          <table:table-cell office:value-type="string">
            <text:p>2020.01.13 01:45</text:p>
          </table:table-cell>
          <table:table-cell office:value-type="float" office:value="179">
            <text:p>179</text:p>
          </table:table-cell>
          <table:table-cell office:value-type="float" office:value="75.577">
            <text:p>75.577</text:p>
          </table:table-cell>
          <table:table-cell office:value-type="string">
            <text:p>2020.01.13 02:00</text:p>
          </table:table-cell>
          <table:table-cell office:value-type="float" office:value="179">
            <text:p>179</text:p>
          </table:table-cell>
          <table:table-cell office:value-type="float" office:value="75.577">
            <text:p>75.577</text:p>
          </table:table-cell>
          <table:table-cell office:value-type="string">
            <text:p>2020.01.13 02:00</text:p>
          </table:table-cell>
          <table:table-cell office:value-type="float" office:value="178">
            <text:p>178</text:p>
          </table:table-cell>
          <table:table-cell office:value-type="float" office:value="75.645">
            <text:p>75.645</text:p>
          </table:table-cell>
          <table:table-cell office:value-type="string">
            <text:p>2020.01.13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5.586">
            <text:p>75.586</text:p>
          </table:table-cell>
          <table:table-cell office:value-type="string">
            <text:p>2020.01.13 02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79">
            <text:p>179</text:p>
          </table:table-cell>
          <table:table-cell office:value-type="float" office:value="75.628">
            <text:p>75.628</text:p>
          </table:table-cell>
          <table:table-cell office:value-type="string">
            <text:p>2020.01.13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206">
            <text:p>0.206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.615">
            <text:p>75.615</text:p>
          </table:table-cell>
          <table:table-cell office:value-type="string">
            <text:p>2020.01.13 02:1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0">
            <text:p>180</text:p>
          </table:table-cell>
          <table:table-cell office:value-type="float" office:value="75.616">
            <text:p>75.616</text:p>
          </table:table-cell>
          <table:table-cell office:value-type="string">
            <text:p>2020.01.13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7700000000001">
            <text:p>0.177</text:p>
          </table:table-cell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5.582">
            <text:p>75.582</text:p>
          </table:table-cell>
          <table:table-cell office:value-type="string">
            <text:p>2020.01.13 02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1">
            <text:p>181</text:p>
          </table:table-cell>
          <table:table-cell office:value-type="float" office:value="75.617">
            <text:p>75.617</text:p>
          </table:table-cell>
          <table:table-cell office:value-type="string">
            <text:p>2020.01.13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21000000000001">
            <text:p>0.21</text:p>
          </table:table-cell>
          <table:table-cell table:number-columns-repeated="100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.605">
            <text:p>75.605</text:p>
          </table:table-cell>
          <table:table-cell office:value-type="string">
            <text:p>2020.01.13 02:4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2">
            <text:p>182</text:p>
          </table:table-cell>
          <table:table-cell office:value-type="float" office:value="75.665">
            <text:p>75.665</text:p>
          </table:table-cell>
          <table:table-cell office:value-type="string">
            <text:p>2020.01.13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87">
            <text:p>0.187</text:p>
          </table:table-cell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5.657">
            <text:p>75.657</text:p>
          </table:table-cell>
          <table:table-cell office:value-type="string">
            <text:p>2020.01.13 03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3">
            <text:p>183</text:p>
          </table:table-cell>
          <table:table-cell office:value-type="float" office:value="75.73">
            <text:p>75.73</text:p>
          </table:table-cell>
          <table:table-cell office:value-type="string">
            <text:p>2020.01.13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3500000000001">
            <text:p>0.135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5.72">
            <text:p>75.72</text:p>
          </table:table-cell>
          <table:table-cell office:value-type="string">
            <text:p>2020.01.13 03:1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4">
            <text:p>184</text:p>
          </table:table-cell>
          <table:table-cell office:value-type="float" office:value="75.769">
            <text:p>75.769</text:p>
          </table:table-cell>
          <table:table-cell office:value-type="string">
            <text:p>2020.01.13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2000000000003">
            <text:p>0.072</text:p>
          </table:table-cell>
          <table:table-cell table:number-columns-repeated="100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.768">
            <text:p>75.768</text:p>
          </table:table-cell>
          <table:table-cell office:value-type="string">
            <text:p>2020.01.13 03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5">
            <text:p>185</text:p>
          </table:table-cell>
          <table:table-cell office:value-type="float" office:value="75.777">
            <text:p>75.777</text:p>
          </table:table-cell>
          <table:table-cell office:value-type="string">
            <text:p>2020.01.13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4000000000001">
            <text:p>0.024</text:p>
          </table:table-cell>
          <table:table-cell table:number-columns-repeated="100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5.776">
            <text:p>75.776</text:p>
          </table:table-cell>
          <table:table-cell office:value-type="string">
            <text:p>2020.01.13 03:4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6">
            <text:p>186</text:p>
          </table:table-cell>
          <table:table-cell office:value-type="float" office:value="75.776">
            <text:p>75.776</text:p>
          </table:table-cell>
          <table:table-cell office:value-type="string">
            <text:p>2020.01.13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6000000000005">
            <text:p>0.016</text:p>
          </table:table-cell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5.758">
            <text:p>75.758</text:p>
          </table:table-cell>
          <table:table-cell office:value-type="string">
            <text:p>2020.01.13 04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7">
            <text:p>187</text:p>
          </table:table-cell>
          <table:table-cell office:value-type="float" office:value="75.76">
            <text:p>75.76</text:p>
          </table:table-cell>
          <table:table-cell office:value-type="string">
            <text:p>2020.01.13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4000000000006">
            <text:p>0.034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5.737">
            <text:p>75.737</text:p>
          </table:table-cell>
          <table:table-cell office:value-type="string">
            <text:p>2020.01.13 04:1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8">
            <text:p>188</text:p>
          </table:table-cell>
          <table:table-cell office:value-type="float" office:value="75.76">
            <text:p>75.76</text:p>
          </table:table-cell>
          <table:table-cell office:value-type="string">
            <text:p>2020.01.13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5000000000007">
            <text:p>0.055</text:p>
          </table:table-cell>
          <table:table-cell table:number-columns-repeated="100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5.755">
            <text:p>75.755</text:p>
          </table:table-cell>
          <table:table-cell office:value-type="string">
            <text:p>2020.01.13 04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9">
            <text:p>189</text:p>
          </table:table-cell>
          <table:table-cell office:value-type="float" office:value="75.78">
            <text:p>75.78</text:p>
          </table:table-cell>
          <table:table-cell office:value-type="string">
            <text:p>2020.01.13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7000000000006">
            <text:p>0.037</text:p>
          </table:table-cell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.77">
            <text:p>75.77</text:p>
          </table:table-cell>
          <table:table-cell office:value-type="string">
            <text:p>2020.01.13 04:4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0">
            <text:p>190</text:p>
          </table:table-cell>
          <table:table-cell office:value-type="float" office:value="75.808">
            <text:p>75.808</text:p>
          </table:table-cell>
          <table:table-cell office:value-type="string">
            <text:p>2020.01.13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2000000000006">
            <text:p>0.022</text:p>
          </table:table-cell>
          <table:table-cell table:number-columns-repeated="100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.802">
            <text:p>75.802</text:p>
          </table:table-cell>
          <table:table-cell office:value-type="string">
            <text:p>2020.01.13 05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1">
            <text:p>191</text:p>
          </table:table-cell>
          <table:table-cell office:value-type="float" office:value="75.852">
            <text:p>75.852</text:p>
          </table:table-cell>
          <table:table-cell office:value-type="string">
            <text:p>2020.01.13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.836">
            <text:p>75.836</text:p>
          </table:table-cell>
          <table:table-cell office:value-type="string">
            <text:p>2020.01.13 05:15</text:p>
          </table:table-cell>
          <table:table-cell office:value-type="float" office:value="193">
            <text:p>193</text:p>
          </table:table-cell>
          <table:table-cell office:value-type="float" office:value="75.776">
            <text:p>75.776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76">
            <text:p>75.776</text:p>
          </table:table-cell>
          <table:table-cell office:value-type="string">
            <text:p>2020.01.13 05:30</text:p>
          </table:table-cell>
          <table:table-cell office:value-type="float" office:value="192">
            <text:p>192</text:p>
          </table:table-cell>
          <table:table-cell office:value-type="float" office:value="75.838">
            <text:p>75.838</text:p>
          </table:table-cell>
          <table:table-cell office:value-type="string">
            <text:p>2020.01.13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5.834">
            <text:p>75.834</text:p>
          </table:table-cell>
          <table:table-cell office:value-type="string">
            <text:p>2020.01.13 05:30</text:p>
          </table:table-cell>
          <table:table-cell office:value-type="float" office:value="208">
            <text:p>208</text:p>
          </table:table-cell>
          <table:table-cell office:value-type="float" office:value="75.774">
            <text:p>75.774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74">
            <text:p>75.774</text:p>
          </table:table-cell>
          <table:table-cell office:value-type="string">
            <text:p>2020.01.13 09:15</text:p>
          </table:table-cell>
          <table:table-cell office:value-type="float" office:value="193">
            <text:p>193</text:p>
          </table:table-cell>
          <table:table-cell office:value-type="float" office:value="75.834">
            <text:p>75.834</text:p>
          </table:table-cell>
          <table:table-cell office:value-type="string">
            <text:p>2020.01.13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5.79">
            <text:p>75.79</text:p>
          </table:table-cell>
          <table:table-cell office:value-type="string">
            <text:p>2020.01.13 05:45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4">
            <text:p>194</text:p>
          </table:table-cell>
          <table:table-cell office:value-type="float" office:value="75.817">
            <text:p>75.817</text:p>
          </table:table-cell>
          <table:table-cell office:value-type="string">
            <text:p>2020.01.13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.813">
            <text:p>75.813</text:p>
          </table:table-cell>
          <table:table-cell office:value-type="string">
            <text:p>2020.01.13 06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5">
            <text:p>195</text:p>
          </table:table-cell>
          <table:table-cell office:value-type="float" office:value="75.829">
            <text:p>75.829</text:p>
          </table:table-cell>
          <table:table-cell office:value-type="string">
            <text:p>2020.01.13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.814">
            <text:p>75.814</text:p>
          </table:table-cell>
          <table:table-cell office:value-type="string">
            <text:p>2020.01.13 06:15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6">
            <text:p>196</text:p>
          </table:table-cell>
          <table:table-cell office:value-type="float" office:value="75.818">
            <text:p>75.818</text:p>
          </table:table-cell>
          <table:table-cell office:value-type="string">
            <text:p>2020.01.13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999999999991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5.801">
            <text:p>75.801</text:p>
          </table:table-cell>
          <table:table-cell office:value-type="string">
            <text:p>2020.01.13 06:3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7">
            <text:p>197</text:p>
          </table:table-cell>
          <table:table-cell office:value-type="float" office:value="75.813">
            <text:p>75.813</text:p>
          </table:table-cell>
          <table:table-cell office:value-type="string">
            <text:p>2020.01.13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5.809">
            <text:p>75.809</text:p>
          </table:table-cell>
          <table:table-cell office:value-type="string">
            <text:p>2020.01.13 06:45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8">
            <text:p>198</text:p>
          </table:table-cell>
          <table:table-cell office:value-type="float" office:value="75.811">
            <text:p>75.811</text:p>
          </table:table-cell>
          <table:table-cell office:value-type="string">
            <text:p>2020.01.13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5.788">
            <text:p>75.788</text:p>
          </table:table-cell>
          <table:table-cell office:value-type="string">
            <text:p>2020.01.13 07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9">
            <text:p>199</text:p>
          </table:table-cell>
          <table:table-cell office:value-type="float" office:value="75.826">
            <text:p>75.826</text:p>
          </table:table-cell>
          <table:table-cell office:value-type="string">
            <text:p>2020.01.13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0000000000005">
            <text:p>0.01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.825">
            <text:p>75.825</text:p>
          </table:table-cell>
          <table:table-cell office:value-type="string">
            <text:p>2020.01.13 07:1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00">
            <text:p>200</text:p>
          </table:table-cell>
          <table:table-cell office:value-type="float" office:value="75.858">
            <text:p>75.858</text:p>
          </table:table-cell>
          <table:table-cell office:value-type="string">
            <text:p>2020.01.13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5.826">
            <text:p>75.826</text:p>
          </table:table-cell>
          <table:table-cell office:value-type="string">
            <text:p>2020.01.13 07:30</text:p>
          </table:table-cell>
          <table:table-cell office:value-type="float" office:value="212">
            <text:p>2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201">
            <text:p>201</text:p>
          </table:table-cell>
          <table:table-cell office:value-type="float" office:value="75.839">
            <text:p>75.839</text:p>
          </table:table-cell>
          <table:table-cell office:value-type="string">
            <text:p>2020.01.13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.824">
            <text:p>75.824</text:p>
          </table:table-cell>
          <table:table-cell office:value-type="string">
            <text:p>2020.01.13 07:45</text:p>
          </table:table-cell>
          <table:table-cell office:value-type="float" office:value="212">
            <text:p>2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202">
            <text:p>202</text:p>
          </table:table-cell>
          <table:table-cell office:value-type="float" office:value="75.853">
            <text:p>75.853</text:p>
          </table:table-cell>
          <table:table-cell office:value-type="string">
            <text:p>2020.01.13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5.833">
            <text:p>75.833</text:p>
          </table:table-cell>
          <table:table-cell office:value-type="string">
            <text:p>2020.01.13 08:00</text:p>
          </table:table-cell>
          <table:table-cell office:value-type="float" office:value="208">
            <text:p>20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203">
            <text:p>203</text:p>
          </table:table-cell>
          <table:table-cell office:value-type="float" office:value="75.846">
            <text:p>75.846</text:p>
          </table:table-cell>
          <table:table-cell office:value-type="string">
            <text:p>2020.01.13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5.807">
            <text:p>75.807</text:p>
          </table:table-cell>
          <table:table-cell office:value-type="string">
            <text:p>2020.01.13 08:15</text:p>
          </table:table-cell>
          <table:table-cell office:value-type="float" office:value="208">
            <text:p>20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204">
            <text:p>204</text:p>
          </table:table-cell>
          <table:table-cell office:value-type="float" office:value="75.844">
            <text:p>75.844</text:p>
          </table:table-cell>
          <table:table-cell office:value-type="string">
            <text:p>2020.01.13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  <table:table-cell table:number-columns-repeated="100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5.843">
            <text:p>75.843</text:p>
          </table:table-cell>
          <table:table-cell office:value-type="string">
            <text:p>2020.01.13 08:30</text:p>
          </table:table-cell>
          <table:table-cell office:value-type="float" office:value="208">
            <text:p>20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205">
            <text:p>205</text:p>
          </table:table-cell>
          <table:table-cell office:value-type="float" office:value="75.85">
            <text:p>75.85</text:p>
          </table:table-cell>
          <table:table-cell office:value-type="string">
            <text:p>2020.01.13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.837">
            <text:p>75.837</text:p>
          </table:table-cell>
          <table:table-cell office:value-type="string">
            <text:p>2020.01.13 08:45</text:p>
          </table:table-cell>
          <table:table-cell office:value-type="float" office:value="208">
            <text:p>20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206">
            <text:p>206</text:p>
          </table:table-cell>
          <table:table-cell office:value-type="float" office:value="75.843">
            <text:p>75.843</text:p>
          </table:table-cell>
          <table:table-cell office:value-type="string">
            <text:p>2020.01.13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.823">
            <text:p>75.823</text:p>
          </table:table-cell>
          <table:table-cell office:value-type="string">
            <text:p>2020.01.13 09:00</text:p>
          </table:table-cell>
          <table:table-cell office:value-type="float" office:value="212">
            <text:p>2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207">
            <text:p>207</text:p>
          </table:table-cell>
          <table:table-cell office:value-type="float" office:value="75.842">
            <text:p>75.842</text:p>
          </table:table-cell>
          <table:table-cell office:value-type="string">
            <text:p>2020.01.13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5.809">
            <text:p>75.809</text:p>
          </table:table-cell>
          <table:table-cell office:value-type="string">
            <text:p>2020.01.13 09:15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08">
            <text:p>208</text:p>
          </table:table-cell>
          <table:table-cell office:value-type="float" office:value="75.811">
            <text:p>75.811</text:p>
          </table:table-cell>
          <table:table-cell office:value-type="string">
            <text:p>2020.01.13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.79">
            <text:p>75.79</text:p>
          </table:table-cell>
          <table:table-cell office:value-type="string">
            <text:p>2020.01.13 09:30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09">
            <text:p>209</text:p>
          </table:table-cell>
          <table:table-cell office:value-type="float" office:value="75.834">
            <text:p>75.834</text:p>
          </table:table-cell>
          <table:table-cell office:value-type="string">
            <text:p>2020.01.13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.825">
            <text:p>75.825</text:p>
          </table:table-cell>
          <table:table-cell office:value-type="string">
            <text:p>2020.01.13 09:4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10">
            <text:p>210</text:p>
          </table:table-cell>
          <table:table-cell office:value-type="float" office:value="75.855">
            <text:p>75.855</text:p>
          </table:table-cell>
          <table:table-cell office:value-type="string">
            <text:p>2020.01.13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5.803">
            <text:p>75.803</text:p>
          </table:table-cell>
          <table:table-cell office:value-type="string">
            <text:p>2020.01.13 10:00</text:p>
          </table:table-cell>
          <table:table-cell office:value-type="float" office:value="212">
            <text:p>2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211">
            <text:p>211</text:p>
          </table:table-cell>
          <table:table-cell office:value-type="float" office:value="75.84">
            <text:p>75.84</text:p>
          </table:table-cell>
          <table:table-cell office:value-type="string">
            <text:p>2020.01.13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5.755">
            <text:p>75.755</text:p>
          </table:table-cell>
          <table:table-cell office:value-type="string">
            <text:p>2020.01.13 10:30</text:p>
          </table:table-cell>
          <table:table-cell office:value-type="float" office:value="214">
            <text:p>2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214">
            <text:p>2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213">
            <text:p>213</text:p>
          </table:table-cell>
          <table:table-cell office:value-type="float" office:value="75.817">
            <text:p>75.817</text:p>
          </table:table-cell>
          <table:table-cell office:value-type="string">
            <text:p>2020.01.13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.804">
            <text:p>75.804</text:p>
          </table:table-cell>
          <table:table-cell office:value-type="string">
            <text:p>2020.01.13 10:45</text:p>
          </table:table-cell>
          <table:table-cell office:value-type="float" office:value="215">
            <text:p>2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214">
            <text:p>214</text:p>
          </table:table-cell>
          <table:table-cell office:value-type="float" office:value="75.818">
            <text:p>75.818</text:p>
          </table:table-cell>
          <table:table-cell office:value-type="string">
            <text:p>2020.01.13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5.802">
            <text:p>75.802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47">
            <text:p>75.947</text:p>
          </table:table-cell>
          <table:table-cell office:value-type="string">
            <text:p>2020.01.13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5.893">
            <text:p>75.893</text:p>
          </table:table-cell>
          <table:table-cell office:value-type="string">
            <text:p>2020.01.13 11:15</text:p>
          </table:table-cell>
          <table:table-cell office:value-type="float" office:value="217">
            <text:p>2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216">
            <text:p>216</text:p>
          </table:table-cell>
          <table:table-cell office:value-type="float" office:value="75.9">
            <text:p>75.9</text:p>
          </table:table-cell>
          <table:table-cell office:value-type="string">
            <text:p>2020.01.13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5.838">
            <text:p>75.838</text:p>
          </table:table-cell>
          <table:table-cell office:value-type="string">
            <text:p>2020.01.13 11:45</text:p>
          </table:table-cell>
          <table:table-cell office:value-type="float" office:value="219">
            <text:p>2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219">
            <text:p>2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218">
            <text:p>218</text:p>
          </table:table-cell>
          <table:table-cell office:value-type="float" office:value="75.878">
            <text:p>75.878</text:p>
          </table:table-cell>
          <table:table-cell office:value-type="string">
            <text:p>2020.01.13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221">
            <text:p>2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221">
            <text:p>2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219">
            <text:p>2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.814">
            <text:p>75.814</text:p>
          </table:table-cell>
          <table:table-cell office:value-type="string">
            <text:p>2020.01.13 12:1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0">
            <text:p>220</text:p>
          </table:table-cell>
          <table:table-cell office:value-type="float" office:value="75.851">
            <text:p>75.851</text:p>
          </table:table-cell>
          <table:table-cell office:value-type="string">
            <text:p>2020.01.13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5.823">
            <text:p>75.823</text:p>
          </table:table-cell>
          <table:table-cell office:value-type="string">
            <text:p>2020.01.13 12:30</text:p>
          </table:table-cell>
          <table:table-cell office:value-type="float" office:value="222">
            <text:p>2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22">
            <text:p>2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21">
            <text:p>221</text:p>
          </table:table-cell>
          <table:table-cell office:value-type="float" office:value="75.828">
            <text:p>75.828</text:p>
          </table:table-cell>
          <table:table-cell office:value-type="string">
            <text:p>2020.01.13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5.787">
            <text:p>75.787</text:p>
          </table:table-cell>
          <table:table-cell office:value-type="string">
            <text:p>2020.01.13 12:45</text:p>
          </table:table-cell>
          <table:table-cell office:value-type="float" office:value="227">
            <text:p>2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27">
            <text:p>2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22">
            <text:p>222</text:p>
          </table:table-cell>
          <table:table-cell office:value-type="float" office:value="75.812">
            <text:p>75.812</text:p>
          </table:table-cell>
          <table:table-cell office:value-type="string">
            <text:p>2020.01.13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5.808">
            <text:p>75.808</text:p>
          </table:table-cell>
          <table:table-cell office:value-type="string">
            <text:p>2020.01.13 13:0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3">
            <text:p>223</text:p>
          </table:table-cell>
          <table:table-cell office:value-type="float" office:value="75.832">
            <text:p>75.832</text:p>
          </table:table-cell>
          <table:table-cell office:value-type="string">
            <text:p>2020.01.13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5.832">
            <text:p>75.832</text:p>
          </table:table-cell>
          <table:table-cell office:value-type="string">
            <text:p>2020.01.13 13:15</text:p>
          </table:table-cell>
          <table:table-cell office:value-type="float" office:value="227">
            <text:p>2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27">
            <text:p>2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24">
            <text:p>224</text:p>
          </table:table-cell>
          <table:table-cell office:value-type="float" office:value="75.833">
            <text:p>75.833</text:p>
          </table:table-cell>
          <table:table-cell office:value-type="string">
            <text:p>2020.01.13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5.807">
            <text:p>75.807</text:p>
          </table:table-cell>
          <table:table-cell office:value-type="string">
            <text:p>2020.01.13 13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5">
            <text:p>225</text:p>
          </table:table-cell>
          <table:table-cell office:value-type="float" office:value="75.82">
            <text:p>75.82</text:p>
          </table:table-cell>
          <table:table-cell office:value-type="string">
            <text:p>2020.01.13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5.803">
            <text:p>75.803</text:p>
          </table:table-cell>
          <table:table-cell office:value-type="string">
            <text:p>2020.01.13 13:4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6">
            <text:p>226</text:p>
          </table:table-cell>
          <table:table-cell office:value-type="float" office:value="75.825">
            <text:p>75.825</text:p>
          </table:table-cell>
          <table:table-cell office:value-type="string">
            <text:p>2020.01.13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5.793">
            <text:p>75.793</text:p>
          </table:table-cell>
          <table:table-cell office:value-type="string">
            <text:p>2020.01.13 14:0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7">
            <text:p>227</text:p>
          </table:table-cell>
          <table:table-cell office:value-type="float" office:value="75.815">
            <text:p>75.815</text:p>
          </table:table-cell>
          <table:table-cell office:value-type="string">
            <text:p>2020.01.13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5.79">
            <text:p>75.79</text:p>
          </table:table-cell>
          <table:table-cell office:value-type="string">
            <text:p>2020.01.13 14:1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8">
            <text:p>228</text:p>
          </table:table-cell>
          <table:table-cell office:value-type="float" office:value="75.837">
            <text:p>75.837</text:p>
          </table:table-cell>
          <table:table-cell office:value-type="string">
            <text:p>2020.01.13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5.834">
            <text:p>75.834</text:p>
          </table:table-cell>
          <table:table-cell office:value-type="string">
            <text:p>2020.01.13 14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9">
            <text:p>229</text:p>
          </table:table-cell>
          <table:table-cell office:value-type="float" office:value="75.847">
            <text:p>75.847</text:p>
          </table:table-cell>
          <table:table-cell office:value-type="string">
            <text:p>2020.01.13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  <table:table-cell table:number-columns-repeated="1007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.83">
            <text:p>75.83</text:p>
          </table:table-cell>
          <table:table-cell office:value-type="string">
            <text:p>2020.01.13 14:4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0">
            <text:p>230</text:p>
          </table:table-cell>
          <table:table-cell office:value-type="float" office:value="75.878">
            <text:p>75.878</text:p>
          </table:table-cell>
          <table:table-cell office:value-type="string">
            <text:p>2020.01.13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79999999999956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.836">
            <text:p>75.836</text:p>
          </table:table-cell>
          <table:table-cell office:value-type="string">
            <text:p>2020.01.13 15:0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1">
            <text:p>231</text:p>
          </table:table-cell>
          <table:table-cell office:value-type="float" office:value="75.872">
            <text:p>75.872</text:p>
          </table:table-cell>
          <table:table-cell office:value-type="string">
            <text:p>2020.01.13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.847">
            <text:p>75.847</text:p>
          </table:table-cell>
          <table:table-cell office:value-type="string">
            <text:p>2020.01.13 15:15</text:p>
          </table:table-cell>
          <table:table-cell office:value-type="float" office:value="237">
            <text:p>2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232">
            <text:p>232</text:p>
          </table:table-cell>
          <table:table-cell office:value-type="float" office:value="75.856">
            <text:p>75.856</text:p>
          </table:table-cell>
          <table:table-cell office:value-type="string">
            <text:p>2020.01.13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5.845">
            <text:p>75.845</text:p>
          </table:table-cell>
          <table:table-cell office:value-type="string">
            <text:p>2020.01.13 15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3">
            <text:p>233</text:p>
          </table:table-cell>
          <table:table-cell office:value-type="float" office:value="75.863">
            <text:p>75.863</text:p>
          </table:table-cell>
          <table:table-cell office:value-type="string">
            <text:p>2020.01.13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.845">
            <text:p>75.845</text:p>
          </table:table-cell>
          <table:table-cell office:value-type="string">
            <text:p>2020.01.13 15:45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4">
            <text:p>234</text:p>
          </table:table-cell>
          <table:table-cell office:value-type="float" office:value="75.876">
            <text:p>75.876</text:p>
          </table:table-cell>
          <table:table-cell office:value-type="string">
            <text:p>2020.01.13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5.875">
            <text:p>75.875</text:p>
          </table:table-cell>
          <table:table-cell office:value-type="string">
            <text:p>2020.01.13 16:00</text:p>
          </table:table-cell>
          <table:table-cell office:value-type="float" office:value="237">
            <text:p>2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235">
            <text:p>235</text:p>
          </table:table-cell>
          <table:table-cell office:value-type="float" office:value="75.882">
            <text:p>75.882</text:p>
          </table:table-cell>
          <table:table-cell office:value-type="string">
            <text:p>2020.01.13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.845">
            <text:p>75.845</text:p>
          </table:table-cell>
          <table:table-cell office:value-type="string">
            <text:p>2020.01.13 16:15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6">
            <text:p>236</text:p>
          </table:table-cell>
          <table:table-cell office:value-type="float" office:value="75.869">
            <text:p>75.869</text:p>
          </table:table-cell>
          <table:table-cell office:value-type="string">
            <text:p>2020.01.13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5.842">
            <text:p>75.84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75">
            <text:p>75.875</text:p>
          </table:table-cell>
          <table:table-cell office:value-type="string">
            <text:p>2020.01.13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5.803">
            <text:p>75.803</text:p>
          </table:table-cell>
          <table:table-cell office:value-type="string">
            <text:p>2020.01.13 16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38">
            <text:p>238</text:p>
          </table:table-cell>
          <table:table-cell office:value-type="float" office:value="75.819">
            <text:p>75.819</text:p>
          </table:table-cell>
          <table:table-cell office:value-type="string">
            <text:p>2020.01.13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3">
            <text:p>0.143</text:p>
          </table:table-cell>
          <table:table-cell table:number-columns-repeated="1007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5.814">
            <text:p>75.814</text:p>
          </table:table-cell>
          <table:table-cell office:value-type="string">
            <text:p>2020.01.13 17:00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39">
            <text:p>239</text:p>
          </table:table-cell>
          <table:table-cell office:value-type="float" office:value="75.887">
            <text:p>75.887</text:p>
          </table:table-cell>
          <table:table-cell office:value-type="string">
            <text:p>2020.01.13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200000000001">
            <text:p>0.132</text:p>
          </table:table-cell>
          <table:table-cell table:number-columns-repeated="1007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.884">
            <text:p>75.884</text:p>
          </table:table-cell>
          <table:table-cell office:value-type="string">
            <text:p>2020.01.13 17:1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0">
            <text:p>240</text:p>
          </table:table-cell>
          <table:table-cell office:value-type="float" office:value="75.927">
            <text:p>75.927</text:p>
          </table:table-cell>
          <table:table-cell office:value-type="string">
            <text:p>2020.01.13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1999999999998">
            <text:p>0.062</text:p>
          </table:table-cell>
          <table:table-cell table:number-columns-repeated="1007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5.919">
            <text:p>75.919</text:p>
          </table:table-cell>
          <table:table-cell office:value-type="string">
            <text:p>2020.01.13 17:30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1">
            <text:p>241</text:p>
          </table:table-cell>
          <table:table-cell office:value-type="float" office:value="75.924">
            <text:p>75.924</text:p>
          </table:table-cell>
          <table:table-cell office:value-type="string">
            <text:p>2020.01.13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000000000001">
            <text:p>0.027</text:p>
          </table:table-cell>
          <table:table-cell table:number-columns-repeated="100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.902">
            <text:p>75.902</text:p>
          </table:table-cell>
          <table:table-cell office:value-type="string">
            <text:p>2020.01.13 17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2">
            <text:p>242</text:p>
          </table:table-cell>
          <table:table-cell office:value-type="float" office:value="75.915">
            <text:p>75.915</text:p>
          </table:table-cell>
          <table:table-cell office:value-type="string">
            <text:p>2020.01.13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.892">
            <text:p>75.892</text:p>
          </table:table-cell>
          <table:table-cell office:value-type="string">
            <text:p>2020.01.13 18:00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3">
            <text:p>243</text:p>
          </table:table-cell>
          <table:table-cell office:value-type="float" office:value="75.935">
            <text:p>75.935</text:p>
          </table:table-cell>
          <table:table-cell office:value-type="string">
            <text:p>2020.01.13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000000000002">
            <text:p>0.054</text:p>
          </table:table-cell>
          <table:table-cell table:number-columns-repeated="1007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5.93">
            <text:p>75.93</text:p>
          </table:table-cell>
          <table:table-cell office:value-type="string">
            <text:p>2020.01.13 18:1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4">
            <text:p>244</text:p>
          </table:table-cell>
          <table:table-cell office:value-type="float" office:value="76.005">
            <text:p>76.005</text:p>
          </table:table-cell>
          <table:table-cell office:value-type="string">
            <text:p>2020.01.13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  <table:table-cell table:number-columns-repeated="1007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5.971">
            <text:p>75.971</text:p>
          </table:table-cell>
          <table:table-cell office:value-type="string">
            <text:p>2020.01.13 18:30</text:p>
          </table:table-cell>
          <table:table-cell office:value-type="float" office:value="258">
            <text:p>2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245">
            <text:p>245</text:p>
          </table:table-cell>
          <table:table-cell office:value-type="float" office:value="76.006">
            <text:p>76.006</text:p>
          </table:table-cell>
          <table:table-cell office:value-type="string">
            <text:p>2020.01.13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5.967">
            <text:p>75.967</text:p>
          </table:table-cell>
          <table:table-cell office:value-type="string">
            <text:p>2020.01.13 18:45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46">
            <text:p>246</text:p>
          </table:table-cell>
          <table:table-cell office:value-type="float" office:value="75.988">
            <text:p>75.988</text:p>
          </table:table-cell>
          <table:table-cell office:value-type="string">
            <text:p>2020.01.13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.967">
            <text:p>75.967</text:p>
          </table:table-cell>
          <table:table-cell office:value-type="string">
            <text:p>2020.01.13 19:00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47">
            <text:p>247</text:p>
          </table:table-cell>
          <table:table-cell office:value-type="float" office:value="75.99">
            <text:p>75.99</text:p>
          </table:table-cell>
          <table:table-cell office:value-type="string">
            <text:p>2020.01.13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5.981">
            <text:p>75.981</text:p>
          </table:table-cell>
          <table:table-cell office:value-type="string">
            <text:p>2020.01.13 19:15</text:p>
          </table:table-cell>
          <table:table-cell office:value-type="float" office:value="258">
            <text:p>2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248">
            <text:p>248</text:p>
          </table:table-cell>
          <table:table-cell office:value-type="float" office:value="75.986">
            <text:p>75.986</text:p>
          </table:table-cell>
          <table:table-cell office:value-type="string">
            <text:p>2020.01.13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5.966">
            <text:p>75.966</text:p>
          </table:table-cell>
          <table:table-cell office:value-type="string">
            <text:p>2020.01.13 19:30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49">
            <text:p>249</text:p>
          </table:table-cell>
          <table:table-cell office:value-type="float" office:value="75.975">
            <text:p>75.975</text:p>
          </table:table-cell>
          <table:table-cell office:value-type="string">
            <text:p>2020.01.13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.952">
            <text:p>75.952</text:p>
          </table:table-cell>
          <table:table-cell office:value-type="string">
            <text:p>2020.01.13 19:45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50">
            <text:p>250</text:p>
          </table:table-cell>
          <table:table-cell office:value-type="float" office:value="75.986">
            <text:p>75.986</text:p>
          </table:table-cell>
          <table:table-cell office:value-type="string">
            <text:p>2020.01.13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5.973">
            <text:p>75.973</text:p>
          </table:table-cell>
          <table:table-cell office:value-type="string">
            <text:p>2020.01.13 20:00</text:p>
          </table:table-cell>
          <table:table-cell office:value-type="float" office:value="258">
            <text:p>2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251">
            <text:p>251</text:p>
          </table:table-cell>
          <table:table-cell office:value-type="float" office:value="75.992">
            <text:p>75.992</text:p>
          </table:table-cell>
          <table:table-cell office:value-type="string">
            <text:p>2020.01.13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.992">
            <text:p>75.992</text:p>
          </table:table-cell>
          <table:table-cell office:value-type="string">
            <text:p>2020.01.13 20:15</text:p>
          </table:table-cell>
          <table:table-cell office:value-type="float" office:value="255">
            <text:p>2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252">
            <text:p>252</text:p>
          </table:table-cell>
          <table:table-cell office:value-type="float" office:value="76.006">
            <text:p>76.006</text:p>
          </table:table-cell>
          <table:table-cell office:value-type="string">
            <text:p>2020.01.13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255">
            <text:p>2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253">
            <text:p>2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5.961">
            <text:p>75.961</text:p>
          </table:table-cell>
          <table:table-cell office:value-type="string">
            <text:p>2020.01.13 20:45</text:p>
          </table:table-cell>
          <table:table-cell office:value-type="float" office:value="258">
            <text:p>2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254">
            <text:p>254</text:p>
          </table:table-cell>
          <table:table-cell office:value-type="float" office:value="75.967">
            <text:p>75.967</text:p>
          </table:table-cell>
          <table:table-cell office:value-type="string">
            <text:p>2020.01.13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5.95">
            <text:p>75.95</text:p>
          </table:table-cell>
          <table:table-cell office:value-type="string">
            <text:p>2020.01.13 21:00</text:p>
          </table:table-cell>
          <table:table-cell office:value-type="float" office:value="259">
            <text:p>2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259">
            <text:p>2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255">
            <text:p>255</text:p>
          </table:table-cell>
          <table:table-cell office:value-type="float" office:value="75.958">
            <text:p>75.958</text:p>
          </table:table-cell>
          <table:table-cell office:value-type="string">
            <text:p>2020.01.13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5.948">
            <text:p>75.948</text:p>
          </table:table-cell>
          <table:table-cell office:value-type="string">
            <text:p>2020.01.13 21:15</text:p>
          </table:table-cell>
          <table:table-cell office:value-type="float" office:value="261">
            <text:p>2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261">
            <text:p>2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256">
            <text:p>256</text:p>
          </table:table-cell>
          <table:table-cell office:value-type="float" office:value="75.96">
            <text:p>75.96</text:p>
          </table:table-cell>
          <table:table-cell office:value-type="string">
            <text:p>2020.01.13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5.949">
            <text:p>75.949</text:p>
          </table:table-cell>
          <table:table-cell office:value-type="string">
            <text:p>2020.01.13 21:30</text:p>
          </table:table-cell>
          <table:table-cell office:value-type="float" office:value="260">
            <text:p>2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260">
            <text:p>2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257">
            <text:p>257</text:p>
          </table:table-cell>
          <table:table-cell office:value-type="float" office:value="75.951">
            <text:p>75.951</text:p>
          </table:table-cell>
          <table:table-cell office:value-type="string">
            <text:p>2020.01.13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.931">
            <text:p>75.931</text:p>
          </table:table-cell>
          <table:table-cell office:value-type="string">
            <text:p>2020.01.13 21:45</text:p>
          </table:table-cell>
          <table:table-cell office:value-type="float" office:value="264">
            <text:p>2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264">
            <text:p>2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258">
            <text:p>258</text:p>
          </table:table-cell>
          <table:table-cell office:value-type="float" office:value="75.934">
            <text:p>75.934</text:p>
          </table:table-cell>
          <table:table-cell office:value-type="string">
            <text:p>2020.01.13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5.911">
            <text:p>75.911</text:p>
          </table:table-cell>
          <table:table-cell office:value-type="string">
            <text:p>2020.01.13 22:00</text:p>
          </table:table-cell>
          <table:table-cell office:value-type="float" office:value="271">
            <text:p>2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271">
            <text:p>2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259">
            <text:p>259</text:p>
          </table:table-cell>
          <table:table-cell office:value-type="float" office:value="75.912">
            <text:p>75.912</text:p>
          </table:table-cell>
          <table:table-cell office:value-type="string">
            <text:p>2020.01.13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.898">
            <text:p>75.898</text:p>
          </table:table-cell>
          <table:table-cell office:value-type="string">
            <text:p>2020.01.13 22:15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60">
            <text:p>260</text:p>
          </table:table-cell>
          <table:table-cell office:value-type="float" office:value="75.9">
            <text:p>75.9</text:p>
          </table:table-cell>
          <table:table-cell office:value-type="string">
            <text:p>2020.01.13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.896">
            <text:p>75.896</text:p>
          </table:table-cell>
          <table:table-cell office:value-type="string">
            <text:p>2020.01.13 22:30</text:p>
          </table:table-cell>
          <table:table-cell office:value-type="float" office:value="275">
            <text:p>2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261">
            <text:p>261</text:p>
          </table:table-cell>
          <table:table-cell office:value-type="float" office:value="75.901">
            <text:p>75.901</text:p>
          </table:table-cell>
          <table:table-cell office:value-type="string">
            <text:p>2020.01.13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.886">
            <text:p>75.886</text:p>
          </table:table-cell>
          <table:table-cell office:value-type="string">
            <text:p>2020.01.13 22:45</text:p>
          </table:table-cell>
          <table:table-cell office:value-type="float" office:value="275">
            <text:p>2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262">
            <text:p>262</text:p>
          </table:table-cell>
          <table:table-cell office:value-type="float" office:value="75.913">
            <text:p>75.913</text:p>
          </table:table-cell>
          <table:table-cell office:value-type="string">
            <text:p>2020.01.13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.906">
            <text:p>75.906</text:p>
          </table:table-cell>
          <table:table-cell office:value-type="string">
            <text:p>2020.01.13 23:00</text:p>
          </table:table-cell>
          <table:table-cell office:value-type="float" office:value="271">
            <text:p>2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271">
            <text:p>2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263">
            <text:p>263</text:p>
          </table:table-cell>
          <table:table-cell office:value-type="float" office:value="75.916">
            <text:p>75.916</text:p>
          </table:table-cell>
          <table:table-cell office:value-type="string">
            <text:p>2020.01.13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.882">
            <text:p>75.882</text:p>
          </table:table-cell>
          <table:table-cell office:value-type="string">
            <text:p>2020.01.13 23:15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64">
            <text:p>264</text:p>
          </table:table-cell>
          <table:table-cell office:value-type="float" office:value="75.89">
            <text:p>75.89</text:p>
          </table:table-cell>
          <table:table-cell office:value-type="string">
            <text:p>2020.01.13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.88">
            <text:p>75.88</text:p>
          </table:table-cell>
          <table:table-cell office:value-type="string">
            <text:p>2020.01.13 23:30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65">
            <text:p>265</text:p>
          </table:table-cell>
          <table:table-cell office:value-type="float" office:value="75.904">
            <text:p>75.904</text:p>
          </table:table-cell>
          <table:table-cell office:value-type="string">
            <text:p>2020.01.13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.898">
            <text:p>75.898</text:p>
          </table:table-cell>
          <table:table-cell office:value-type="string">
            <text:p>2020.01.13 23:45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66">
            <text:p>266</text:p>
          </table:table-cell>
          <table:table-cell office:value-type="float" office:value="75.903">
            <text:p>75.903</text:p>
          </table:table-cell>
          <table:table-cell office:value-type="string">
            <text:p>2020.01.13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.88">
            <text:p>75.88</text:p>
          </table:table-cell>
          <table:table-cell office:value-type="string">
            <text:p>2020.01.14 00:00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67">
            <text:p>267</text:p>
          </table:table-cell>
          <table:table-cell office:value-type="float" office:value="75.889">
            <text:p>75.889</text:p>
          </table:table-cell>
          <table:table-cell office:value-type="string">
            <text:p>2020.01.14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5.882">
            <text:p>75.882</text:p>
          </table:table-cell>
          <table:table-cell office:value-type="string">
            <text:p>2020.01.14 00:15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68">
            <text:p>268</text:p>
          </table:table-cell>
          <table:table-cell office:value-type="float" office:value="75.922">
            <text:p>75.922</text:p>
          </table:table-cell>
          <table:table-cell office:value-type="string">
            <text:p>2020.01.14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5.912">
            <text:p>75.912</text:p>
          </table:table-cell>
          <table:table-cell office:value-type="string">
            <text:p>2020.01.14 00:30</text:p>
          </table:table-cell>
          <table:table-cell office:value-type="float" office:value="271">
            <text:p>2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271">
            <text:p>2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269">
            <text:p>269</text:p>
          </table:table-cell>
          <table:table-cell office:value-type="float" office:value="75.916">
            <text:p>75.916</text:p>
          </table:table-cell>
          <table:table-cell office:value-type="string">
            <text:p>2020.01.14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5.882">
            <text:p>75.882</text:p>
          </table:table-cell>
          <table:table-cell office:value-type="string">
            <text:p>2020.01.14 00:45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0">
            <text:p>270</text:p>
          </table:table-cell>
          <table:table-cell office:value-type="float" office:value="75.91">
            <text:p>75.91</text:p>
          </table:table-cell>
          <table:table-cell office:value-type="string">
            <text:p>2020.01.14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5.867">
            <text:p>75.867</text:p>
          </table:table-cell>
          <table:table-cell office:value-type="string">
            <text:p>2020.01.14 01:00</text:p>
          </table:table-cell>
          <table:table-cell office:value-type="float" office:value="275">
            <text:p>2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271">
            <text:p>271</text:p>
          </table:table-cell>
          <table:table-cell office:value-type="float" office:value="75.875">
            <text:p>75.875</text:p>
          </table:table-cell>
          <table:table-cell office:value-type="string">
            <text:p>2020.01.14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5.848">
            <text:p>75.848</text:p>
          </table:table-cell>
          <table:table-cell office:value-type="string">
            <text:p>2020.01.14 01:15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2">
            <text:p>272</text:p>
          </table:table-cell>
          <table:table-cell office:value-type="float" office:value="75.866">
            <text:p>75.866</text:p>
          </table:table-cell>
          <table:table-cell office:value-type="string">
            <text:p>2020.01.14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1">
            <text:p>0.161</text:p>
          </table:table-cell>
          <table:table-cell table:number-columns-repeated="1007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5.859">
            <text:p>75.859</text:p>
          </table:table-cell>
          <table:table-cell office:value-type="string">
            <text:p>2020.01.14 01:3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3">
            <text:p>273</text:p>
          </table:table-cell>
          <table:table-cell office:value-type="float" office:value="75.864">
            <text:p>75.864</text:p>
          </table:table-cell>
          <table:table-cell office:value-type="string">
            <text:p>2020.01.14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000000000001">
            <text:p>0.15</text:p>
          </table:table-cell>
          <table:table-cell table:number-columns-repeated="1007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5.856">
            <text:p>75.856</text:p>
          </table:table-cell>
          <table:table-cell office:value-type="string">
            <text:p>2020.01.14 01:45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4">
            <text:p>274</text:p>
          </table:table-cell>
          <table:table-cell office:value-type="float" office:value="75.899">
            <text:p>75.899</text:p>
          </table:table-cell>
          <table:table-cell office:value-type="string">
            <text:p>2020.01.14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300000000001">
            <text:p>0.153</text:p>
          </table:table-cell>
          <table:table-cell table:number-columns-repeated="1007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5.876">
            <text:p>75.87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5">
            <text:p>76.05</text:p>
          </table:table-cell>
          <table:table-cell office:value-type="string">
            <text:p>2020.01.14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6.016">
            <text:p>76.016</text:p>
          </table:table-cell>
          <table:table-cell office:value-type="string">
            <text:p>2020.01.14 02:15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6">
            <text:p>276</text:p>
          </table:table-cell>
          <table:table-cell office:value-type="float" office:value="76.024">
            <text:p>76.024</text:p>
          </table:table-cell>
          <table:table-cell office:value-type="string">
            <text:p>2020.01.14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4999999999991">
            <text:p>0.025</text:p>
          </table:table-cell>
          <table:table-cell table:number-columns-repeated="1007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.987">
            <text:p>75.987</text:p>
          </table:table-cell>
          <table:table-cell office:value-type="string">
            <text:p>2020.01.14 02:30</text:p>
          </table:table-cell>
          <table:table-cell office:value-type="float" office:value="278">
            <text:p>2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278">
            <text:p>2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277">
            <text:p>277</text:p>
          </table:table-cell>
          <table:table-cell office:value-type="float" office:value="76.026">
            <text:p>76.026</text:p>
          </table:table-cell>
          <table:table-cell office:value-type="string">
            <text:p>2020.01.14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6.006">
            <text:p>76.006</text:p>
          </table:table-cell>
          <table:table-cell office:value-type="string">
            <text:p>2020.01.14 02:45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8">
            <text:p>278</text:p>
          </table:table-cell>
          <table:table-cell office:value-type="float" office:value="76.101">
            <text:p>76.101</text:p>
          </table:table-cell>
          <table:table-cell office:value-type="string">
            <text:p>2020.01.14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6.023">
            <text:p>76.023</text:p>
          </table:table-cell>
          <table:table-cell office:value-type="string">
            <text:p>2020.01.14 03:15</text:p>
          </table:table-cell>
          <table:table-cell office:value-type="float" office:value="280">
            <text:p>2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280">
            <text:p>2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280">
            <text:p>280</text:p>
          </table:table-cell>
          <table:table-cell office:value-type="float" office:value="76.05">
            <text:p>76.05</text:p>
          </table:table-cell>
          <table:table-cell office:value-type="string">
            <text:p>2020.01.14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5.921">
            <text:p>75.921</text:p>
          </table:table-cell>
          <table:table-cell office:value-type="string">
            <text:p>2020.01.14 03:30</text:p>
          </table:table-cell>
          <table:table-cell office:value-type="float" office:value="281">
            <text:p>2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281">
            <text:p>2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281">
            <text:p>281</text:p>
          </table:table-cell>
          <table:table-cell office:value-type="float" office:value="75.924">
            <text:p>75.924</text:p>
          </table:table-cell>
          <table:table-cell office:value-type="string">
            <text:p>2020.01.14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5.818">
            <text:p>75.818</text:p>
          </table:table-cell>
          <table:table-cell office:value-type="string">
            <text:p>2020.01.14 03:45</text:p>
          </table:table-cell>
          <table:table-cell office:value-type="float" office:value="282">
            <text:p>2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282">
            <text:p>2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282">
            <text:p>282</text:p>
          </table:table-cell>
          <table:table-cell office:value-type="float" office:value="75.833">
            <text:p>75.833</text:p>
          </table:table-cell>
          <table:table-cell office:value-type="string">
            <text:p>2020.01.14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5.829">
            <text:p>75.829</text:p>
          </table:table-cell>
          <table:table-cell office:value-type="string">
            <text:p>2020.01.14 04:0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3">
            <text:p>283</text:p>
          </table:table-cell>
          <table:table-cell office:value-type="float" office:value="75.846">
            <text:p>75.846</text:p>
          </table:table-cell>
          <table:table-cell office:value-type="string">
            <text:p>2020.01.14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9">
            <text:p>0.119</text:p>
          </table:table-cell>
          <table:table-cell table:number-columns-repeated="1007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5.839">
            <text:p>75.839</text:p>
          </table:table-cell>
          <table:table-cell office:value-type="string">
            <text:p>2020.01.14 04:1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4">
            <text:p>284</text:p>
          </table:table-cell>
          <table:table-cell office:value-type="float" office:value="75.857">
            <text:p>75.857</text:p>
          </table:table-cell>
          <table:table-cell office:value-type="string">
            <text:p>2020.01.14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899999999999">
            <text:p>0.109</text:p>
          </table:table-cell>
          <table:table-cell table:number-columns-repeated="1007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.838">
            <text:p>75.838</text:p>
          </table:table-cell>
          <table:table-cell office:value-type="string">
            <text:p>2020.01.14 04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5">
            <text:p>285</text:p>
          </table:table-cell>
          <table:table-cell office:value-type="float" office:value="75.91">
            <text:p>75.91</text:p>
          </table:table-cell>
          <table:table-cell office:value-type="string">
            <text:p>2020.01.14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.893">
            <text:p>75.893</text:p>
          </table:table-cell>
          <table:table-cell office:value-type="string">
            <text:p>2020.01.14 04:4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6">
            <text:p>286</text:p>
          </table:table-cell>
          <table:table-cell office:value-type="float" office:value="75.935">
            <text:p>75.935</text:p>
          </table:table-cell>
          <table:table-cell office:value-type="string">
            <text:p>2020.01.14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999999999993">
            <text:p>0.055</text:p>
          </table:table-cell>
          <table:table-cell table:number-columns-repeated="1007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.915">
            <text:p>75.915</text:p>
          </table:table-cell>
          <table:table-cell office:value-type="string">
            <text:p>2020.01.14 05:0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7">
            <text:p>287</text:p>
          </table:table-cell>
          <table:table-cell office:value-type="float" office:value="75.926">
            <text:p>75.926</text:p>
          </table:table-cell>
          <table:table-cell office:value-type="string">
            <text:p>2020.01.14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2999999999987">
            <text:p>0.033</text:p>
          </table:table-cell>
          <table:table-cell table:number-columns-repeated="1007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.881">
            <text:p>75.881</text:p>
          </table:table-cell>
          <table:table-cell office:value-type="string">
            <text:p>2020.01.14 05:1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8">
            <text:p>288</text:p>
          </table:table-cell>
          <table:table-cell office:value-type="float" office:value="75.931">
            <text:p>75.931</text:p>
          </table:table-cell>
          <table:table-cell office:value-type="string">
            <text:p>2020.01.14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6999999999993">
            <text:p>0.067</text:p>
          </table:table-cell>
          <table:table-cell table:number-columns-repeated="1007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5.903">
            <text:p>75.903</text:p>
          </table:table-cell>
          <table:table-cell office:value-type="string">
            <text:p>2020.01.14 05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9">
            <text:p>289</text:p>
          </table:table-cell>
          <table:table-cell office:value-type="float" office:value="75.932">
            <text:p>75.932</text:p>
          </table:table-cell>
          <table:table-cell office:value-type="string">
            <text:p>2020.01.14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4999999999987">
            <text:p>0.045</text:p>
          </table:table-cell>
          <table:table-cell table:number-columns-repeated="1007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.922">
            <text:p>75.922</text:p>
          </table:table-cell>
          <table:table-cell office:value-type="string">
            <text:p>2020.01.14 05:4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0">
            <text:p>290</text:p>
          </table:table-cell>
          <table:table-cell office:value-type="float" office:value="75.962">
            <text:p>75.962</text:p>
          </table:table-cell>
          <table:table-cell office:value-type="string">
            <text:p>2020.01.14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.942">
            <text:p>75.942</text:p>
          </table:table-cell>
          <table:table-cell office:value-type="string">
            <text:p>2020.01.14 06:0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1">
            <text:p>291</text:p>
          </table:table-cell>
          <table:table-cell office:value-type="float" office:value="75.998">
            <text:p>75.998</text:p>
          </table:table-cell>
          <table:table-cell office:value-type="string">
            <text:p>2020.01.14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60000000000002">
            <text:p>0.006</text:p>
          </table:table-cell>
          <table:table-cell table:number-columns-repeated="1007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.998">
            <text:p>75.998</text:p>
          </table:table-cell>
          <table:table-cell office:value-type="string">
            <text:p>2020.01.14 06:15</text:p>
          </table:table-cell>
          <table:table-cell office:value-type="float" office:value="295">
            <text:p>2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295">
            <text:p>2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292">
            <text:p>292</text:p>
          </table:table-cell>
          <table:table-cell office:value-type="float" office:value="76.008">
            <text:p>76.008</text:p>
          </table:table-cell>
          <table:table-cell office:value-type="string">
            <text:p>2020.01.14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298">
            <text:p>2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293">
            <text:p>2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.95">
            <text:p>75.95</text:p>
          </table:table-cell>
          <table:table-cell office:value-type="string">
            <text:p>2020.01.14 06:45</text:p>
          </table:table-cell>
          <table:table-cell office:value-type="float" office:value="298">
            <text:p>2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294">
            <text:p>294</text:p>
          </table:table-cell>
          <table:table-cell office:value-type="float" office:value="75.978">
            <text:p>75.978</text:p>
          </table:table-cell>
          <table:table-cell office:value-type="string">
            <text:p>2020.01.14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5.956">
            <text:p>75.956</text:p>
          </table:table-cell>
          <table:table-cell office:value-type="string">
            <text:p>2020.01.14 07:00</text:p>
          </table:table-cell>
          <table:table-cell office:value-type="float" office:value="298">
            <text:p>2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295">
            <text:p>295</text:p>
          </table:table-cell>
          <table:table-cell office:value-type="float" office:value="75.959">
            <text:p>75.959</text:p>
          </table:table-cell>
          <table:table-cell office:value-type="string">
            <text:p>2020.01.14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5.942">
            <text:p>75.942</text:p>
          </table:table-cell>
          <table:table-cell office:value-type="string">
            <text:p>2020.01.14 07:15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296">
            <text:p>296</text:p>
          </table:table-cell>
          <table:table-cell office:value-type="float" office:value="75.965">
            <text:p>75.965</text:p>
          </table:table-cell>
          <table:table-cell office:value-type="string">
            <text:p>2020.01.14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8000000000002">
            <text:p>0.048</text:p>
          </table:table-cell>
          <table:table-cell table:number-columns-repeated="1007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5.954">
            <text:p>75.954</text:p>
          </table:table-cell>
          <table:table-cell office:value-type="string">
            <text:p>2020.01.14 07:30</text:p>
          </table:table-cell>
          <table:table-cell office:value-type="float" office:value="298">
            <text:p>2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297">
            <text:p>297</text:p>
          </table:table-cell>
          <table:table-cell office:value-type="float" office:value="75.956">
            <text:p>75.956</text:p>
          </table:table-cell>
          <table:table-cell office:value-type="string">
            <text:p>2020.01.14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5.951">
            <text:p>75.951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955">
            <text:p>75.955</text:p>
          </table:table-cell>
          <table:table-cell office:value-type="string">
            <text:p>2020.01.14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5.899">
            <text:p>75.899</text:p>
          </table:table-cell>
          <table:table-cell office:value-type="string">
            <text:p>2020.01.14 08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299">
            <text:p>299</text:p>
          </table:table-cell>
          <table:table-cell office:value-type="float" office:value="75.961">
            <text:p>75.961</text:p>
          </table:table-cell>
          <table:table-cell office:value-type="string">
            <text:p>2020.01.14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0999999999994">
            <text:p>0.091</text:p>
          </table:table-cell>
          <table:table-cell table:number-columns-repeated="100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5.953">
            <text:p>75.953</text:p>
          </table:table-cell>
          <table:table-cell office:value-type="string">
            <text:p>2020.01.14 08:15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0">
            <text:p>300</text:p>
          </table:table-cell>
          <table:table-cell office:value-type="float" office:value="75.998">
            <text:p>75.998</text:p>
          </table:table-cell>
          <table:table-cell office:value-type="string">
            <text:p>2020.01.14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5.995">
            <text:p>75.995</text:p>
          </table:table-cell>
          <table:table-cell office:value-type="string">
            <text:p>2020.01.14 08:3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1">
            <text:p>301</text:p>
          </table:table-cell>
          <table:table-cell office:value-type="float" office:value="76.024">
            <text:p>76.024</text:p>
          </table:table-cell>
          <table:table-cell office:value-type="string">
            <text:p>2020.01.14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6.009">
            <text:p>76.009</text:p>
          </table:table-cell>
          <table:table-cell office:value-type="string">
            <text:p>2020.01.14 08:45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2">
            <text:p>302</text:p>
          </table:table-cell>
          <table:table-cell office:value-type="float" office:value="76.05">
            <text:p>76.05</text:p>
          </table:table-cell>
          <table:table-cell office:value-type="string">
            <text:p>2020.01.14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5.925">
            <text:p>75.925</text:p>
          </table:table-cell>
          <table:table-cell office:value-type="string">
            <text:p>2020.01.14 09:15</text:p>
          </table:table-cell>
          <table:table-cell office:value-type="float" office:value="307">
            <text:p>3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307">
            <text:p>3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304">
            <text:p>304</text:p>
          </table:table-cell>
          <table:table-cell office:value-type="float" office:value="75.954">
            <text:p>75.954</text:p>
          </table:table-cell>
          <table:table-cell office:value-type="string">
            <text:p>2020.01.14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5.942">
            <text:p>75.942</text:p>
          </table:table-cell>
          <table:table-cell office:value-type="string">
            <text:p>2020.01.14 09:30</text:p>
          </table:table-cell>
          <table:table-cell office:value-type="float" office:value="306">
            <text:p>3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306">
            <text:p>3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305">
            <text:p>305</text:p>
          </table:table-cell>
          <table:table-cell office:value-type="float" office:value="75.955">
            <text:p>75.955</text:p>
          </table:table-cell>
          <table:table-cell office:value-type="string">
            <text:p>2020.01.14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5.896">
            <text:p>75.896</text:p>
          </table:table-cell>
          <table:table-cell office:value-type="string">
            <text:p>2020.01.14 09:45</text:p>
          </table:table-cell>
          <table:table-cell office:value-type="float" office:value="307">
            <text:p>3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307">
            <text:p>3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306">
            <text:p>306</text:p>
          </table:table-cell>
          <table:table-cell office:value-type="float" office:value="75.948">
            <text:p>75.948</text:p>
          </table:table-cell>
          <table:table-cell office:value-type="string">
            <text:p>2020.01.14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.945">
            <text:p>75.945</text:p>
          </table:table-cell>
          <table:table-cell office:value-type="string">
            <text:p>2020.01.14 10:00</text:p>
          </table:table-cell>
          <table:table-cell office:value-type="float" office:value="308">
            <text:p>3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307">
            <text:p>307</text:p>
          </table:table-cell>
          <table:table-cell office:value-type="float" office:value="75.983">
            <text:p>75.983</text:p>
          </table:table-cell>
          <table:table-cell office:value-type="string">
            <text:p>2020.01.14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5.914">
            <text:p>75.914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932">
            <text:p>75.932</text:p>
          </table:table-cell>
          <table:table-cell office:value-type="string">
            <text:p>2020.01.14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5.787">
            <text:p>75.787</text:p>
          </table:table-cell>
          <table:table-cell office:value-type="string">
            <text:p>2020.01.14 10:30</text:p>
          </table:table-cell>
          <table:table-cell office:value-type="float" office:value="310">
            <text:p>3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310">
            <text:p>3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309">
            <text:p>309</text:p>
          </table:table-cell>
          <table:table-cell office:value-type="float" office:value="75.829">
            <text:p>75.829</text:p>
          </table:table-cell>
          <table:table-cell office:value-type="string">
            <text:p>2020.01.14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15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5.823">
            <text:p>75.823</text:p>
          </table:table-cell>
          <table:table-cell office:value-type="string">
            <text:p>2020.01.14 10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0">
            <text:p>310</text:p>
          </table:table-cell>
          <table:table-cell office:value-type="float" office:value="75.839">
            <text:p>75.839</text:p>
          </table:table-cell>
          <table:table-cell office:value-type="string">
            <text:p>2020.01.14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7000000000011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5.804">
            <text:p>75.804</text:p>
          </table:table-cell>
          <table:table-cell office:value-type="string">
            <text:p>2020.01.14 11:00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1">
            <text:p>311</text:p>
          </table:table-cell>
          <table:table-cell office:value-type="float" office:value="75.832">
            <text:p>75.832</text:p>
          </table:table-cell>
          <table:table-cell office:value-type="string">
            <text:p>2020.01.14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6000000000003">
            <text:p>0.066</text:p>
          </table:table-cell>
          <table:table-cell table:number-columns-repeated="1007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5.831">
            <text:p>75.831</text:p>
          </table:table-cell>
          <table:table-cell office:value-type="string">
            <text:p>2020.01.14 11:1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2">
            <text:p>312</text:p>
          </table:table-cell>
          <table:table-cell office:value-type="float" office:value="75.885">
            <text:p>75.885</text:p>
          </table:table-cell>
          <table:table-cell office:value-type="string">
            <text:p>2020.01.14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9000000000001">
            <text:p>0.039</text:p>
          </table:table-cell>
          <table:table-cell table:number-columns-repeated="1007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5.871">
            <text:p>75.871</text:p>
          </table:table-cell>
          <table:table-cell office:value-type="string">
            <text:p>2020.01.14 11:30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3">
            <text:p>313</text:p>
          </table:table-cell>
          <table:table-cell office:value-type="float" office:value="75.894">
            <text:p>75.894</text:p>
          </table:table-cell>
          <table:table-cell office:value-type="string">
            <text:p>2020.01.14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5.891">
            <text:p>75.891</text:p>
          </table:table-cell>
          <table:table-cell office:value-type="string">
            <text:p>2020.01.14 11:45</text:p>
          </table:table-cell>
          <table:table-cell office:value-type="float" office:value="319">
            <text:p>3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314">
            <text:p>314</text:p>
          </table:table-cell>
          <table:table-cell office:value-type="float" office:value="75.925">
            <text:p>75.925</text:p>
          </table:table-cell>
          <table:table-cell office:value-type="string">
            <text:p>2020.01.14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5.919">
            <text:p>75.919</text:p>
          </table:table-cell>
          <table:table-cell office:value-type="string">
            <text:p>2020.01.14 12:00</text:p>
          </table:table-cell>
          <table:table-cell office:value-type="float" office:value="319">
            <text:p>3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315">
            <text:p>315</text:p>
          </table:table-cell>
          <table:table-cell office:value-type="float" office:value="75.93">
            <text:p>75.93</text:p>
          </table:table-cell>
          <table:table-cell office:value-type="string">
            <text:p>2020.01.14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5.903">
            <text:p>75.903</text:p>
          </table:table-cell>
          <table:table-cell office:value-type="string">
            <text:p>2020.01.14 12:15</text:p>
          </table:table-cell>
          <table:table-cell office:value-type="float" office:value="319">
            <text:p>3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316">
            <text:p>316</text:p>
          </table:table-cell>
          <table:table-cell office:value-type="float" office:value="75.925">
            <text:p>75.925</text:p>
          </table:table-cell>
          <table:table-cell office:value-type="string">
            <text:p>2020.01.14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5.907">
            <text:p>75.907</text:p>
          </table:table-cell>
          <table:table-cell office:value-type="string">
            <text:p>2020.01.14 12:30</text:p>
          </table:table-cell>
          <table:table-cell office:value-type="float" office:value="319">
            <text:p>3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317">
            <text:p>317</text:p>
          </table:table-cell>
          <table:table-cell office:value-type="float" office:value="75.918">
            <text:p>75.918</text:p>
          </table:table-cell>
          <table:table-cell office:value-type="string">
            <text:p>2020.01.14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5.893">
            <text:p>75.893</text:p>
          </table:table-cell>
          <table:table-cell office:value-type="string">
            <text:p>2020.01.14 12:45</text:p>
          </table:table-cell>
          <table:table-cell office:value-type="float" office:value="319">
            <text:p>3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318">
            <text:p>318</text:p>
          </table:table-cell>
          <table:table-cell office:value-type="float" office:value="75.919">
            <text:p>75.919</text:p>
          </table:table-cell>
          <table:table-cell office:value-type="string">
            <text:p>2020.01.14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5.85">
            <text:p>75.85</text:p>
          </table:table-cell>
          <table:table-cell office:value-type="string">
            <text:p>2020.01.14 13:15</text:p>
          </table:table-cell>
          <table:table-cell office:value-type="float" office:value="323">
            <text:p>3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323">
            <text:p>3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320">
            <text:p>320</text:p>
          </table:table-cell>
          <table:table-cell office:value-type="float" office:value="75.903">
            <text:p>75.903</text:p>
          </table:table-cell>
          <table:table-cell office:value-type="string">
            <text:p>2020.01.14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300000000001">
            <text:p>0.023</text:p>
          </table:table-cell>
          <table:table-cell table:number-columns-repeated="1007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5.898">
            <text:p>75.898</text:p>
          </table:table-cell>
          <table:table-cell office:value-type="string">
            <text:p>2020.01.14 13:30</text:p>
          </table:table-cell>
          <table:table-cell office:value-type="float" office:value="324">
            <text:p>3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324">
            <text:p>3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321">
            <text:p>321</text:p>
          </table:table-cell>
          <table:table-cell office:value-type="float" office:value="75.926">
            <text:p>75.926</text:p>
          </table:table-cell>
          <table:table-cell office:value-type="string">
            <text:p>2020.01.14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5.926">
            <text:p>75.926</text:p>
          </table:table-cell>
          <table:table-cell office:value-type="string">
            <text:p>2020.01.14 13:45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2">
            <text:p>322</text:p>
          </table:table-cell>
          <table:table-cell office:value-type="float" office:value="75.933">
            <text:p>75.933</text:p>
          </table:table-cell>
          <table:table-cell office:value-type="string">
            <text:p>2020.01.14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5.926">
            <text:p>75.926</text:p>
          </table:table-cell>
          <table:table-cell office:value-type="string">
            <text:p>2020.01.14 14:00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3">
            <text:p>323</text:p>
          </table:table-cell>
          <table:table-cell office:value-type="float" office:value="75.943">
            <text:p>75.943</text:p>
          </table:table-cell>
          <table:table-cell office:value-type="string">
            <text:p>2020.01.14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5.886">
            <text:p>75.886</text:p>
          </table:table-cell>
          <table:table-cell office:value-type="string">
            <text:p>2020.01.14 14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4">
            <text:p>324</text:p>
          </table:table-cell>
          <table:table-cell office:value-type="float" office:value="75.904">
            <text:p>75.904</text:p>
          </table:table-cell>
          <table:table-cell office:value-type="string">
            <text:p>2020.01.14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5.882">
            <text:p>75.882</text:p>
          </table:table-cell>
          <table:table-cell office:value-type="string">
            <text:p>2020.01.14 14:30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5">
            <text:p>325</text:p>
          </table:table-cell>
          <table:table-cell office:value-type="float" office:value="75.902">
            <text:p>75.902</text:p>
          </table:table-cell>
          <table:table-cell office:value-type="string">
            <text:p>2020.01.14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5.891">
            <text:p>75.891</text:p>
          </table:table-cell>
          <table:table-cell office:value-type="string">
            <text:p>2020.01.14 14:4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6">
            <text:p>326</text:p>
          </table:table-cell>
          <table:table-cell office:value-type="float" office:value="75.921">
            <text:p>75.921</text:p>
          </table:table-cell>
          <table:table-cell office:value-type="string">
            <text:p>2020.01.14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5.92">
            <text:p>75.92</text:p>
          </table:table-cell>
          <table:table-cell office:value-type="string">
            <text:p>2020.01.14 15:00</text:p>
          </table:table-cell>
          <table:table-cell office:value-type="float" office:value="329">
            <text:p>3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327">
            <text:p>327</text:p>
          </table:table-cell>
          <table:table-cell office:value-type="float" office:value="75.941">
            <text:p>75.941</text:p>
          </table:table-cell>
          <table:table-cell office:value-type="string">
            <text:p>2020.01.14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5.929">
            <text:p>75.929</text:p>
          </table:table-cell>
          <table:table-cell office:value-type="string">
            <text:p>2020.01.14 15:15</text:p>
          </table:table-cell>
          <table:table-cell office:value-type="float" office:value="329">
            <text:p>3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328">
            <text:p>328</text:p>
          </table:table-cell>
          <table:table-cell office:value-type="float" office:value="75.95">
            <text:p>75.95</text:p>
          </table:table-cell>
          <table:table-cell office:value-type="string">
            <text:p>2020.01.14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5.891">
            <text:p>75.891</text:p>
          </table:table-cell>
          <table:table-cell office:value-type="string">
            <text:p>2020.01.14 15:30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29">
            <text:p>329</text:p>
          </table:table-cell>
          <table:table-cell office:value-type="float" office:value="75.913">
            <text:p>75.913</text:p>
          </table:table-cell>
          <table:table-cell office:value-type="string">
            <text:p>2020.01.14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6999999999988">
            <text:p>0.057</text:p>
          </table:table-cell>
          <table:table-cell table:number-columns-repeated="1007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5.88">
            <text:p>75.88</text:p>
          </table:table-cell>
          <table:table-cell office:value-type="string">
            <text:p>2020.01.14 15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0">
            <text:p>330</text:p>
          </table:table-cell>
          <table:table-cell office:value-type="float" office:value="75.938">
            <text:p>75.938</text:p>
          </table:table-cell>
          <table:table-cell office:value-type="string">
            <text:p>2020.01.14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7999999999998">
            <text:p>0.068</text:p>
          </table:table-cell>
          <table:table-cell table:number-columns-repeated="1007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5.919">
            <text:p>75.919</text:p>
          </table:table-cell>
          <table:table-cell office:value-type="string">
            <text:p>2020.01.14 16:00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1">
            <text:p>331</text:p>
          </table:table-cell>
          <table:table-cell office:value-type="float" office:value="75.965">
            <text:p>75.965</text:p>
          </table:table-cell>
          <table:table-cell office:value-type="string">
            <text:p>2020.01.14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5.966">
            <text:p>75.966</text:p>
          </table:table-cell>
          <table:table-cell office:value-type="string">
            <text:p>2020.01.14 16:1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2">
            <text:p>332</text:p>
          </table:table-cell>
          <table:table-cell office:value-type="float" office:value="75.996">
            <text:p>75.996</text:p>
          </table:table-cell>
          <table:table-cell office:value-type="string">
            <text:p>2020.01.14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5.956">
            <text:p>75.956</text:p>
          </table:table-cell>
          <table:table-cell office:value-type="string">
            <text:p>2020.01.14 16:30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3">
            <text:p>333</text:p>
          </table:table-cell>
          <table:table-cell office:value-type="float" office:value="75.992">
            <text:p>75.992</text:p>
          </table:table-cell>
          <table:table-cell office:value-type="string">
            <text:p>2020.01.14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5.976">
            <text:p>75.976</text:p>
          </table:table-cell>
          <table:table-cell office:value-type="string">
            <text:p>2020.01.14 16:45</text:p>
          </table:table-cell>
          <table:table-cell office:value-type="float" office:value="336">
            <text:p>3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336">
            <text:p>3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334">
            <text:p>334</text:p>
          </table:table-cell>
          <table:table-cell office:value-type="float" office:value="76.008">
            <text:p>76.008</text:p>
          </table:table-cell>
          <table:table-cell office:value-type="string">
            <text:p>2020.01.14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5.946">
            <text:p>75.946</text:p>
          </table:table-cell>
          <table:table-cell office:value-type="string">
            <text:p>2020.01.14 17:00</text:p>
          </table:table-cell>
          <table:table-cell office:value-type="float" office:value="338">
            <text:p>3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338">
            <text:p>3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335">
            <text:p>335</text:p>
          </table:table-cell>
          <table:table-cell office:value-type="float" office:value="75.969">
            <text:p>75.969</text:p>
          </table:table-cell>
          <table:table-cell office:value-type="string">
            <text:p>2020.01.14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5.95">
            <text:p>75.95</text:p>
          </table:table-cell>
          <table:table-cell office:value-type="string">
            <text:p>2020.01.14 17:15</text:p>
          </table:table-cell>
          <table:table-cell office:value-type="float" office:value="338">
            <text:p>3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338">
            <text:p>3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336">
            <text:p>336</text:p>
          </table:table-cell>
          <table:table-cell office:value-type="float" office:value="75.954">
            <text:p>75.954</text:p>
          </table:table-cell>
          <table:table-cell office:value-type="string">
            <text:p>2020.01.14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5.925">
            <text:p>75.925</text:p>
          </table:table-cell>
          <table:table-cell office:value-type="string">
            <text:p>2020.01.14 17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37">
            <text:p>337</text:p>
          </table:table-cell>
          <table:table-cell office:value-type="float" office:value="75.958">
            <text:p>75.958</text:p>
          </table:table-cell>
          <table:table-cell office:value-type="string">
            <text:p>2020.01.14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2000000000007">
            <text:p>0.052</text:p>
          </table:table-cell>
          <table:table-cell table:number-columns-repeated="1007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5.898">
            <text:p>75.898</text:p>
          </table:table-cell>
          <table:table-cell office:value-type="string">
            <text:p>2020.01.14 17:4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38">
            <text:p>338</text:p>
          </table:table-cell>
          <table:table-cell office:value-type="float" office:value="75.94">
            <text:p>75.94</text:p>
          </table:table-cell>
          <table:table-cell office:value-type="string">
            <text:p>2020.01.14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9000000000008">
            <text:p>0.079</text:p>
          </table:table-cell>
          <table:table-cell table:number-columns-repeated="1007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5.936">
            <text:p>75.936</text:p>
          </table:table-cell>
          <table:table-cell office:value-type="string">
            <text:p>2020.01.14 18:0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39">
            <text:p>339</text:p>
          </table:table-cell>
          <table:table-cell office:value-type="float" office:value="75.982">
            <text:p>75.982</text:p>
          </table:table-cell>
          <table:table-cell office:value-type="string">
            <text:p>2020.01.14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5.962">
            <text:p>75.962</text:p>
          </table:table-cell>
          <table:table-cell office:value-type="string">
            <text:p>2020.01.14 18:1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0">
            <text:p>340</text:p>
          </table:table-cell>
          <table:table-cell office:value-type="float" office:value="75.997">
            <text:p>75.997</text:p>
          </table:table-cell>
          <table:table-cell office:value-type="string">
            <text:p>2020.01.14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5.98">
            <text:p>75.98</text:p>
          </table:table-cell>
          <table:table-cell office:value-type="string">
            <text:p>2020.01.14 18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1">
            <text:p>341</text:p>
          </table:table-cell>
          <table:table-cell office:value-type="float" office:value="75.996">
            <text:p>75.996</text:p>
          </table:table-cell>
          <table:table-cell office:value-type="string">
            <text:p>2020.01.14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5.997">
            <text:p>75.997</text:p>
          </table:table-cell>
          <table:table-cell office:value-type="string">
            <text:p>2020.01.14 18:4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2">
            <text:p>342</text:p>
          </table:table-cell>
          <table:table-cell office:value-type="float" office:value="76.003">
            <text:p>76.003</text:p>
          </table:table-cell>
          <table:table-cell office:value-type="string">
            <text:p>2020.01.14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5.977">
            <text:p>75.977</text:p>
          </table:table-cell>
          <table:table-cell office:value-type="string">
            <text:p>2020.01.14 19:0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3">
            <text:p>343</text:p>
          </table:table-cell>
          <table:table-cell office:value-type="float" office:value="75.981">
            <text:p>75.981</text:p>
          </table:table-cell>
          <table:table-cell office:value-type="string">
            <text:p>2020.01.14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5.965">
            <text:p>75.965</text:p>
          </table:table-cell>
          <table:table-cell office:value-type="string">
            <text:p>2020.01.14 19:1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4">
            <text:p>344</text:p>
          </table:table-cell>
          <table:table-cell office:value-type="float" office:value="75.971">
            <text:p>75.971</text:p>
          </table:table-cell>
          <table:table-cell office:value-type="string">
            <text:p>2020.01.14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5.964">
            <text:p>75.964</text:p>
          </table:table-cell>
          <table:table-cell office:value-type="string">
            <text:p>2020.01.14 19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5">
            <text:p>345</text:p>
          </table:table-cell>
          <table:table-cell office:value-type="float" office:value="75.983">
            <text:p>75.983</text:p>
          </table:table-cell>
          <table:table-cell office:value-type="string">
            <text:p>2020.01.14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  <table:table-cell table:number-columns-repeated="1007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5.978">
            <text:p>75.978</text:p>
          </table:table-cell>
          <table:table-cell office:value-type="string">
            <text:p>2020.01.14 19:4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6">
            <text:p>346</text:p>
          </table:table-cell>
          <table:table-cell office:value-type="float" office:value="76.021">
            <text:p>76.021</text:p>
          </table:table-cell>
          <table:table-cell office:value-type="string">
            <text:p>2020.01.14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6.009">
            <text:p>76.009</text:p>
          </table:table-cell>
          <table:table-cell office:value-type="string">
            <text:p>2020.01.14 20:00</text:p>
          </table:table-cell>
          <table:table-cell office:value-type="float" office:value="349">
            <text:p>3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347">
            <text:p>347</text:p>
          </table:table-cell>
          <table:table-cell office:value-type="float" office:value="76.037">
            <text:p>76.037</text:p>
          </table:table-cell>
          <table:table-cell office:value-type="string">
            <text:p>2020.01.14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6.011">
            <text:p>76.011</text:p>
          </table:table-cell>
          <table:table-cell office:value-type="string">
            <text:p>2020.01.14 20:15</text:p>
          </table:table-cell>
          <table:table-cell office:value-type="float" office:value="349">
            <text:p>3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348">
            <text:p>348</text:p>
          </table:table-cell>
          <table:table-cell office:value-type="float" office:value="76.036">
            <text:p>76.036</text:p>
          </table:table-cell>
          <table:table-cell office:value-type="string">
            <text:p>2020.01.14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5.908">
            <text:p>75.908</text:p>
          </table:table-cell>
          <table:table-cell office:value-type="string">
            <text:p>2020.01.14 20:45</text:p>
          </table:table-cell>
          <table:table-cell office:value-type="float" office:value="351">
            <text:p>3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350">
            <text:p>350</text:p>
          </table:table-cell>
          <table:table-cell office:value-type="float" office:value="75.946">
            <text:p>75.946</text:p>
          </table:table-cell>
          <table:table-cell office:value-type="string">
            <text:p>2020.01.14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5.885">
            <text:p>75.885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903">
            <text:p>75.903</text:p>
          </table:table-cell>
          <table:table-cell office:value-type="string">
            <text:p>2020.01.14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5.855">
            <text:p>75.855</text:p>
          </table:table-cell>
          <table:table-cell office:value-type="string">
            <text:p>2020.01.14 21:15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2">
            <text:p>352</text:p>
          </table:table-cell>
          <table:table-cell office:value-type="float" office:value="75.934">
            <text:p>75.934</text:p>
          </table:table-cell>
          <table:table-cell office:value-type="string">
            <text:p>2020.01.14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5.93">
            <text:p>75.93</text:p>
          </table:table-cell>
          <table:table-cell office:value-type="string">
            <text:p>2020.01.14 21:30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3">
            <text:p>353</text:p>
          </table:table-cell>
          <table:table-cell office:value-type="float" office:value="75.976">
            <text:p>75.976</text:p>
          </table:table-cell>
          <table:table-cell office:value-type="string">
            <text:p>2020.01.14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5.965">
            <text:p>75.965</text:p>
          </table:table-cell>
          <table:table-cell office:value-type="string">
            <text:p>2020.01.14 21:45</text:p>
          </table:table-cell>
          <table:table-cell office:value-type="float" office:value="355">
            <text:p>3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355">
            <text:p>3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354">
            <text:p>354</text:p>
          </table:table-cell>
          <table:table-cell office:value-type="float" office:value="75.976">
            <text:p>75.976</text:p>
          </table:table-cell>
          <table:table-cell office:value-type="string">
            <text:p>2020.01.14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5.93">
            <text:p>75.93</text:p>
          </table:table-cell>
          <table:table-cell office:value-type="string">
            <text:p>2020.01.14 22:00</text:p>
          </table:table-cell>
          <table:table-cell office:value-type="float" office:value="368">
            <text:p>3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355">
            <text:p>355</text:p>
          </table:table-cell>
          <table:table-cell office:value-type="float" office:value="75.934">
            <text:p>75.934</text:p>
          </table:table-cell>
          <table:table-cell office:value-type="string">
            <text:p>2020.01.14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5.91">
            <text:p>75.91</text:p>
          </table:table-cell>
          <table:table-cell office:value-type="string">
            <text:p>2020.01.14 22:15</text:p>
          </table:table-cell>
          <table:table-cell office:value-type="float" office:value="365">
            <text:p>3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365">
            <text:p>3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356">
            <text:p>356</text:p>
          </table:table-cell>
          <table:table-cell office:value-type="float" office:value="75.93">
            <text:p>75.93</text:p>
          </table:table-cell>
          <table:table-cell office:value-type="string">
            <text:p>2020.01.14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5.919">
            <text:p>75.919</text:p>
          </table:table-cell>
          <table:table-cell office:value-type="string">
            <text:p>2020.01.14 22:30</text:p>
          </table:table-cell>
          <table:table-cell office:value-type="float" office:value="368">
            <text:p>3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357">
            <text:p>357</text:p>
          </table:table-cell>
          <table:table-cell office:value-type="float" office:value="75.929">
            <text:p>75.929</text:p>
          </table:table-cell>
          <table:table-cell office:value-type="string">
            <text:p>2020.01.14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5.924">
            <text:p>75.924</text:p>
          </table:table-cell>
          <table:table-cell office:value-type="string">
            <text:p>2020.01.14 22:45</text:p>
          </table:table-cell>
          <table:table-cell office:value-type="float" office:value="368">
            <text:p>3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358">
            <text:p>358</text:p>
          </table:table-cell>
          <table:table-cell office:value-type="float" office:value="75.926">
            <text:p>75.926</text:p>
          </table:table-cell>
          <table:table-cell office:value-type="string">
            <text:p>2020.01.14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5.912">
            <text:p>75.912</text:p>
          </table:table-cell>
          <table:table-cell office:value-type="string">
            <text:p>2020.01.14 23:00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59">
            <text:p>359</text:p>
          </table:table-cell>
          <table:table-cell office:value-type="float" office:value="75.927">
            <text:p>75.927</text:p>
          </table:table-cell>
          <table:table-cell office:value-type="string">
            <text:p>2020.01.14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5.912">
            <text:p>75.912</text:p>
          </table:table-cell>
          <table:table-cell office:value-type="string">
            <text:p>2020.01.14 23:15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60">
            <text:p>360</text:p>
          </table:table-cell>
          <table:table-cell office:value-type="float" office:value="75.936">
            <text:p>75.936</text:p>
          </table:table-cell>
          <table:table-cell office:value-type="string">
            <text:p>2020.01.14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5.915">
            <text:p>75.915</text:p>
          </table:table-cell>
          <table:table-cell office:value-type="string">
            <text:p>2020.01.14 23:30</text:p>
          </table:table-cell>
          <table:table-cell office:value-type="float" office:value="368">
            <text:p>3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361">
            <text:p>361</text:p>
          </table:table-cell>
          <table:table-cell office:value-type="float" office:value="75.951">
            <text:p>75.951</text:p>
          </table:table-cell>
          <table:table-cell office:value-type="string">
            <text:p>2020.01.14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5.935">
            <text:p>75.935</text:p>
          </table:table-cell>
          <table:table-cell office:value-type="string">
            <text:p>2020.01.14 23:45</text:p>
          </table:table-cell>
          <table:table-cell office:value-type="float" office:value="368">
            <text:p>3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362">
            <text:p>362</text:p>
          </table:table-cell>
          <table:table-cell office:value-type="float" office:value="75.952">
            <text:p>75.952</text:p>
          </table:table-cell>
          <table:table-cell office:value-type="string">
            <text:p>2020.01.14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5.902">
            <text:p>75.902</text:p>
          </table:table-cell>
          <table:table-cell office:value-type="string">
            <text:p>2020.01.15 00:00</text:p>
          </table:table-cell>
          <table:table-cell office:value-type="float" office:value="368">
            <text:p>3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363">
            <text:p>363</text:p>
          </table:table-cell>
          <table:table-cell office:value-type="float" office:value="75.928">
            <text:p>75.928</text:p>
          </table:table-cell>
          <table:table-cell office:value-type="string">
            <text:p>2020.01.15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5.917">
            <text:p>75.917</text:p>
          </table:table-cell>
          <table:table-cell office:value-type="string">
            <text:p>2020.01.15 00:15</text:p>
          </table:table-cell>
          <table:table-cell office:value-type="float" office:value="368">
            <text:p>3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364">
            <text:p>364</text:p>
          </table:table-cell>
          <table:table-cell office:value-type="float" office:value="75.928">
            <text:p>75.928</text:p>
          </table:table-cell>
          <table:table-cell office:value-type="string">
            <text:p>2020.01.15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.899">
            <text:p>75.899</text:p>
          </table:table-cell>
          <table:table-cell office:value-type="string">
            <text:p>2020.01.15 00:30</text:p>
          </table:table-cell>
          <table:table-cell office:value-type="float" office:value="368">
            <text:p>3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365">
            <text:p>365</text:p>
          </table:table-cell>
          <table:table-cell office:value-type="float" office:value="75.903">
            <text:p>75.903</text:p>
          </table:table-cell>
          <table:table-cell office:value-type="string">
            <text:p>2020.01.15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5.897">
            <text:p>75.897</text:p>
          </table:table-cell>
          <table:table-cell office:value-type="string">
            <text:p>2020.01.15 00:45</text:p>
          </table:table-cell>
          <table:table-cell office:value-type="float" office:value="368">
            <text:p>3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366">
            <text:p>366</text:p>
          </table:table-cell>
          <table:table-cell office:value-type="float" office:value="75.908">
            <text:p>75.908</text:p>
          </table:table-cell>
          <table:table-cell office:value-type="string">
            <text:p>2020.01.15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5.88">
            <text:p>75.88</text:p>
          </table:table-cell>
          <table:table-cell office:value-type="string">
            <text:p>2020.01.15 01:00</text:p>
          </table:table-cell>
          <table:table-cell office:value-type="float" office:value="368">
            <text:p>3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367">
            <text:p>367</text:p>
          </table:table-cell>
          <table:table-cell office:value-type="float" office:value="75.906">
            <text:p>75.906</text:p>
          </table:table-cell>
          <table:table-cell office:value-type="string">
            <text:p>2020.01.15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5.893">
            <text:p>75.893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98">
            <text:p>75.898</text:p>
          </table:table-cell>
          <table:table-cell office:value-type="string">
            <text:p>2020.01.15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5.817">
            <text:p>75.817</text:p>
          </table:table-cell>
          <table:table-cell office:value-type="string">
            <text:p>2020.01.15 01:30</text:p>
          </table:table-cell>
          <table:table-cell office:value-type="float" office:value="369">
            <text:p>3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369">
            <text:p>3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369">
            <text:p>369</text:p>
          </table:table-cell>
          <table:table-cell office:value-type="float" office:value="75.832">
            <text:p>75.832</text:p>
          </table:table-cell>
          <table:table-cell office:value-type="string">
            <text:p>2020.01.15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5.761">
            <text:p>75.761</text:p>
          </table:table-cell>
          <table:table-cell office:value-type="string">
            <text:p>2020.01.15 01:45</text:p>
          </table:table-cell>
          <table:table-cell office:value-type="float" office:value="370">
            <text:p>3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370">
            <text:p>3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370">
            <text:p>370</text:p>
          </table:table-cell>
          <table:table-cell office:value-type="float" office:value="75.762">
            <text:p>75.762</text:p>
          </table:table-cell>
          <table:table-cell office:value-type="string">
            <text:p>2020.01.15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5.738">
            <text:p>75.738</text:p>
          </table:table-cell>
          <table:table-cell office:value-type="string">
            <text:p>2020.01.15 02:00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1">
            <text:p>371</text:p>
          </table:table-cell>
          <table:table-cell office:value-type="float" office:value="75.817">
            <text:p>75.817</text:p>
          </table:table-cell>
          <table:table-cell office:value-type="string">
            <text:p>2020.01.15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5.814">
            <text:p>75.814</text:p>
          </table:table-cell>
          <table:table-cell office:value-type="string">
            <text:p>2020.01.15 02:15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2">
            <text:p>372</text:p>
          </table:table-cell>
          <table:table-cell office:value-type="float" office:value="75.847">
            <text:p>75.847</text:p>
          </table:table-cell>
          <table:table-cell office:value-type="string">
            <text:p>2020.01.15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5.831">
            <text:p>75.831</text:p>
          </table:table-cell>
          <table:table-cell office:value-type="string">
            <text:p>2020.01.15 02:30</text:p>
          </table:table-cell>
          <table:table-cell office:value-type="float" office:value="374">
            <text:p>3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373">
            <text:p>373</text:p>
          </table:table-cell>
          <table:table-cell office:value-type="float" office:value="75.869">
            <text:p>75.869</text:p>
          </table:table-cell>
          <table:table-cell office:value-type="string">
            <text:p>2020.01.15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5.837">
            <text:p>75.837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848">
            <text:p>75.848</text:p>
          </table:table-cell>
          <table:table-cell office:value-type="string">
            <text:p>2020.01.15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5.788">
            <text:p>75.788</text:p>
          </table:table-cell>
          <table:table-cell office:value-type="string">
            <text:p>2020.01.15 03:00</text:p>
          </table:table-cell>
          <table:table-cell office:value-type="float" office:value="376">
            <text:p>3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376">
            <text:p>3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375">
            <text:p>375</text:p>
          </table:table-cell>
          <table:table-cell office:value-type="float" office:value="75.846">
            <text:p>75.846</text:p>
          </table:table-cell>
          <table:table-cell office:value-type="string">
            <text:p>2020.01.15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5.807">
            <text:p>75.807</text:p>
          </table:table-cell>
          <table:table-cell office:value-type="string">
            <text:p>2020.01.15 03:15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76">
            <text:p>376</text:p>
          </table:table-cell>
          <table:table-cell office:value-type="float" office:value="75.826">
            <text:p>75.826</text:p>
          </table:table-cell>
          <table:table-cell office:value-type="string">
            <text:p>2020.01.15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5.818">
            <text:p>75.818</text:p>
          </table:table-cell>
          <table:table-cell office:value-type="string">
            <text:p>2020.01.15 03:30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77">
            <text:p>377</text:p>
          </table:table-cell>
          <table:table-cell office:value-type="float" office:value="75.882">
            <text:p>75.882</text:p>
          </table:table-cell>
          <table:table-cell office:value-type="string">
            <text:p>2020.01.15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0000000000049">
            <text:p>0.004</text:p>
          </table:table-cell>
          <table:table-cell table:number-columns-repeated="1007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5.866">
            <text:p>75.866</text:p>
          </table:table-cell>
          <table:table-cell office:value-type="string">
            <text:p>2020.01.15 03:45</text:p>
          </table:table-cell>
          <table:table-cell office:value-type="float" office:value="380">
            <text:p>3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378">
            <text:p>378</text:p>
          </table:table-cell>
          <table:table-cell office:value-type="float" office:value="75.874">
            <text:p>75.874</text:p>
          </table:table-cell>
          <table:table-cell office:value-type="string">
            <text:p>2020.01.15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5.853">
            <text:p>75.853</text:p>
          </table:table-cell>
          <table:table-cell office:value-type="string">
            <text:p>2020.01.15 04:00</text:p>
          </table:table-cell>
          <table:table-cell office:value-type="float" office:value="381">
            <text:p>3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381">
            <text:p>3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379">
            <text:p>379</text:p>
          </table:table-cell>
          <table:table-cell office:value-type="float" office:value="75.88">
            <text:p>75.88</text:p>
          </table:table-cell>
          <table:table-cell office:value-type="string">
            <text:p>2020.01.15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.861">
            <text:p>75.861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62">
            <text:p>75.862</text:p>
          </table:table-cell>
          <table:table-cell office:value-type="string">
            <text:p>2020.01.15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5.802">
            <text:p>75.802</text:p>
          </table:table-cell>
          <table:table-cell office:value-type="string">
            <text:p>2020.01.15 04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1">
            <text:p>381</text:p>
          </table:table-cell>
          <table:table-cell office:value-type="float" office:value="75.818">
            <text:p>75.818</text:p>
          </table:table-cell>
          <table:table-cell office:value-type="string">
            <text:p>2020.01.15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29999999999859">
            <text:p>0.003</text:p>
          </table:table-cell>
          <table:table-cell table:number-columns-repeated="1007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5.816">
            <text:p>75.816</text:p>
          </table:table-cell>
          <table:table-cell office:value-type="string">
            <text:p>2020.01.15 04:45</text:p>
          </table:table-cell>
          <table:table-cell office:value-type="float" office:value="384">
            <text:p>3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384">
            <text:p>3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382">
            <text:p>382</text:p>
          </table:table-cell>
          <table:table-cell office:value-type="float" office:value="75.825">
            <text:p>75.825</text:p>
          </table:table-cell>
          <table:table-cell office:value-type="string">
            <text:p>2020.01.15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5.803">
            <text:p>75.803</text:p>
          </table:table-cell>
          <table:table-cell office:value-type="string">
            <text:p>2020.01.15 05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3">
            <text:p>383</text:p>
          </table:table-cell>
          <table:table-cell office:value-type="float" office:value="75.83">
            <text:p>75.83</text:p>
          </table:table-cell>
          <table:table-cell office:value-type="string">
            <text:p>2020.01.15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5.797">
            <text:p>75.797</text:p>
          </table:table-cell>
          <table:table-cell office:value-type="string">
            <text:p>2020.01.15 05:1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4">
            <text:p>384</text:p>
          </table:table-cell>
          <table:table-cell office:value-type="float" office:value="75.816">
            <text:p>75.816</text:p>
          </table:table-cell>
          <table:table-cell office:value-type="string">
            <text:p>2020.01.15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5.758">
            <text:p>75.758</text:p>
          </table:table-cell>
          <table:table-cell office:value-type="string">
            <text:p>2020.01.15 05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5">
            <text:p>385</text:p>
          </table:table-cell>
          <table:table-cell office:value-type="float" office:value="75.817">
            <text:p>75.817</text:p>
          </table:table-cell>
          <table:table-cell office:value-type="string">
            <text:p>2020.01.15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6">
            <text:p>3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  <table:table-cell table:number-columns-repeated="1007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5.785">
            <text:p>75.785</text:p>
          </table:table-cell>
          <table:table-cell office:value-type="string">
            <text:p>2020.01.15 06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7">
            <text:p>387</text:p>
          </table:table-cell>
          <table:table-cell office:value-type="float" office:value="75.794">
            <text:p>75.794</text:p>
          </table:table-cell>
          <table:table-cell office:value-type="string">
            <text:p>2020.01.15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999999999996">
            <text:p>0.02</text:p>
          </table:table-cell>
          <table:table-cell table:number-columns-repeated="1007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5.784">
            <text:p>75.784</text:p>
          </table:table-cell>
          <table:table-cell office:value-type="string">
            <text:p>2020.01.15 06:1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8">
            <text:p>388</text:p>
          </table:table-cell>
          <table:table-cell office:value-type="float" office:value="75.818">
            <text:p>75.818</text:p>
          </table:table-cell>
          <table:table-cell office:value-type="string">
            <text:p>2020.01.15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0999999999987">
            <text:p>0.021</text:p>
          </table:table-cell>
          <table:table-cell table:number-columns-repeated="1007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5.803">
            <text:p>75.803</text:p>
          </table:table-cell>
          <table:table-cell office:value-type="string">
            <text:p>2020.01.15 06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9">
            <text:p>389</text:p>
          </table:table-cell>
          <table:table-cell office:value-type="float" office:value="75.818">
            <text:p>75.818</text:p>
          </table:table-cell>
          <table:table-cell office:value-type="string">
            <text:p>2020.01.15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5.81">
            <text:p>75.81</text:p>
          </table:table-cell>
          <table:table-cell office:value-type="string">
            <text:p>2020.01.15 06:4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0">
            <text:p>390</text:p>
          </table:table-cell>
          <table:table-cell office:value-type="float" office:value="75.826">
            <text:p>75.826</text:p>
          </table:table-cell>
          <table:table-cell office:value-type="string">
            <text:p>2020.01.15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5.803">
            <text:p>75.803</text:p>
          </table:table-cell>
          <table:table-cell office:value-type="string">
            <text:p>2020.01.15 07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1">
            <text:p>391</text:p>
          </table:table-cell>
          <table:table-cell office:value-type="float" office:value="75.805">
            <text:p>75.805</text:p>
          </table:table-cell>
          <table:table-cell office:value-type="string">
            <text:p>2020.01.15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5.779">
            <text:p>75.779</text:p>
          </table:table-cell>
          <table:table-cell office:value-type="string">
            <text:p>2020.01.15 07:1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2">
            <text:p>392</text:p>
          </table:table-cell>
          <table:table-cell office:value-type="float" office:value="75.816">
            <text:p>75.816</text:p>
          </table:table-cell>
          <table:table-cell office:value-type="string">
            <text:p>2020.01.15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5.814">
            <text:p>75.814</text:p>
          </table:table-cell>
          <table:table-cell office:value-type="string">
            <text:p>2020.01.15 07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3">
            <text:p>393</text:p>
          </table:table-cell>
          <table:table-cell office:value-type="float" office:value="75.832">
            <text:p>75.832</text:p>
          </table:table-cell>
          <table:table-cell office:value-type="string">
            <text:p>2020.01.15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  <table:table-cell table:number-columns-repeated="1007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5.816">
            <text:p>75.816</text:p>
          </table:table-cell>
          <table:table-cell office:value-type="string">
            <text:p>2020.01.15 07:4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4">
            <text:p>394</text:p>
          </table:table-cell>
          <table:table-cell office:value-type="float" office:value="75.835">
            <text:p>75.835</text:p>
          </table:table-cell>
          <table:table-cell office:value-type="string">
            <text:p>2020.01.15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5.821">
            <text:p>75.821</text:p>
          </table:table-cell>
          <table:table-cell office:value-type="string">
            <text:p>2020.01.15 08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5">
            <text:p>395</text:p>
          </table:table-cell>
          <table:table-cell office:value-type="float" office:value="75.839">
            <text:p>75.839</text:p>
          </table:table-cell>
          <table:table-cell office:value-type="string">
            <text:p>2020.01.15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5.828">
            <text:p>75.828</text:p>
          </table:table-cell>
          <table:table-cell office:value-type="string">
            <text:p>2020.01.15 08:15</text:p>
          </table:table-cell>
          <table:table-cell office:value-type="float" office:value="403">
            <text:p>4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396">
            <text:p>396</text:p>
          </table:table-cell>
          <table:table-cell office:value-type="float" office:value="75.865">
            <text:p>75.865</text:p>
          </table:table-cell>
          <table:table-cell office:value-type="string">
            <text:p>2020.01.15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5.859">
            <text:p>75.859</text:p>
          </table:table-cell>
          <table:table-cell office:value-type="string">
            <text:p>2020.01.15 08:30</text:p>
          </table:table-cell>
          <table:table-cell office:value-type="float" office:value="399">
            <text:p>3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397">
            <text:p>397</text:p>
          </table:table-cell>
          <table:table-cell office:value-type="float" office:value="75.861">
            <text:p>75.861</text:p>
          </table:table-cell>
          <table:table-cell office:value-type="string">
            <text:p>2020.01.15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5.832">
            <text:p>75.832</text:p>
          </table:table-cell>
          <table:table-cell office:value-type="string">
            <text:p>2020.01.15 08:45</text:p>
          </table:table-cell>
          <table:table-cell office:value-type="float" office:value="403">
            <text:p>4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398">
            <text:p>398</text:p>
          </table:table-cell>
          <table:table-cell office:value-type="float" office:value="75.851">
            <text:p>75.851</text:p>
          </table:table-cell>
          <table:table-cell office:value-type="string">
            <text:p>2020.01.15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5.838">
            <text:p>75.838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44">
            <text:p>75.844</text:p>
          </table:table-cell>
          <table:table-cell office:value-type="string">
            <text:p>2020.01.15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.777">
            <text:p>75.777</text:p>
          </table:table-cell>
          <table:table-cell office:value-type="string">
            <text:p>2020.01.15 09:15</text:p>
          </table:table-cell>
          <table:table-cell office:value-type="float" office:value="403">
            <text:p>4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400">
            <text:p>400</text:p>
          </table:table-cell>
          <table:table-cell office:value-type="float" office:value="75.836">
            <text:p>75.836</text:p>
          </table:table-cell>
          <table:table-cell office:value-type="string">
            <text:p>2020.01.15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403">
            <text:p>4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401">
            <text:p>40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403">
            <text:p>4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402">
            <text:p>40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04">
            <text:p>4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04">
            <text:p>4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04">
            <text:p>40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05">
            <text:p>40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409">
            <text:p>4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409">
            <text:p>4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406">
            <text:p>40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07">
            <text:p>40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08">
            <text:p>40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  <table:table-cell table:number-columns-repeated="1007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411">
            <text:p>4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411">
            <text:p>4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409">
            <text:p>40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0">
            <text:p>4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1">
            <text:p>4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2">
            <text:p>4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8999999999987">
            <text:p>0.039</text:p>
          </table:table-cell>
          <table:table-cell table:number-columns-repeated="1007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3">
            <text:p>4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999999999991">
            <text:p>0.019</text:p>
          </table:table-cell>
          <table:table-cell table:number-columns-repeated="1007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4">
            <text:p>4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5">
            <text:p>4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  <table:table-cell table:number-columns-repeated="1007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6">
            <text:p>4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  <table:table-cell table:number-columns-repeated="1007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7">
            <text:p>4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8">
            <text:p>4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9">
            <text:p>4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421">
            <text:p>4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421">
            <text:p>4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420">
            <text:p>4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423">
            <text:p>4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421">
            <text:p>4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2">
            <text:p>4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4">
            <text:p>4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000000000001">
            <text:p>0.1</text:p>
          </table:table-cell>
          <table:table-cell table:number-columns-repeated="1007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5">
            <text:p>4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6">
            <text:p>4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200000000001">
            <text:p>0.112</text:p>
          </table:table-cell>
          <table:table-cell table:number-columns-repeated="1007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7">
            <text:p>4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5">
            <text:p>0.105</text:p>
          </table:table-cell>
          <table:table-cell table:number-columns-repeated="1007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8">
            <text:p>4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000000000007">
            <text:p>0.07</text:p>
          </table:table-cell>
          <table:table-cell table:number-columns-repeated="1007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9">
            <text:p>4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432">
            <text:p>4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432">
            <text:p>4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430">
            <text:p>4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434">
            <text:p>4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431">
            <text:p>4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434">
            <text:p>4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432">
            <text:p>4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434">
            <text:p>4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433">
            <text:p>4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8">
            <text:p>0.158</text:p>
          </table:table-cell>
          <table:table-cell table:number-columns-repeated="1007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5">
            <text:p>4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6">
            <text:p>4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7">
            <text:p>4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42">
            <text:p>4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38">
            <text:p>4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9">
            <text:p>4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42">
            <text:p>4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40">
            <text:p>4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42">
            <text:p>4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41">
            <text:p>4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46">
            <text:p>4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46">
            <text:p>4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43">
            <text:p>4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46">
            <text:p>4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6">
            <text:p>4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4">
            <text:p>4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46">
            <text:p>4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46">
            <text:p>4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45">
            <text:p>4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452">
            <text:p>4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46">
            <text:p>4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452">
            <text:p>4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47">
            <text:p>4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452">
            <text:p>4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48">
            <text:p>4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452">
            <text:p>4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49">
            <text:p>4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452">
            <text:p>4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450">
            <text:p>4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452">
            <text:p>4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451">
            <text:p>4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2">
            <text:p>4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3">
            <text:p>4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4">
            <text:p>4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5">
            <text:p>4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999999999991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6">
            <text:p>4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57">
            <text:p>4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459">
            <text:p>4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458">
            <text:p>4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59">
            <text:p>4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2">
            <text:p>0.152</text:p>
          </table:table-cell>
          <table:table-cell table:number-columns-repeated="1007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0">
            <text:p>4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467">
            <text:p>4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461">
            <text:p>4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467">
            <text:p>4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462">
            <text:p>4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3">
            <text:p>4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6">
            <text:p>0.166</text:p>
          </table:table-cell>
          <table:table-cell table:number-columns-repeated="1007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64">
            <text:p>4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467">
            <text:p>4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465">
            <text:p>4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467">
            <text:p>4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466">
            <text:p>4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468">
            <text:p>4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468">
            <text:p>4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468">
            <text:p>4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470">
            <text:p>4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470">
            <text:p>4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469">
            <text:p>4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472">
            <text:p>4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472">
            <text:p>4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470">
            <text:p>4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473">
            <text:p>4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471">
            <text:p>4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473">
            <text:p>4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472">
            <text:p>4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482">
            <text:p>4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474">
            <text:p>4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482">
            <text:p>4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475">
            <text:p>4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477">
            <text:p>4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477">
            <text:p>4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476">
            <text:p>4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6">
            <text:p>-75.936</text:p>
          </table:table-cell>
          <table:table-cell table:number-columns-repeated="1007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482">
            <text:p>4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478">
            <text:p>4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482">
            <text:p>4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479">
            <text:p>4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">
            <text:p>-75.93</text:p>
          </table:table-cell>
          <table:table-cell table:number-columns-repeated="1007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482">
            <text:p>4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481">
            <text:p>4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2">
            <text:p>4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83">
            <text:p>4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84">
            <text:p>4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4">
            <text:p>-75.934</text:p>
          </table:table-cell>
          <table:table-cell table:number-columns-repeated="1007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6">
            <text:p>4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7">
            <text:p>4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8">
            <text:p>4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9">
            <text:p>4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0">
            <text:p>4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5">
            <text:p>-75.935</text:p>
          </table:table-cell>
          <table:table-cell table:number-columns-repeated="1007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2">
            <text:p>4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3">
            <text:p>4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4">
            <text:p>4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498">
            <text:p>4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29">
            <text:p>-75.929</text:p>
          </table:table-cell>
          <table:table-cell table:number-columns-repeated="1007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12">
            <text:p>-75.912</text:p>
          </table:table-cell>
          <table:table-cell table:number-columns-repeated="1007"/>
        </table:table-row>
        <table:table-row table:style-name="ro1">
          <table:table-cell office:value-type="string">
            <text:p>len =&gt; 497</text:p>
          </table:table-cell>
          <table:table-cell table:number-columns-repeated="1023"/>
        </table:table-row>
        <table:table-row table:style-name="ro1" table:number-rows-repeated="10480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5.A13:Sheet5.Q309" table:contains-header="false">
          <table:sort>
            <table:sort-by table:field-number="15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2020/02/14</text:date>, <text:time>14:49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4T13:35:03.47</meta:creation-date>
    <dc:date>2020-02-14T14:49:47.81</dc:date>
    <dc:creator>iwabuchi ken</dc:creator>
    <meta:editing-duration>PT3M</meta:editing-duration>
    <meta:editing-cycles>1</meta:editing-cycles>
    <meta:document-statistic meta:table-count="6" meta:cell-count="20077" meta:object-count="0"/>
    <meta:generator>OpenOffice/4.1.3$Win32 OpenOffice.org_project/413m1$Build-9783</meta:generator>
  </office:meta>
</office:document-meta>
</file>